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 office:value-type="string">
            <text:p>time</text:p>
          </table:table-cell>
          <table:table-cell office:value-type="string">
            <text:p>scaling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EXP(-1/50*[.A2])*[.B2]" office:value-type="float" office:value="1">
            <text:p>1</text:p>
          </table:table-cell>
          <table:table-cell table:formula="of:=EXP(-1/50*[.A2])*1/[.B2]" office:value-type="float" office:value="1">
            <text:p>1</text:p>
          </table:table-cell>
          <table:table-cell table:formula="of:=10-10*EXP(-2/50*[.A2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$B$2]" office:value-type="float" office:value="1">
            <text:p>1</text:p>
          </table:table-cell>
          <table:table-cell table:formula="of:=EXP(-1/50*[.A3])*[.B3]" office:value-type="float" office:value="0.980198673306755">
            <text:p>0.9801986733</text:p>
          </table:table-cell>
          <table:table-cell table:formula="of:=EXP(-1/50*[.A3])*1/[.B3]" office:value-type="float" office:value="0.980198673306755">
            <text:p>0.9801986733</text:p>
          </table:table-cell>
          <table:table-cell table:formula="of:=10-10*EXP(-2/50*[.A3])" office:value-type="float" office:value="0.392105608476768">
            <text:p>0.3921056085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$B$2]" office:value-type="float" office:value="1">
            <text:p>1</text:p>
          </table:table-cell>
          <table:table-cell table:formula="of:=EXP(-1/50*[.A4])*[.B4]" office:value-type="float" office:value="0.960789439152323">
            <text:p>0.9607894392</text:p>
          </table:table-cell>
          <table:table-cell table:formula="of:=EXP(-1/50*[.A4])*1/[.B4]" office:value-type="float" office:value="0.960789439152323">
            <text:p>0.9607894392</text:p>
          </table:table-cell>
          <table:table-cell table:formula="of:=10-10*EXP(-2/50*[.A4])" office:value-type="float" office:value="0.768836536133643">
            <text:p>0.768836536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$B$2]" office:value-type="float" office:value="1">
            <text:p>1</text:p>
          </table:table-cell>
          <table:table-cell table:formula="of:=EXP(-1/50*[.A5])*[.B5]" office:value-type="float" office:value="0.941764533584249">
            <text:p>0.9417645336</text:p>
          </table:table-cell>
          <table:table-cell table:formula="of:=EXP(-1/50*[.A5])*1/[.B5]" office:value-type="float" office:value="0.941764533584249">
            <text:p>0.9417645336</text:p>
          </table:table-cell>
          <table:table-cell table:formula="of:=10-10*EXP(-2/50*[.A5])" office:value-type="float" office:value="1.13079563282843">
            <text:p>1.130795632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$B$2]" office:value-type="float" office:value="1">
            <text:p>1</text:p>
          </table:table-cell>
          <table:table-cell table:formula="of:=EXP(-1/50*[.A6])*[.B6]" office:value-type="float" office:value="0.923116346386636">
            <text:p>0.9231163464</text:p>
          </table:table-cell>
          <table:table-cell table:formula="of:=EXP(-1/50*[.A6])*1/[.B6]" office:value-type="float" office:value="0.923116346386636">
            <text:p>0.9231163464</text:p>
          </table:table-cell>
          <table:table-cell table:formula="of:=10-10*EXP(-2/50*[.A6])" office:value-type="float" office:value="1.47856211033789">
            <text:p>1.478562110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$B$2]" office:value-type="float" office:value="1">
            <text:p>1</text:p>
          </table:table-cell>
          <table:table-cell table:formula="of:=EXP(-1/50*[.A7])*[.B7]" office:value-type="float" office:value="0.90483741803596">
            <text:p>0.904837418</text:p>
          </table:table-cell>
          <table:table-cell table:formula="of:=EXP(-1/50*[.A7])*1/[.B7]" office:value-type="float" office:value="0.90483741803596">
            <text:p>0.904837418</text:p>
          </table:table-cell>
          <table:table-cell table:formula="of:=10-10*EXP(-2/50*[.A7])" office:value-type="float" office:value="1.81269246922018">
            <text:p>1.812692469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$B$2]" office:value-type="float" office:value="1">
            <text:p>1</text:p>
          </table:table-cell>
          <table:table-cell table:formula="of:=EXP(-1/50*[.A8])*[.B8]" office:value-type="float" office:value="0.886920436717158">
            <text:p>0.8869204367</text:p>
          </table:table-cell>
          <table:table-cell table:formula="of:=EXP(-1/50*[.A8])*1/[.B8]" office:value-type="float" office:value="0.886920436717158">
            <text:p>0.8869204367</text:p>
          </table:table-cell>
          <table:table-cell table:formula="of:=10-10*EXP(-2/50*[.A8])" office:value-type="float" office:value="2.13372138933447">
            <text:p>2.133721389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B$2]" office:value-type="float" office:value="1">
            <text:p>1</text:p>
          </table:table-cell>
          <table:table-cell table:formula="of:=EXP(-1/50*[.A9])*[.B9]" office:value-type="float" office:value="0.869358235398806">
            <text:p>0.8693582354</text:p>
          </table:table-cell>
          <table:table-cell table:formula="of:=EXP(-1/50*[.A9])*1/[.B9]" office:value-type="float" office:value="0.869358235398806">
            <text:p>0.8693582354</text:p>
          </table:table-cell>
          <table:table-cell table:formula="of:=10-10*EXP(-2/50*[.A9])" office:value-type="float" office:value="2.44216258544275">
            <text:p>2.4421625854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$B$2]" office:value-type="float" office:value="1">
            <text:p>1</text:p>
          </table:table-cell>
          <table:table-cell table:formula="of:=EXP(-1/50*[.A10])*[.B10]" office:value-type="float" office:value="0.852143788966211">
            <text:p>0.852143789</text:p>
          </table:table-cell>
          <table:table-cell table:formula="of:=EXP(-1/50*[.A10])*1/[.B10]" office:value-type="float" office:value="0.852143788966211">
            <text:p>0.852143789</text:p>
          </table:table-cell>
          <table:table-cell table:formula="of:=10-10*EXP(-2/50*[.A10])" office:value-type="float" office:value="2.73850962926309">
            <text:p>2.7385096293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$B$2]" office:value-type="float" office:value="1">
            <text:p>1</text:p>
          </table:table-cell>
          <table:table-cell table:formula="of:=EXP(-1/50*[.A11])*[.B11]" office:value-type="float" office:value="0.835270211411272">
            <text:p>0.8352702114</text:p>
          </table:table-cell>
          <table:table-cell table:formula="of:=EXP(-1/50*[.A11])*1/[.B11]" office:value-type="float" office:value="0.835270211411272">
            <text:p>0.8352702114</text:p>
          </table:table-cell>
          <table:table-cell table:formula="of:=10-10*EXP(-2/50*[.A11])" office:value-type="float" office:value="3.02323673928969">
            <text:p>3.023236739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$B$2]" office:value-type="float" office:value="1">
            <text:p>1</text:p>
          </table:table-cell>
          <table:table-cell table:formula="of:=EXP(-1/50*[.A12])*[.B12]" office:value-type="float" office:value="0.818730753077982">
            <text:p>0.8187307531</text:p>
          </table:table-cell>
          <table:table-cell table:formula="of:=EXP(-1/50*[.A12])*1/[.B12]" office:value-type="float" office:value="0.818730753077982">
            <text:p>0.8187307531</text:p>
          </table:table-cell>
          <table:table-cell table:formula="of:=10-10*EXP(-2/50*[.A12])" office:value-type="float" office:value="3.29679953964361">
            <text:p>3.296799539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$B$2]" office:value-type="float" office:value="1">
            <text:p>1</text:p>
          </table:table-cell>
          <table:table-cell table:formula="of:=EXP(-1/50*[.A13])*[.B13]" office:value-type="float" office:value="0.802518797962478">
            <text:p>0.802518798</text:p>
          </table:table-cell>
          <table:table-cell table:formula="of:=EXP(-1/50*[.A13])*1/[.B13]" office:value-type="float" office:value="0.802518797962478">
            <text:p>0.802518798</text:p>
          </table:table-cell>
          <table:table-cell table:formula="of:=10-10*EXP(-2/50*[.A13])" office:value-type="float" office:value="3.55963578916859">
            <text:p>3.559635789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f:=[.$B$2]" office:value-type="float" office:value="1">
            <text:p>1</text:p>
          </table:table-cell>
          <table:table-cell table:formula="of:=EXP(-1/50*[.A14])*[.B14]" office:value-type="float" office:value="0.786627861066553">
            <text:p>0.7866278611</text:p>
          </table:table-cell>
          <table:table-cell table:formula="of:=EXP(-1/50*[.A14])*1/[.B14]" office:value-type="float" office:value="0.786627861066553">
            <text:p>0.7866278611</text:p>
          </table:table-cell>
          <table:table-cell table:formula="of:=10-10*EXP(-2/50*[.A14])" office:value-type="float" office:value="3.81216608193859">
            <text:p>3.812166081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f:=[.$B$2]" office:value-type="float" office:value="1">
            <text:p>1</text:p>
          </table:table-cell>
          <table:table-cell table:formula="of:=EXP(-1/50*[.A15])*[.B15]" office:value-type="float" office:value="0.771051585803566">
            <text:p>0.7710515858</text:p>
          </table:table-cell>
          <table:table-cell table:formula="of:=EXP(-1/50*[.A15])*1/[.B15]" office:value-type="float" office:value="0.771051585803566">
            <text:p>0.7710515858</text:p>
          </table:table-cell>
          <table:table-cell table:formula="of:=10-10*EXP(-2/50*[.A15])" office:value-type="float" office:value="4.05479452029806">
            <text:p>4.05479452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f:=[.$B$2]" office:value-type="float" office:value="1">
            <text:p>1</text:p>
          </table:table-cell>
          <table:table-cell table:formula="of:=EXP(-1/50*[.A16])*[.B16]" office:value-type="float" office:value="0.755783741455725">
            <text:p>0.7557837415</text:p>
          </table:table-cell>
          <table:table-cell table:formula="of:=EXP(-1/50*[.A16])*1/[.B16]" office:value-type="float" office:value="0.755783741455725">
            <text:p>0.7557837415</text:p>
          </table:table-cell>
          <table:table-cell table:formula="of:=10-10*EXP(-2/50*[.A16])" office:value-type="float" office:value="4.28790936151185">
            <text:p>4.28790936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$B$2]" office:value-type="float" office:value="1">
            <text:p>1</text:p>
          </table:table-cell>
          <table:table-cell table:formula="of:=EXP(-1/50*[.A17])*[.B17]" office:value-type="float" office:value="0.740818220681718">
            <text:p>0.7408182207</text:p>
          </table:table-cell>
          <table:table-cell table:formula="of:=EXP(-1/50*[.A17])*1/[.B17]" office:value-type="float" office:value="0.740818220681718">
            <text:p>0.7408182207</text:p>
          </table:table-cell>
          <table:table-cell table:formula="of:=10-10*EXP(-2/50*[.A17])" office:value-type="float" office:value="4.51188363905974">
            <text:p>4.511883639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$B$2]" office:value-type="float" office:value="1">
            <text:p>1</text:p>
          </table:table-cell>
          <table:table-cell table:formula="of:=EXP(-1/50*[.A18])*[.B18]" office:value-type="float" office:value="0.726149037073691">
            <text:p>0.7261490371</text:p>
          </table:table-cell>
          <table:table-cell table:formula="of:=EXP(-1/50*[.A18])*1/[.B18]" office:value-type="float" office:value="0.726149037073691">
            <text:p>0.7261490371</text:p>
          </table:table-cell>
          <table:table-cell table:formula="of:=10-10*EXP(-2/50*[.A18])" office:value-type="float" office:value="4.72707575956951">
            <text:p>4.727075759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$B$2]" office:value-type="float" office:value="1">
            <text:p>1</text:p>
          </table:table-cell>
          <table:table-cell table:formula="of:=EXP(-1/50*[.A19])*[.B19]" office:value-type="float" office:value="0.71177032276261">
            <text:p>0.7117703228</text:p>
          </table:table-cell>
          <table:table-cell table:formula="of:=EXP(-1/50*[.A19])*1/[.B19]" office:value-type="float" office:value="0.71177032276261">
            <text:p>0.7117703228</text:p>
          </table:table-cell>
          <table:table-cell table:formula="of:=10-10*EXP(-2/50*[.A19])" office:value-type="float" office:value="4.93383007634411">
            <text:p>4.933830076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formula="of:=[.$B$2]" office:value-type="float" office:value="1">
            <text:p>1</text:p>
          </table:table-cell>
          <table:table-cell table:formula="of:=EXP(-1/50*[.A20])*[.B20]" office:value-type="float" office:value="0.697676326071031">
            <text:p>0.6976763261</text:p>
          </table:table-cell>
          <table:table-cell table:formula="of:=EXP(-1/50*[.A20])*1/[.B20]" office:value-type="float" office:value="0.697676326071031">
            <text:p>0.6976763261</text:p>
          </table:table-cell>
          <table:table-cell table:formula="of:=10-10*EXP(-2/50*[.A20])" office:value-type="float" office:value="5.13247744040028">
            <text:p>5.13247744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formula="of:=[.$B$2]" office:value-type="float" office:value="1">
            <text:p>1</text:p>
          </table:table-cell>
          <table:table-cell table:formula="of:=EXP(-1/50*[.A21])*[.B21]" office:value-type="float" office:value="0.683861409212356">
            <text:p>0.6838614092</text:p>
          </table:table-cell>
          <table:table-cell table:formula="of:=EXP(-1/50*[.A21])*1/[.B21]" office:value-type="float" office:value="0.683861409212356">
            <text:p>0.6838614092</text:p>
          </table:table-cell>
          <table:table-cell table:formula="of:=10-10*EXP(-2/50*[.A21])" office:value-type="float" office:value="5.32333572990091">
            <text:p>5.323335729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$B$2]" office:value-type="float" office:value="1">
            <text:p>1</text:p>
          </table:table-cell>
          <table:table-cell table:formula="of:=EXP(-1/50*[.A22])*[.B22]" office:value-type="float" office:value="0.670320046035639">
            <text:p>0.670320046</text:p>
          </table:table-cell>
          <table:table-cell table:formula="of:=EXP(-1/50*[.A22])*1/[.B22]" office:value-type="float" office:value="0.670320046035639">
            <text:p>0.670320046</text:p>
          </table:table-cell>
          <table:table-cell table:formula="of:=10-10*EXP(-2/50*[.A22])" office:value-type="float" office:value="5.50671035882778">
            <text:p>5.506710358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formula="of:=[.$B$2]" office:value-type="float" office:value="1">
            <text:p>1</text:p>
          </table:table-cell>
          <table:table-cell table:formula="of:=EXP(-1/50*[.A23])*[.B23]" office:value-type="float" office:value="0.657046819815057">
            <text:p>0.6570468198</text:p>
          </table:table-cell>
          <table:table-cell table:formula="of:=EXP(-1/50*[.A23])*1/[.B23]" office:value-type="float" office:value="0.657046819815057">
            <text:p>0.6570468198</text:p>
          </table:table-cell>
          <table:table-cell table:formula="of:=10-10*EXP(-2/50*[.A23])" office:value-type="float" office:value="5.6828947657092">
            <text:p>5.682894765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formula="of:=[.$B$2]" office:value-type="float" office:value="1">
            <text:p>1</text:p>
          </table:table-cell>
          <table:table-cell table:formula="of:=EXP(-1/50*[.A24])*[.B24]" office:value-type="float" office:value="0.644036421083141">
            <text:p>0.6440364211</text:p>
          </table:table-cell>
          <table:table-cell table:formula="of:=EXP(-1/50*[.A24])*1/[.B24]" office:value-type="float" office:value="0.644036421083141">
            <text:p>0.6440364211</text:p>
          </table:table-cell>
          <table:table-cell table:formula="of:=10-10*EXP(-2/50*[.A24])" office:value-type="float" office:value="5.85217088318419">
            <text:p>5.852170883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formula="of:=[.$B$2]" office:value-type="float" office:value="1">
            <text:p>1</text:p>
          </table:table-cell>
          <table:table-cell table:formula="of:=EXP(-1/50*[.A25])*[.B25]" office:value-type="float" office:value="0.631283645506926">
            <text:p>0.6312836455</text:p>
          </table:table-cell>
          <table:table-cell table:formula="of:=EXP(-1/50*[.A25])*1/[.B25]" office:value-type="float" office:value="0.631283645506926">
            <text:p>0.6312836455</text:p>
          </table:table-cell>
          <table:table-cell table:formula="of:=10-10*EXP(-2/50*[.A25])" office:value-type="float" office:value="6.01480958915486">
            <text:p>6.014809589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formula="of:=[.$B$2]" office:value-type="float" office:value="1">
            <text:p>1</text:p>
          </table:table-cell>
          <table:table-cell table:formula="of:=EXP(-1/50*[.A26])*[.B26]" office:value-type="float" office:value="0.618783391806141">
            <text:p>0.6187833918</text:p>
          </table:table-cell>
          <table:table-cell table:formula="of:=EXP(-1/50*[.A26])*1/[.B26]" office:value-type="float" office:value="0.618783391806141">
            <text:p>0.6187833918</text:p>
          </table:table-cell>
          <table:table-cell table:formula="of:=10-10*EXP(-2/50*[.A26])" office:value-type="float" office:value="6.17107114024888">
            <text:p>6.171071140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$B$2]" office:value-type="float" office:value="1">
            <text:p>1</text:p>
          </table:table-cell>
          <table:table-cell table:formula="of:=EXP(-1/50*[.A27])*[.B27]" office:value-type="float" office:value="0.606530659712633">
            <text:p>0.6065306597</text:p>
          </table:table-cell>
          <table:table-cell table:formula="of:=EXP(-1/50*[.A27])*1/[.B27]" office:value-type="float" office:value="0.606530659712633">
            <text:p>0.6065306597</text:p>
          </table:table-cell>
          <table:table-cell table:formula="of:=10-10*EXP(-2/50*[.A27])" office:value-type="float" office:value="6.32120558828558">
            <text:p>6.321205588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$B$2]" office:value-type="float" office:value="1">
            <text:p>1</text:p>
          </table:table-cell>
          <table:table-cell table:formula="of:=EXP(-1/50*[.A28])*[.B28]" office:value-type="float" office:value="0.594520547970194">
            <text:p>0.594520548</text:p>
          </table:table-cell>
          <table:table-cell table:formula="of:=EXP(-1/50*[.A28])*1/[.B28]" office:value-type="float" office:value="0.594520547970194">
            <text:p>0.594520548</text:p>
          </table:table-cell>
          <table:table-cell table:formula="of:=10-10*EXP(-2/50*[.A28])" office:value-type="float" office:value="6.4654531804122">
            <text:p>6.465453180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$B$2]" office:value-type="float" office:value="1">
            <text:p>1</text:p>
          </table:table-cell>
          <table:table-cell table:formula="of:=EXP(-1/50*[.A29])*[.B29]" office:value-type="float" office:value="0.58274825237399">
            <text:p>0.5827482524</text:p>
          </table:table-cell>
          <table:table-cell table:formula="of:=EXP(-1/50*[.A29])*1/[.B29]" office:value-type="float" office:value="0.58274825237399">
            <text:p>0.5827482524</text:p>
          </table:table-cell>
          <table:table-cell table:formula="of:=10-10*EXP(-2/50*[.A29])" office:value-type="float" office:value="6.60404474355061">
            <text:p>6.604044743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formula="of:=[.$B$2]" office:value-type="float" office:value="1">
            <text:p>1</text:p>
          </table:table-cell>
          <table:table-cell table:formula="of:=EXP(-1/50*[.A30])*[.B30]" office:value-type="float" office:value="0.571209063848815">
            <text:p>0.5712090638</text:p>
          </table:table-cell>
          <table:table-cell table:formula="of:=EXP(-1/50*[.A30])*1/[.B30]" office:value-type="float" office:value="0.571209063848815">
            <text:p>0.5712090638</text:p>
          </table:table-cell>
          <table:table-cell table:formula="of:=10-10*EXP(-2/50*[.A30])" office:value-type="float" office:value="6.73720205376961">
            <text:p>6.737202053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formula="of:=[.$B$2]" office:value-type="float" office:value="1">
            <text:p>1</text:p>
          </table:table-cell>
          <table:table-cell table:formula="of:=EXP(-1/50*[.A31])*[.B31]" office:value-type="float" office:value="0.559898366565402">
            <text:p>0.5598983666</text:p>
          </table:table-cell>
          <table:table-cell table:formula="of:=EXP(-1/50*[.A31])*1/[.B31]" office:value-type="float" office:value="0.559898366565402">
            <text:p>0.5598983666</text:p>
          </table:table-cell>
          <table:table-cell table:formula="of:=10-10*EXP(-2/50*[.A31])" office:value-type="float" office:value="6.86513819117395">
            <text:p>6.865138191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$B$2]" office:value-type="float" office:value="1">
            <text:p>1</text:p>
          </table:table-cell>
          <table:table-cell table:formula="of:=EXP(-1/50*[.A32])*[.B32]" office:value-type="float" office:value="0.548811636094026">
            <text:p>0.5488116361</text:p>
          </table:table-cell>
          <table:table-cell table:formula="of:=EXP(-1/50*[.A32])*1/[.B32]" office:value-type="float" office:value="0.548811636094026">
            <text:p>0.5488116361</text:p>
          </table:table-cell>
          <table:table-cell table:formula="of:=10-10*EXP(-2/50*[.A32])" office:value-type="float" office:value="6.98805788087798">
            <text:p>6.988057880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formula="of:=[.$B$2]" office:value-type="float" office:value="1">
            <text:p>1</text:p>
          </table:table-cell>
          <table:table-cell table:formula="of:=EXP(-1/50*[.A33])*[.B33]" office:value-type="float" office:value="0.537944437594674">
            <text:p>0.5379444376</text:p>
          </table:table-cell>
          <table:table-cell table:formula="of:=EXP(-1/50*[.A33])*1/[.B33]" office:value-type="float" office:value="0.537944437594674">
            <text:p>0.5379444376</text:p>
          </table:table-cell>
          <table:table-cell table:formula="of:=10-10*EXP(-2/50*[.A33])" office:value-type="float" office:value="7.10615782060949">
            <text:p>7.10615782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formula="of:=[.$B$2]" office:value-type="float" office:value="1">
            <text:p>1</text:p>
          </table:table-cell>
          <table:table-cell table:formula="of:=EXP(-1/50*[.A34])*[.B34]" office:value-type="float" office:value="0.527292424043049">
            <text:p>0.527292424</text:p>
          </table:table-cell>
          <table:table-cell table:formula="of:=EXP(-1/50*[.A34])*1/[.B34]" office:value-type="float" office:value="0.527292424043049">
            <text:p>0.527292424</text:p>
          </table:table-cell>
          <table:table-cell table:formula="of:=10-10*EXP(-2/50*[.A34])" office:value-type="float" office:value="7.21962699546806">
            <text:p>7.219626995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formula="of:=[.$B$2]" office:value-type="float" office:value="1">
            <text:p>1</text:p>
          </table:table-cell>
          <table:table-cell table:formula="of:=EXP(-1/50*[.A35])*[.B35]" office:value-type="float" office:value="0.516851334491699">
            <text:p>0.5168513345</text:p>
          </table:table-cell>
          <table:table-cell table:formula="of:=EXP(-1/50*[.A35])*1/[.B35]" office:value-type="float" office:value="0.516851334491699">
            <text:p>0.5168513345</text:p>
          </table:table-cell>
          <table:table-cell table:formula="of:=10-10*EXP(-2/50*[.A35])" office:value-type="float" office:value="7.3286469803415">
            <text:p>7.328646980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formula="of:=[.$B$2]" office:value-type="float" office:value="1">
            <text:p>1</text:p>
          </table:table-cell>
          <table:table-cell table:formula="of:=EXP(-1/50*[.A36])*[.B36]" office:value-type="float" office:value="0.50661699236559">
            <text:p>0.5066169924</text:p>
          </table:table-cell>
          <table:table-cell table:formula="of:=EXP(-1/50*[.A36])*1/[.B36]" office:value-type="float" office:value="0.50661699236559">
            <text:p>0.5066169924</text:p>
          </table:table-cell>
          <table:table-cell table:formula="of:=10-10*EXP(-2/50*[.A36])" office:value-type="float" office:value="7.43339223046444">
            <text:p>7.433392230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$B$2]" office:value-type="float" office:value="1">
            <text:p>1</text:p>
          </table:table-cell>
          <table:table-cell table:formula="of:=EXP(-1/50*[.A37])*[.B37]" office:value-type="float" office:value="0.496585303791409">
            <text:p>0.4965853038</text:p>
          </table:table-cell>
          <table:table-cell table:formula="of:=EXP(-1/50*[.A37])*1/[.B37]" office:value-type="float" office:value="0.496585303791409">
            <text:p>0.4965853038</text:p>
          </table:table-cell>
          <table:table-cell table:formula="of:=10-10*EXP(-2/50*[.A37])" office:value-type="float" office:value="7.53403036058394">
            <text:p>7.53403036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formula="of:=[.$B$2]" office:value-type="float" office:value="1">
            <text:p>1</text:p>
          </table:table-cell>
          <table:table-cell table:formula="of:=EXP(-1/50*[.A38])*[.B38]" office:value-type="float" office:value="0.486752255959972">
            <text:p>0.486752256</text:p>
          </table:table-cell>
          <table:table-cell table:formula="of:=EXP(-1/50*[.A38])*1/[.B38]" office:value-type="float" office:value="0.486752255959972">
            <text:p>0.486752256</text:p>
          </table:table-cell>
          <table:table-cell table:formula="of:=10-10*EXP(-2/50*[.A38])" office:value-type="float" office:value="7.63072241317878">
            <text:p>7.630722413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[.$B$2]" office:value-type="float" office:value="1">
            <text:p>1</text:p>
          </table:table-cell>
          <table:table-cell table:formula="of:=EXP(-1/50*[.A39])*[.B39]" office:value-type="float" office:value="0.477113915521034">
            <text:p>0.4771139155</text:p>
          </table:table-cell>
          <table:table-cell table:formula="of:=EXP(-1/50*[.A39])*1/[.B39]" office:value-type="float" office:value="0.477113915521034">
            <text:p>0.4771139155</text:p>
          </table:table-cell>
          <table:table-cell table:formula="of:=10-10*EXP(-2/50*[.A39])" office:value-type="float" office:value="7.72362311616187">
            <text:p>7.723623116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formula="of:=[.$B$2]" office:value-type="float" office:value="1">
            <text:p>1</text:p>
          </table:table-cell>
          <table:table-cell table:formula="of:=EXP(-1/50*[.A40])*[.B40]" office:value-type="float" office:value="0.467666427009909">
            <text:p>0.467666427</text:p>
          </table:table-cell>
          <table:table-cell table:formula="of:=EXP(-1/50*[.A40])*1/[.B40]" office:value-type="float" office:value="0.467666427009909">
            <text:p>0.467666427</text:p>
          </table:table-cell>
          <table:table-cell table:formula="of:=10-10*EXP(-2/50*[.A40])" office:value-type="float" office:value="7.81288113047785">
            <text:p>7.812881130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formula="of:=[.$B$2]" office:value-type="float" office:value="1">
            <text:p>1</text:p>
          </table:table-cell>
          <table:table-cell table:formula="of:=EXP(-1/50*[.A41])*[.B41]" office:value-type="float" office:value="0.458406011305224">
            <text:p>0.4584060113</text:p>
          </table:table-cell>
          <table:table-cell table:formula="of:=EXP(-1/50*[.A41])*1/[.B41]" office:value-type="float" office:value="0.458406011305224">
            <text:p>0.4584060113</text:p>
          </table:table-cell>
          <table:table-cell table:formula="of:=10-10*EXP(-2/50*[.A41])" office:value-type="float" office:value="7.89863928799235">
            <text:p>7.89863928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$B$2]" office:value-type="float" office:value="1">
            <text:p>1</text:p>
          </table:table-cell>
          <table:table-cell table:formula="of:=EXP(-1/50*[.A42])*[.B42]" office:value-type="float" office:value="0.449328964117222">
            <text:p>0.4493289641</text:p>
          </table:table-cell>
          <table:table-cell table:formula="of:=EXP(-1/50*[.A42])*1/[.B42]" office:value-type="float" office:value="0.449328964117222">
            <text:p>0.4493289641</text:p>
          </table:table-cell>
          <table:table-cell table:formula="of:=10-10*EXP(-2/50*[.A42])" office:value-type="float" office:value="7.98103482005345">
            <text:p>7.981034820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formula="of:=[.$B$2]" office:value-type="float" office:value="1">
            <text:p>1</text:p>
          </table:table-cell>
          <table:table-cell table:formula="of:=EXP(-1/50*[.A43])*[.B43]" office:value-type="float" office:value="0.440431654505999">
            <text:p>0.4404316545</text:p>
          </table:table-cell>
          <table:table-cell table:formula="of:=EXP(-1/50*[.A43])*1/[.B43]" office:value-type="float" office:value="0.440431654505999">
            <text:p>0.4404316545</text:p>
          </table:table-cell>
          <table:table-cell table:formula="of:=10-10*EXP(-2/50*[.A43])" office:value-type="float" office:value="8.06019957709108">
            <text:p>8.060199577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formula="of:=[.$B$2]" office:value-type="float" office:value="1">
            <text:p>1</text:p>
          </table:table-cell>
          <table:table-cell table:formula="of:=EXP(-1/50*[.A44])*[.B44]" office:value-type="float" office:value="0.43171052342908">
            <text:p>0.4317105234</text:p>
          </table:table-cell>
          <table:table-cell table:formula="of:=EXP(-1/50*[.A44])*1/[.B44]" office:value-type="float" office:value="0.43171052342908">
            <text:p>0.4317105234</text:p>
          </table:table-cell>
          <table:table-cell table:formula="of:=10-10*EXP(-2/50*[.A44])" office:value-type="float" office:value="8.1362602396059">
            <text:p>8.136260239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formula="of:=[.$B$2]" office:value-type="float" office:value="1">
            <text:p>1</text:p>
          </table:table-cell>
          <table:table-cell table:formula="of:=EXP(-1/50*[.A45])*[.B45]" office:value-type="float" office:value="0.423162082317749">
            <text:p>0.4231620823</text:p>
          </table:table-cell>
          <table:table-cell table:formula="of:=EXP(-1/50*[.A45])*1/[.B45]" office:value-type="float" office:value="0.423162082317749">
            <text:p>0.4231620823</text:p>
          </table:table-cell>
          <table:table-cell table:formula="of:=10-10*EXP(-2/50*[.A45])" office:value-type="float" office:value="8.20933852088507">
            <text:p>8.20933852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formula="of:=[.$B$2]" office:value-type="float" office:value="1">
            <text:p>1</text:p>
          </table:table-cell>
          <table:table-cell table:formula="of:=EXP(-1/50*[.A46])*[.B46]" office:value-type="float" office:value="0.414782911681581">
            <text:p>0.4147829117</text:p>
          </table:table-cell>
          <table:table-cell table:formula="of:=EXP(-1/50*[.A46])*1/[.B46]" office:value-type="float" office:value="0.414782911681581">
            <text:p>0.4147829117</text:p>
          </table:table-cell>
          <table:table-cell table:formula="of:=10-10*EXP(-2/50*[.A46])" office:value-type="float" office:value="8.27955136176949">
            <text:p>8.279551361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[.$B$2]" office:value-type="float" office:value="1">
            <text:p>1</text:p>
          </table:table-cell>
          <table:table-cell table:formula="of:=EXP(-1/50*[.A47])*[.B47]" office:value-type="float" office:value="0.406569659740599">
            <text:p>0.4065696597</text:p>
          </table:table-cell>
          <table:table-cell table:formula="of:=EXP(-1/50*[.A47])*1/[.B47]" office:value-type="float" office:value="0.406569659740599">
            <text:p>0.4065696597</text:p>
          </table:table-cell>
          <table:table-cell table:formula="of:=10-10*EXP(-2/50*[.A47])" office:value-type="float" office:value="8.34701111778413">
            <text:p>8.347011117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formula="of:=[.$B$2]" office:value-type="float" office:value="1">
            <text:p>1</text:p>
          </table:table-cell>
          <table:table-cell table:formula="of:=EXP(-1/50*[.A48])*[.B48]" office:value-type="float" office:value="0.398519041084514">
            <text:p>0.3985190411</text:p>
          </table:table-cell>
          <table:table-cell table:formula="of:=EXP(-1/50*[.A48])*1/[.B48]" office:value-type="float" office:value="0.398519041084514">
            <text:p>0.3985190411</text:p>
          </table:table-cell>
          <table:table-cell table:formula="of:=10-10*EXP(-2/50*[.A48])" office:value-type="float" office:value="8.41182573893079">
            <text:p>8.411825738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[.$B$2]" office:value-type="float" office:value="1">
            <text:p>1</text:p>
          </table:table-cell>
          <table:table-cell table:formula="of:=EXP(-1/50*[.A49])*[.B49]" office:value-type="float" office:value="0.390627835358521">
            <text:p>0.3906278354</text:p>
          </table:table-cell>
          <table:table-cell table:formula="of:=EXP(-1/50*[.A49])*1/[.B49]" office:value-type="float" office:value="0.390627835358521">
            <text:p>0.3906278354</text:p>
          </table:table-cell>
          <table:table-cell table:formula="of:=10-10*EXP(-2/50*[.A49])" office:value-type="float" office:value="8.47409894243116">
            <text:p>8.474098942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formula="of:=[.$B$2]" office:value-type="float" office:value="1">
            <text:p>1</text:p>
          </table:table-cell>
          <table:table-cell table:formula="of:=EXP(-1/50*[.A50])*[.B50]" office:value-type="float" office:value="0.382892885975112">
            <text:p>0.382892886</text:p>
          </table:table-cell>
          <table:table-cell table:formula="of:=EXP(-1/50*[.A50])*1/[.B50]" office:value-type="float" office:value="0.382892885975112">
            <text:p>0.382892886</text:p>
          </table:table-cell>
          <table:table-cell table:formula="of:=10-10*EXP(-2/50*[.A50])" office:value-type="float" office:value="8.5339303786965">
            <text:p>8.533930378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formula="of:=[.$B$2]" office:value-type="float" office:value="1">
            <text:p>1</text:p>
          </table:table-cell>
          <table:table-cell table:formula="of:=EXP(-1/50*[.A51])*[.B51]" office:value-type="float" office:value="0.3753110988514">
            <text:p>0.3753110989</text:p>
          </table:table-cell>
          <table:table-cell table:formula="of:=EXP(-1/50*[.A51])*1/[.B51]" office:value-type="float" office:value="0.3753110988514">
            <text:p>0.3753110989</text:p>
          </table:table-cell>
          <table:table-cell table:formula="of:=10-10*EXP(-2/50*[.A51])" office:value-type="float" office:value="8.59141579078955">
            <text:p>8.591415790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.$B$2]" office:value-type="float" office:value="1">
            <text:p>1</text:p>
          </table:table-cell>
          <table:table-cell table:formula="of:=EXP(-1/50*[.A52])*[.B52]" office:value-type="float" office:value="0.367879441171442">
            <text:p>0.3678794412</text:p>
          </table:table-cell>
          <table:table-cell table:formula="of:=EXP(-1/50*[.A52])*1/[.B52]" office:value-type="float" office:value="0.367879441171442">
            <text:p>0.3678794412</text:p>
          </table:table-cell>
          <table:table-cell table:formula="of:=10-10*EXP(-2/50*[.A52])" office:value-type="float" office:value="8.64664716763387">
            <text:p>8.646647167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.$B$2]" office:value-type="float" office:value="1">
            <text:p>1</text:p>
          </table:table-cell>
          <table:table-cell table:formula="of:=EXP(-1/50*[.A53])*[.B53]" office:value-type="float" office:value="0.360594940173078">
            <text:p>0.3605949402</text:p>
          </table:table-cell>
          <table:table-cell table:formula="of:=EXP(-1/50*[.A53])*1/[.B53]" office:value-type="float" office:value="0.360594940173078">
            <text:p>0.3605949402</text:p>
          </table:table-cell>
          <table:table-cell table:formula="of:=10-10*EXP(-2/50*[.A53])" office:value-type="float" office:value="8.69971289121574">
            <text:p>8.699712891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formula="of:=[.$B$2]" office:value-type="float" office:value="1">
            <text:p>1</text:p>
          </table:table-cell>
          <table:table-cell table:formula="of:=EXP(-1/50*[.A54])*[.B54]" office:value-type="float" office:value="0.35345468195878">
            <text:p>0.353454682</text:p>
          </table:table-cell>
          <table:table-cell table:formula="of:=EXP(-1/50*[.A54])*1/[.B54]" office:value-type="float" office:value="0.35345468195878">
            <text:p>0.353454682</text:p>
          </table:table-cell>
          <table:table-cell table:formula="of:=10-10*EXP(-2/50*[.A54])" office:value-type="float" office:value="8.75069787801418">
            <text:p>8.75069787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formula="of:=[.$B$2]" office:value-type="float" office:value="1">
            <text:p>1</text:p>
          </table:table-cell>
          <table:table-cell table:formula="of:=EXP(-1/50*[.A55])*[.B55]" office:value-type="float" office:value="0.346455810330057">
            <text:p>0.3464558103</text:p>
          </table:table-cell>
          <table:table-cell table:formula="of:=EXP(-1/50*[.A55])*1/[.B55]" office:value-type="float" office:value="0.346455810330057">
            <text:p>0.3464558103</text:p>
          </table:table-cell>
          <table:table-cell table:formula="of:=10-10*EXP(-2/50*[.A55])" office:value-type="float" office:value="8.79968371488543">
            <text:p>8.799683714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formula="of:=[.$B$2]" office:value-type="float" office:value="1">
            <text:p>1</text:p>
          </table:table-cell>
          <table:table-cell table:formula="of:=EXP(-1/50*[.A56])*[.B56]" office:value-type="float" office:value="0.339595525644939">
            <text:p>0.3395955256</text:p>
          </table:table-cell>
          <table:table-cell table:formula="of:=EXP(-1/50*[.A56])*1/[.B56]" office:value-type="float" office:value="0.339595525644939">
            <text:p>0.3395955256</text:p>
          </table:table-cell>
          <table:table-cell table:formula="of:=10-10*EXP(-2/50*[.A56])" office:value-type="float" office:value="8.84674878961937">
            <text:p>8.846748789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[.$B$2]" office:value-type="float" office:value="1">
            <text:p>1</text:p>
          </table:table-cell>
          <table:table-cell table:formula="of:=EXP(-1/50*[.A57])*[.B57]" office:value-type="float" office:value="0.33287108369808">
            <text:p>0.3328710837</text:p>
          </table:table-cell>
          <table:table-cell table:formula="of:=EXP(-1/50*[.A57])*1/[.B57]" office:value-type="float" office:value="0.33287108369808">
            <text:p>0.3328710837</text:p>
          </table:table-cell>
          <table:table-cell table:formula="of:=10-10*EXP(-2/50*[.A57])" office:value-type="float" office:value="8.89196841637666">
            <text:p>8.891968416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formula="of:=[.$B$2]" office:value-type="float" office:value="1">
            <text:p>1</text:p>
          </table:table-cell>
          <table:table-cell table:formula="of:=EXP(-1/50*[.A58])*[.B58]" office:value-type="float" office:value="0.326279794623039">
            <text:p>0.3262797946</text:p>
          </table:table-cell>
          <table:table-cell table:formula="of:=EXP(-1/50*[.A58])*1/[.B58]" office:value-type="float" office:value="0.326279794623039">
            <text:p>0.3262797946</text:p>
          </table:table-cell>
          <table:table-cell table:formula="of:=10-10*EXP(-2/50*[.A58])" office:value-type="float" office:value="8.93541495620747">
            <text:p>8.935414956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formula="of:=[.$B$2]" office:value-type="float" office:value="1">
            <text:p>1</text:p>
          </table:table-cell>
          <table:table-cell table:formula="of:=EXP(-1/50*[.A59])*[.B59]" office:value-type="float" office:value="0.319819021816304">
            <text:p>0.3198190218</text:p>
          </table:table-cell>
          <table:table-cell table:formula="of:=EXP(-1/50*[.A59])*1/[.B59]" office:value-type="float" office:value="0.319819021816304">
            <text:p>0.3198190218</text:p>
          </table:table-cell>
          <table:table-cell table:formula="of:=10-10*EXP(-2/50*[.A59])" office:value-type="float" office:value="8.97715793284463">
            <text:p>8.977157932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formula="of:=[.$B$2]" office:value-type="float" office:value="1">
            <text:p>1</text:p>
          </table:table-cell>
          <table:table-cell table:formula="of:=EXP(-1/50*[.A60])*[.B60]" office:value-type="float" office:value="0.313486180882605">
            <text:p>0.3134861809</text:p>
          </table:table-cell>
          <table:table-cell table:formula="of:=EXP(-1/50*[.A60])*1/[.B60]" office:value-type="float" office:value="0.313486180882605">
            <text:p>0.3134861809</text:p>
          </table:table-cell>
          <table:table-cell table:formula="of:=10-10*EXP(-2/50*[.A60])" office:value-type="float" office:value="9.01726414395639">
            <text:p>9.01726414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formula="of:=[.$B$2]" office:value-type="float" office:value="1">
            <text:p>1</text:p>
          </table:table-cell>
          <table:table-cell table:formula="of:=EXP(-1/50*[.A61])*[.B61]" office:value-type="float" office:value="0.307278738601131">
            <text:p>0.3072787386</text:p>
          </table:table-cell>
          <table:table-cell table:formula="of:=EXP(-1/50*[.A61])*1/[.B61]" office:value-type="float" office:value="0.307278738601131">
            <text:p>0.3072787386</text:p>
          </table:table-cell>
          <table:table-cell table:formula="of:=10-10*EXP(-2/50*[.A61])" office:value-type="float" office:value="9.05579776803698">
            <text:p>9.05579776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[.$B$2]" office:value-type="float" office:value="1">
            <text:p>1</text:p>
          </table:table-cell>
          <table:table-cell table:formula="of:=EXP(-1/50*[.A62])*[.B62]" office:value-type="float" office:value="0.301194211912202">
            <text:p>0.3011942119</text:p>
          </table:table-cell>
          <table:table-cell table:formula="of:=EXP(-1/50*[.A62])*1/[.B62]" office:value-type="float" office:value="0.301194211912202">
            <text:p>0.3011942119</text:p>
          </table:table-cell>
          <table:table-cell table:formula="of:=10-10*EXP(-2/50*[.A62])" office:value-type="float" office:value="9.09282046710588">
            <text:p>9.092820467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formula="of:=[.$B$2]" office:value-type="float" office:value="1">
            <text:p>1</text:p>
          </table:table-cell>
          <table:table-cell table:formula="of:=EXP(-1/50*[.A63])*[.B63]" office:value-type="float" office:value="0.295230166924014">
            <text:p>0.2952301669</text:p>
          </table:table-cell>
          <table:table-cell table:formula="of:=EXP(-1/50*[.A63])*1/[.B63]" office:value-type="float" office:value="0.295230166924014">
            <text:p>0.2952301669</text:p>
          </table:table-cell>
          <table:table-cell table:formula="of:=10-10*EXP(-2/50*[.A63])" office:value-type="float" office:value="9.12839148538019">
            <text:p>9.128391485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formula="of:=[.$B$2]" office:value-type="float" office:value="1">
            <text:p>1</text:p>
          </table:table-cell>
          <table:table-cell table:formula="of:=EXP(-1/50*[.A64])*[.B64]" office:value-type="float" office:value="0.289384217939051">
            <text:p>0.2893842179</text:p>
          </table:table-cell>
          <table:table-cell table:formula="of:=EXP(-1/50*[.A64])*1/[.B64]" office:value-type="float" office:value="0.289384217939051">
            <text:p>0.2893842179</text:p>
          </table:table-cell>
          <table:table-cell table:formula="of:=10-10*EXP(-2/50*[.A64])" office:value-type="float" office:value="9.16256774407804">
            <text:p>9.162567744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formula="of:=[.$B$2]" office:value-type="float" office:value="1">
            <text:p>1</text:p>
          </table:table-cell>
          <table:table-cell table:formula="of:=EXP(-1/50*[.A65])*[.B65]" office:value-type="float" office:value="0.28365402649977">
            <text:p>0.2836540265</text:p>
          </table:table-cell>
          <table:table-cell table:formula="of:=EXP(-1/50*[.A65])*1/[.B65]" office:value-type="float" office:value="0.28365402649977">
            <text:p>0.2836540265</text:p>
          </table:table-cell>
          <table:table-cell table:formula="of:=10-10*EXP(-2/50*[.A65])" office:value-type="float" office:value="9.19540393250468">
            <text:p>9.195403932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formula="of:=[.$B$2]" office:value-type="float" office:value="1">
            <text:p>1</text:p>
          </table:table-cell>
          <table:table-cell table:formula="of:=EXP(-1/50*[.A66])*[.B66]" office:value-type="float" office:value="0.278037300453194">
            <text:p>0.2780373005</text:p>
          </table:table-cell>
          <table:table-cell table:formula="of:=EXP(-1/50*[.A66])*1/[.B66]" office:value-type="float" office:value="0.278037300453194">
            <text:p>0.2780373005</text:p>
          </table:table-cell>
          <table:table-cell table:formula="of:=10-10*EXP(-2/50*[.A66])" office:value-type="float" office:value="9.226952595567">
            <text:p>9.226952595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[.$B$2]" office:value-type="float" office:value="1">
            <text:p>1</text:p>
          </table:table-cell>
          <table:table-cell table:formula="of:=EXP(-1/50*[.A67])*[.B67]" office:value-type="float" office:value="0.272531793034013">
            <text:p>0.272531793</text:p>
          </table:table-cell>
          <table:table-cell table:formula="of:=EXP(-1/50*[.A67])*1/[.B67]" office:value-type="float" office:value="0.272531793034013">
            <text:p>0.272531793</text:p>
          </table:table-cell>
          <table:table-cell table:formula="of:=10-10*EXP(-2/50*[.A67])" office:value-type="float" office:value="9.25726421785666">
            <text:p>9.257264217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[.$B$2]" office:value-type="float" office:value="1">
            <text:p>1</text:p>
          </table:table-cell>
          <table:table-cell table:formula="of:=EXP(-1/50*[.A68])*[.B68]" office:value-type="float" office:value="0.26713530196585">
            <text:p>0.267135302</text:p>
          </table:table-cell>
          <table:table-cell table:formula="of:=EXP(-1/50*[.A68])*1/[.B68]" office:value-type="float" office:value="0.26713530196585">
            <text:p>0.267135302</text:p>
          </table:table-cell>
          <table:table-cell table:formula="of:=10-10*EXP(-2/50*[.A68])" office:value-type="float" office:value="9.28638730443614">
            <text:p>9.286387304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formula="of:=[.$B$2]" office:value-type="float" office:value="1">
            <text:p>1</text:p>
          </table:table-cell>
          <table:table-cell table:formula="of:=EXP(-1/50*[.A69])*[.B69]" office:value-type="float" office:value="0.261845668580326">
            <text:p>0.2618456686</text:p>
          </table:table-cell>
          <table:table-cell table:formula="of:=EXP(-1/50*[.A69])*1/[.B69]" office:value-type="float" office:value="0.261845668580326">
            <text:p>0.2618456686</text:p>
          </table:table-cell>
          <table:table-cell table:formula="of:=10-10*EXP(-2/50*[.A69])" office:value-type="float" office:value="9.31436845845722">
            <text:p>9.314368458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formula="of:=[.$B$2]" office:value-type="float" office:value="1">
            <text:p>1</text:p>
          </table:table-cell>
          <table:table-cell table:formula="of:=EXP(-1/50*[.A70])*[.B70]" office:value-type="float" office:value="0.256660776953556">
            <text:p>0.256660777</text:p>
          </table:table-cell>
          <table:table-cell table:formula="of:=EXP(-1/50*[.A70])*1/[.B70]" office:value-type="float" office:value="0.256660776953556">
            <text:p>0.256660777</text:p>
          </table:table-cell>
          <table:table-cell table:formula="of:=10-10*EXP(-2/50*[.A70])" office:value-type="float" office:value="9.34125245573597">
            <text:p>9.341252455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formula="of:=[.$B$2]" office:value-type="float" office:value="1">
            <text:p>1</text:p>
          </table:table-cell>
          <table:table-cell table:formula="of:=EXP(-1/50*[.A71])*[.B71]" office:value-type="float" office:value="0.251578553059756">
            <text:p>0.2515785531</text:p>
          </table:table-cell>
          <table:table-cell table:formula="of:=EXP(-1/50*[.A71])*1/[.B71]" office:value-type="float" office:value="0.251578553059756">
            <text:p>0.2515785531</text:p>
          </table:table-cell>
          <table:table-cell table:formula="of:=10-10*EXP(-2/50*[.A71])" office:value-type="float" office:value="9.36708231640359">
            <text:p>9.367082316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[.$B$2]" office:value-type="float" office:value="1">
            <text:p>1</text:p>
          </table:table-cell>
          <table:table-cell table:formula="of:=EXP(-1/50*[.A72])*[.B72]" office:value-type="float" office:value="0.246596963941606">
            <text:p>0.2465969639</text:p>
          </table:table-cell>
          <table:table-cell table:formula="of:=EXP(-1/50*[.A72])*1/[.B72]" office:value-type="float" office:value="0.246596963941606">
            <text:p>0.2465969639</text:p>
          </table:table-cell>
          <table:table-cell table:formula="of:=10-10*EXP(-2/50*[.A72])" office:value-type="float" office:value="9.39189937374782">
            <text:p>9.391899373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formula="of:=[.$B$2]" office:value-type="float" office:value="1">
            <text:p>1</text:p>
          </table:table-cell>
          <table:table-cell table:formula="of:=EXP(-1/50*[.A73])*[.B73]" office:value-type="float" office:value="0.241714016897036">
            <text:p>0.2417140169</text:p>
          </table:table-cell>
          <table:table-cell table:formula="of:=EXP(-1/50*[.A73])*1/[.B73]" office:value-type="float" office:value="0.241714016897036">
            <text:p>0.2417140169</text:p>
          </table:table-cell>
          <table:table-cell table:formula="of:=10-10*EXP(-2/50*[.A73])" office:value-type="float" office:value="9.41574334035499">
            <text:p>9.4157433404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formula="of:=[.$B$2]" office:value-type="float" office:value="1">
            <text:p>1</text:p>
          </table:table-cell>
          <table:table-cell table:formula="of:=EXP(-1/50*[.A74])*[.B74]" office:value-type="float" office:value="0.236927758682122">
            <text:p>0.2369277587</text:p>
          </table:table-cell>
          <table:table-cell table:formula="of:=EXP(-1/50*[.A74])*1/[.B74]" office:value-type="float" office:value="0.236927758682122">
            <text:p>0.2369277587</text:p>
          </table:table-cell>
          <table:table-cell table:formula="of:=10-10*EXP(-2/50*[.A74])" office:value-type="float" office:value="9.43865237165866">
            <text:p>9.438652371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formula="of:=[.$B$2]" office:value-type="float" office:value="1">
            <text:p>1</text:p>
          </table:table-cell>
          <table:table-cell table:formula="of:=EXP(-1/50*[.A75])*[.B75]" office:value-type="float" office:value="0.232236274729759">
            <text:p>0.2322362747</text:p>
          </table:table-cell>
          <table:table-cell table:formula="of:=EXP(-1/50*[.A75])*1/[.B75]" office:value-type="float" office:value="0.232236274729759">
            <text:p>0.2322362747</text:p>
          </table:table-cell>
          <table:table-cell table:formula="of:=10-10*EXP(-2/50*[.A75])" office:value-type="float" office:value="9.46066312699644">
            <text:p>9.46066312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formula="of:=[.$B$2]" office:value-type="float" office:value="1">
            <text:p>1</text:p>
          </table:table-cell>
          <table:table-cell table:formula="of:=EXP(-1/50*[.A76])*[.B76]" office:value-type="float" office:value="0.227637688383813">
            <text:p>0.2276376884</text:p>
          </table:table-cell>
          <table:table-cell table:formula="of:=EXP(-1/50*[.A76])*1/[.B76]" office:value-type="float" office:value="0.227637688383813">
            <text:p>0.2276376884</text:p>
          </table:table-cell>
          <table:table-cell table:formula="of:=10-10*EXP(-2/50*[.A76])" office:value-type="float" office:value="9.48181082827274">
            <text:p>9.4818108283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[.$B$2]" office:value-type="float" office:value="1">
            <text:p>1</text:p>
          </table:table-cell>
          <table:table-cell table:formula="of:=EXP(-1/50*[.A77])*[.B77]" office:value-type="float" office:value="0.22313016014843">
            <text:p>0.2231301601</text:p>
          </table:table-cell>
          <table:table-cell table:formula="of:=EXP(-1/50*[.A77])*1/[.B77]" office:value-type="float" office:value="0.22313016014843">
            <text:p>0.2231301601</text:p>
          </table:table-cell>
          <table:table-cell table:formula="of:=10-10*EXP(-2/50*[.A77])" office:value-type="float" office:value="9.50212931632136">
            <text:p>9.502129316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formula="of:=[.$B$2]" office:value-type="float" office:value="1">
            <text:p>1</text:p>
          </table:table-cell>
          <table:table-cell table:formula="of:=EXP(-1/50*[.A78])*[.B78]" office:value-type="float" office:value="0.218711886952215">
            <text:p>0.218711887</text:p>
          </table:table-cell>
          <table:table-cell table:formula="of:=EXP(-1/50*[.A78])*1/[.B78]" office:value-type="float" office:value="0.218711886952215">
            <text:p>0.218711887</text:p>
          </table:table-cell>
          <table:table-cell table:formula="of:=10-10*EXP(-2/50*[.A78])" office:value-type="float" office:value="9.52165110505802">
            <text:p>9.521651105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formula="of:=[.$B$2]" office:value-type="float" office:value="1">
            <text:p>1</text:p>
          </table:table-cell>
          <table:table-cell table:formula="of:=EXP(-1/50*[.A79])*[.B79]" office:value-type="float" office:value="0.214381101426978">
            <text:p>0.2143811014</text:p>
          </table:table-cell>
          <table:table-cell table:formula="of:=EXP(-1/50*[.A79])*1/[.B79]" office:value-type="float" office:value="0.214381101426978">
            <text:p>0.2143811014</text:p>
          </table:table-cell>
          <table:table-cell table:formula="of:=10-10*EXP(-2/50*[.A79])" office:value-type="float" office:value="9.54040743350956">
            <text:p>9.540407433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formula="of:=[.$B$2]" office:value-type="float" office:value="1">
            <text:p>1</text:p>
          </table:table-cell>
          <table:table-cell table:formula="of:=EXP(-1/50*[.A80])*[.B80]" office:value-type="float" office:value="0.210136071200765">
            <text:p>0.2101360712</text:p>
          </table:table-cell>
          <table:table-cell table:formula="of:=EXP(-1/50*[.A80])*1/[.B80]" office:value-type="float" office:value="0.210136071200765">
            <text:p>0.2101360712</text:p>
          </table:table-cell>
          <table:table-cell table:formula="of:=10-10*EXP(-2/50*[.A80])" office:value-type="float" office:value="9.55842831580307">
            <text:p>9.558428315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formula="of:=[.$B$2]" office:value-type="float" office:value="1">
            <text:p>1</text:p>
          </table:table-cell>
          <table:table-cell table:formula="of:=EXP(-1/50*[.A81])*[.B81]" office:value-type="float" office:value="0.205975098204883">
            <text:p>0.2059750982</text:p>
          </table:table-cell>
          <table:table-cell table:formula="of:=EXP(-1/50*[.A81])*1/[.B81]" office:value-type="float" office:value="0.205975098204883">
            <text:p>0.2059750982</text:p>
          </table:table-cell>
          <table:table-cell table:formula="of:=10-10*EXP(-2/50*[.A81])" office:value-type="float" office:value="9.57574258919489">
            <text:p>9.575742589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[.$B$2]" office:value-type="float" office:value="1">
            <text:p>1</text:p>
          </table:table-cell>
          <table:table-cell table:formula="of:=EXP(-1/50*[.A82])*[.B82]" office:value-type="float" office:value="0.201896517994655">
            <text:p>0.201896518</text:p>
          </table:table-cell>
          <table:table-cell table:formula="of:=EXP(-1/50*[.A82])*1/[.B82]" office:value-type="float" office:value="0.201896517994655">
            <text:p>0.201896518</text:p>
          </table:table-cell>
          <table:table-cell table:formula="of:=10-10*EXP(-2/50*[.A82])" office:value-type="float" office:value="9.59237796021634">
            <text:p>9.592377960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formula="of:=[.$B$2]" office:value-type="float" office:value="1">
            <text:p>1</text:p>
          </table:table-cell>
          <table:table-cell table:formula="of:=EXP(-1/50*[.A83])*[.B83]" office:value-type="float" office:value="0.197898699083615">
            <text:p>0.1978986991</text:p>
          </table:table-cell>
          <table:table-cell table:formula="of:=EXP(-1/50*[.A83])*1/[.B83]" office:value-type="float" office:value="0.197898699083615">
            <text:p>0.1978986991</text:p>
          </table:table-cell>
          <table:table-cell table:formula="of:=10-10*EXP(-2/50*[.A83])" office:value-type="float" office:value="9.60836104901013">
            <text:p>9.60836104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formula="of:=[.$B$2]" office:value-type="float" office:value="1">
            <text:p>1</text:p>
          </table:table-cell>
          <table:table-cell table:formula="of:=EXP(-1/50*[.A84])*[.B84]" office:value-type="float" office:value="0.193980042290892">
            <text:p>0.1939800423</text:p>
          </table:table-cell>
          <table:table-cell table:formula="of:=EXP(-1/50*[.A84])*1/[.B84]" office:value-type="float" office:value="0.193980042290892">
            <text:p>0.1939800423</text:p>
          </table:table-cell>
          <table:table-cell table:formula="of:=10-10*EXP(-2/50*[.A84])" office:value-type="float" office:value="9.62371743192824">
            <text:p>9.623717431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formula="of:=[.$B$2]" office:value-type="float" office:value="1">
            <text:p>1</text:p>
          </table:table-cell>
          <table:table-cell table:formula="of:=EXP(-1/50*[.A85])*[.B85]" office:value-type="float" office:value="0.19013898010152">
            <text:p>0.1901389801</text:p>
          </table:table-cell>
          <table:table-cell table:formula="of:=EXP(-1/50*[.A85])*1/[.B85]" office:value-type="float" office:value="0.19013898010152">
            <text:p>0.1901389801</text:p>
          </table:table-cell>
          <table:table-cell table:formula="of:=10-10*EXP(-2/50*[.A85])" office:value-type="float" office:value="9.63847168245954">
            <text:p>9.638471682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formula="of:=[.$B$2]" office:value-type="float" office:value="1">
            <text:p>1</text:p>
          </table:table-cell>
          <table:table-cell table:formula="of:=EXP(-1/50*[.A86])*[.B86]" office:value-type="float" office:value="0.18637397603941">
            <text:p>0.186373976</text:p>
          </table:table-cell>
          <table:table-cell table:formula="of:=EXP(-1/50*[.A86])*1/[.B86]" office:value-type="float" office:value="0.18637397603941">
            <text:p>0.186373976</text:p>
          </table:table-cell>
          <table:table-cell table:formula="of:=10-10*EXP(-2/50*[.A86])" office:value-type="float" office:value="9.65264741055261">
            <text:p>9.65264741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[.$B$2]" office:value-type="float" office:value="1">
            <text:p>1</text:p>
          </table:table-cell>
          <table:table-cell table:formula="of:=EXP(-1/50*[.A87])*[.B87]" office:value-type="float" office:value="0.182683524052735">
            <text:p>0.1826835241</text:p>
          </table:table-cell>
          <table:table-cell table:formula="of:=EXP(-1/50*[.A87])*1/[.B87]" office:value-type="float" office:value="0.182683524052735">
            <text:p>0.1826835241</text:p>
          </table:table-cell>
          <table:table-cell table:formula="of:=10-10*EXP(-2/50*[.A87])" office:value-type="float" office:value="9.66626730039674">
            <text:p>9.666267300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formula="of:=[.$B$2]" office:value-type="float" office:value="1">
            <text:p>1</text:p>
          </table:table-cell>
          <table:table-cell table:formula="of:=EXP(-1/50*[.A88])*[.B88]" office:value-type="float" office:value="0.179066147911493">
            <text:p>0.1790661479</text:p>
          </table:table-cell>
          <table:table-cell table:formula="of:=EXP(-1/50*[.A88])*1/[.B88]" office:value-type="float" office:value="0.179066147911493">
            <text:p>0.1790661479</text:p>
          </table:table-cell>
          <table:table-cell table:formula="of:=10-10*EXP(-2/50*[.A88])" office:value-type="float" office:value="9.67935314672139">
            <text:p>9.679353146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formula="of:=[.$B$2]" office:value-type="float" office:value="1">
            <text:p>1</text:p>
          </table:table-cell>
          <table:table-cell table:formula="of:=EXP(-1/50*[.A89])*[.B89]" office:value-type="float" office:value="0.175520400616997">
            <text:p>0.1755204006</text:p>
          </table:table-cell>
          <table:table-cell table:formula="of:=EXP(-1/50*[.A89])*1/[.B89]" office:value-type="float" office:value="0.175520400616997">
            <text:p>0.1755204006</text:p>
          </table:table-cell>
          <table:table-cell table:formula="of:=10-10*EXP(-2/50*[.A89])" office:value-type="float" office:value="9.69192588967249">
            <text:p>9.691925889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formula="of:=[.$B$2]" office:value-type="float" office:value="1">
            <text:p>1</text:p>
          </table:table-cell>
          <table:table-cell table:formula="of:=EXP(-1/50*[.A90])*[.B90]" office:value-type="float" office:value="0.172044863823051">
            <text:p>0.1720448638</text:p>
          </table:table-cell>
          <table:table-cell table:formula="of:=EXP(-1/50*[.A90])*1/[.B90]" office:value-type="float" office:value="0.172044863823051">
            <text:p>0.1720448638</text:p>
          </table:table-cell>
          <table:table-cell table:formula="of:=10-10*EXP(-2/50*[.A90])" office:value-type="float" office:value="9.70400564832108">
            <text:p>9.704005648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formula="of:=[.$B$2]" office:value-type="float" office:value="1">
            <text:p>1</text:p>
          </table:table-cell>
          <table:table-cell table:formula="of:=EXP(-1/50*[.A91])*[.B91]" office:value-type="float" office:value="0.168638147268596">
            <text:p>0.1686381473</text:p>
          </table:table-cell>
          <table:table-cell table:formula="of:=EXP(-1/50*[.A91])*1/[.B91]" office:value-type="float" office:value="0.168638147268596">
            <text:p>0.1686381473</text:p>
          </table:table-cell>
          <table:table-cell table:formula="of:=10-10*EXP(-2/50*[.A91])" office:value-type="float" office:value="9.71561175285816">
            <text:p>9.715611752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[.$B$2]" office:value-type="float" office:value="1">
            <text:p>1</text:p>
          </table:table-cell>
          <table:table-cell table:formula="of:=EXP(-1/50*[.A92])*[.B92]" office:value-type="float" office:value="0.165298888221587">
            <text:p>0.1652988882</text:p>
          </table:table-cell>
          <table:table-cell table:formula="of:=EXP(-1/50*[.A92])*1/[.B92]" office:value-type="float" office:value="0.165298888221587">
            <text:p>0.1652988882</text:p>
          </table:table-cell>
          <table:table-cell table:formula="of:=10-10*EXP(-2/50*[.A92])" office:value-type="float" office:value="9.72676277552707">
            <text:p>9.726762775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formula="of:=[.$B$2]" office:value-type="float" office:value="1">
            <text:p>1</text:p>
          </table:table-cell>
          <table:table-cell table:formula="of:=EXP(-1/50*[.A93])*[.B93]" office:value-type="float" office:value="0.162025750933881">
            <text:p>0.1620257509</text:p>
          </table:table-cell>
          <table:table-cell table:formula="of:=EXP(-1/50*[.A93])*1/[.B93]" office:value-type="float" office:value="0.162025750933881">
            <text:p>0.1620257509</text:p>
          </table:table-cell>
          <table:table-cell table:formula="of:=10-10*EXP(-2/50*[.A93])" office:value-type="float" office:value="9.73747656034312">
            <text:p>9.737476560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formula="of:=[.$B$2]" office:value-type="float" office:value="1">
            <text:p>1</text:p>
          </table:table-cell>
          <table:table-cell table:formula="of:=EXP(-1/50*[.A94])*[.B94]" office:value-type="float" office:value="0.158817426106921">
            <text:p>0.1588174261</text:p>
          </table:table-cell>
          <table:table-cell table:formula="of:=EXP(-1/50*[.A94])*1/[.B94]" office:value-type="float" office:value="0.158817426106921">
            <text:p>0.1588174261</text:p>
          </table:table-cell>
          <table:table-cell table:formula="of:=10-10*EXP(-2/50*[.A94])" office:value-type="float" office:value="9.74777025164773">
            <text:p>9.747770251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formula="of:=[.$B$2]" office:value-type="float" office:value="1">
            <text:p>1</text:p>
          </table:table-cell>
          <table:table-cell table:formula="of:=EXP(-1/50*[.A95])*[.B95]" office:value-type="float" office:value="0.155672630367997">
            <text:p>0.1556726304</text:p>
          </table:table-cell>
          <table:table-cell table:formula="of:=EXP(-1/50*[.A95])*1/[.B95]" office:value-type="float" office:value="0.155672630367997">
            <text:p>0.1556726304</text:p>
          </table:table-cell>
          <table:table-cell table:formula="of:=10-10*EXP(-2/50*[.A95])" office:value-type="float" office:value="9.75766032154309">
            <text:p>9.757660321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formula="of:=[.$B$2]" office:value-type="float" office:value="1">
            <text:p>1</text:p>
          </table:table-cell>
          <table:table-cell table:formula="of:=EXP(-1/50*[.A96])*[.B96]" office:value-type="float" office:value="0.152590105756884">
            <text:p>0.1525901058</text:p>
          </table:table-cell>
          <table:table-cell table:formula="of:=EXP(-1/50*[.A96])*1/[.B96]" office:value-type="float" office:value="0.152590105756884">
            <text:p>0.1525901058</text:p>
          </table:table-cell>
          <table:table-cell table:formula="of:=10-10*EXP(-2/50*[.A96])" office:value-type="float" office:value="9.76716259625103">
            <text:p>9.767162596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[.$B$2]" office:value-type="float" office:value="1">
            <text:p>1</text:p>
          </table:table-cell>
          <table:table-cell table:formula="of:=EXP(-1/50*[.A97])*[.B97]" office:value-type="float" office:value="0.149568619222635">
            <text:p>0.1495686192</text:p>
          </table:table-cell>
          <table:table-cell table:formula="of:=EXP(-1/50*[.A97])*1/[.B97]" office:value-type="float" office:value="0.149568619222635">
            <text:p>0.1495686192</text:p>
          </table:table-cell>
          <table:table-cell table:formula="of:=10-10*EXP(-2/50*[.A97])" office:value-type="float" office:value="9.77629228143834">
            <text:p>9.776292281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formula="of:=[.$B$2]" office:value-type="float" office:value="1">
            <text:p>1</text:p>
          </table:table-cell>
          <table:table-cell table:formula="of:=EXP(-1/50*[.A98])*[.B98]" office:value-type="float" office:value="0.14660696213035">
            <text:p>0.1466069621</text:p>
          </table:table-cell>
          <table:table-cell table:formula="of:=EXP(-1/50*[.A98])*1/[.B98]" office:value-type="float" office:value="0.14660696213035">
            <text:p>0.1466069621</text:p>
          </table:table-cell>
          <table:table-cell table:formula="of:=10-10*EXP(-2/50*[.A98])" office:value-type="float" office:value="9.7850639865491">
            <text:p>9.785063986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formula="of:=[.$B$2]" office:value-type="float" office:value="1">
            <text:p>1</text:p>
          </table:table-cell>
          <table:table-cell table:formula="of:=EXP(-1/50*[.A99])*[.B99]" office:value-type="float" office:value="0.143703949777703">
            <text:p>0.1437039498</text:p>
          </table:table-cell>
          <table:table-cell table:formula="of:=EXP(-1/50*[.A99])*1/[.B99]" office:value-type="float" office:value="0.143703949777703">
            <text:p>0.1437039498</text:p>
          </table:table-cell>
          <table:table-cell table:formula="of:=10-10*EXP(-2/50*[.A99])" office:value-type="float" office:value="9.79349174818288">
            <text:p>9.793491748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formula="of:=[.$B$2]" office:value-type="float" office:value="1">
            <text:p>1</text:p>
          </table:table-cell>
          <table:table-cell table:formula="of:=EXP(-1/50*[.A100])*[.B100]" office:value-type="float" office:value="0.140858420921045">
            <text:p>0.1408584209</text:p>
          </table:table-cell>
          <table:table-cell table:formula="of:=EXP(-1/50*[.A100])*1/[.B100]" office:value-type="float" office:value="0.140858420921045">
            <text:p>0.1408584209</text:p>
          </table:table-cell>
          <table:table-cell table:formula="of:=10-10*EXP(-2/50*[.A100])" office:value-type="float" office:value="9.8015890525563">
            <text:p>9.801589052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formula="of:=[.$B$2]" office:value-type="float" office:value="1">
            <text:p>1</text:p>
          </table:table-cell>
          <table:table-cell table:formula="of:=EXP(-1/50*[.A101])*[.B101]" office:value-type="float" office:value="0.138069237310893">
            <text:p>0.1380692373</text:p>
          </table:table-cell>
          <table:table-cell table:formula="of:=EXP(-1/50*[.A101])*1/[.B101]" office:value-type="float" office:value="0.138069237310893">
            <text:p>0.1380692373</text:p>
          </table:table-cell>
          <table:table-cell table:formula="of:=10-10*EXP(-2/50*[.A101])" office:value-type="float" office:value="9.80936885708388">
            <text:p>9.809368857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$B$2]" office:value-type="float" office:value="1">
            <text:p>1</text:p>
          </table:table-cell>
          <table:table-cell table:formula="of:=EXP(-1/50*[.A102])*[.B102]" office:value-type="float" office:value="0.135335283236613">
            <text:p>0.1353352832</text:p>
          </table:table-cell>
          <table:table-cell table:formula="of:=EXP(-1/50*[.A102])*1/[.B102]" office:value-type="float" office:value="0.135335283236613">
            <text:p>0.1353352832</text:p>
          </table:table-cell>
          <table:table-cell table:formula="of:=10-10*EXP(-2/50*[.A102])" office:value-type="float" office:value="9.81684361111266">
            <text:p>9.81684361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EXP(-1/50*[.A103])*[.B103]" office:value-type="float" office:value="2">
            <text:p>2</text:p>
          </table:table-cell>
          <table:table-cell table:formula="of:=EXP(-1/50*[.A103])*1/[.B103]" office:value-type="float" office:value="0.5">
            <text:p>0.5</text:p>
          </table:table-cell>
          <table:table-cell table:formula="of:=10-10*EXP(-2/50*[.A103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$B$103]" office:value-type="float" office:value="2">
            <text:p>2</text:p>
          </table:table-cell>
          <table:table-cell table:formula="of:=EXP(-1/50*[.A104])*[.B104]" office:value-type="float" office:value="1.96039734661351">
            <text:p>1.9603973466</text:p>
          </table:table-cell>
          <table:table-cell table:formula="of:=EXP(-1/50*[.A104])*1/[.B104]" office:value-type="float" office:value="0.490099336653378">
            <text:p>0.4900993367</text:p>
          </table:table-cell>
          <table:table-cell table:formula="of:=10-10*EXP(-2/50*[.A104])" office:value-type="float" office:value="0.392105608476768">
            <text:p>0.3921056085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$B$103]" office:value-type="float" office:value="2">
            <text:p>2</text:p>
          </table:table-cell>
          <table:table-cell table:formula="of:=EXP(-1/50*[.A105])*[.B105]" office:value-type="float" office:value="1.92157887830465">
            <text:p>1.9215788783</text:p>
          </table:table-cell>
          <table:table-cell table:formula="of:=EXP(-1/50*[.A105])*1/[.B105]" office:value-type="float" office:value="0.480394719576162">
            <text:p>0.4803947196</text:p>
          </table:table-cell>
          <table:table-cell table:formula="of:=10-10*EXP(-2/50*[.A105])" office:value-type="float" office:value="0.768836536133643">
            <text:p>0.768836536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$B$103]" office:value-type="float" office:value="2">
            <text:p>2</text:p>
          </table:table-cell>
          <table:table-cell table:formula="of:=EXP(-1/50*[.A106])*[.B106]" office:value-type="float" office:value="1.8835290671685">
            <text:p>1.8835290672</text:p>
          </table:table-cell>
          <table:table-cell table:formula="of:=EXP(-1/50*[.A106])*1/[.B106]" office:value-type="float" office:value="0.470882266792124">
            <text:p>0.4708822668</text:p>
          </table:table-cell>
          <table:table-cell table:formula="of:=10-10*EXP(-2/50*[.A106])" office:value-type="float" office:value="1.13079563282843">
            <text:p>1.130795632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$B$103]" office:value-type="float" office:value="2">
            <text:p>2</text:p>
          </table:table-cell>
          <table:table-cell table:formula="of:=EXP(-1/50*[.A107])*[.B107]" office:value-type="float" office:value="1.84623269277327">
            <text:p>1.8462326928</text:p>
          </table:table-cell>
          <table:table-cell table:formula="of:=EXP(-1/50*[.A107])*1/[.B107]" office:value-type="float" office:value="0.461558173193318">
            <text:p>0.4615581732</text:p>
          </table:table-cell>
          <table:table-cell table:formula="of:=10-10*EXP(-2/50*[.A107])" office:value-type="float" office:value="1.47856211033789">
            <text:p>1.478562110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$B$103]" office:value-type="float" office:value="2">
            <text:p>2</text:p>
          </table:table-cell>
          <table:table-cell table:formula="of:=EXP(-1/50*[.A108])*[.B108]" office:value-type="float" office:value="1.80967483607192">
            <text:p>1.8096748361</text:p>
          </table:table-cell>
          <table:table-cell table:formula="of:=EXP(-1/50*[.A108])*1/[.B108]" office:value-type="float" office:value="0.45241870901798">
            <text:p>0.452418709</text:p>
          </table:table-cell>
          <table:table-cell table:formula="of:=10-10*EXP(-2/50*[.A108])" office:value-type="float" office:value="1.81269246922018">
            <text:p>1.812692469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$B$103]" office:value-type="float" office:value="2">
            <text:p>2</text:p>
          </table:table-cell>
          <table:table-cell table:formula="of:=EXP(-1/50*[.A109])*[.B109]" office:value-type="float" office:value="1.77384087343432">
            <text:p>1.7738408734</text:p>
          </table:table-cell>
          <table:table-cell table:formula="of:=EXP(-1/50*[.A109])*1/[.B109]" office:value-type="float" office:value="0.443460218358579">
            <text:p>0.4434602184</text:p>
          </table:table-cell>
          <table:table-cell table:formula="of:=10-10*EXP(-2/50*[.A109])" office:value-type="float" office:value="2.13372138933447">
            <text:p>2.133721389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B$103]" office:value-type="float" office:value="2">
            <text:p>2</text:p>
          </table:table-cell>
          <table:table-cell table:formula="of:=EXP(-1/50*[.A110])*[.B110]" office:value-type="float" office:value="1.73871647079761">
            <text:p>1.7387164708</text:p>
          </table:table-cell>
          <table:table-cell table:formula="of:=EXP(-1/50*[.A110])*1/[.B110]" office:value-type="float" office:value="0.434679117699403">
            <text:p>0.4346791177</text:p>
          </table:table-cell>
          <table:table-cell table:formula="of:=10-10*EXP(-2/50*[.A110])" office:value-type="float" office:value="2.44216258544275">
            <text:p>2.4421625854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$B$103]" office:value-type="float" office:value="2">
            <text:p>2</text:p>
          </table:table-cell>
          <table:table-cell table:formula="of:=EXP(-1/50*[.A111])*[.B111]" office:value-type="float" office:value="1.70428757793242">
            <text:p>1.7042875779</text:p>
          </table:table-cell>
          <table:table-cell table:formula="of:=EXP(-1/50*[.A111])*1/[.B111]" office:value-type="float" office:value="0.426071894483106">
            <text:p>0.4260718945</text:p>
          </table:table-cell>
          <table:table-cell table:formula="of:=10-10*EXP(-2/50*[.A111])" office:value-type="float" office:value="2.73850962926309">
            <text:p>2.7385096293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$B$103]" office:value-type="float" office:value="2">
            <text:p>2</text:p>
          </table:table-cell>
          <table:table-cell table:formula="of:=EXP(-1/50*[.A112])*[.B112]" office:value-type="float" office:value="1.67054042282254">
            <text:p>1.6705404228</text:p>
          </table:table-cell>
          <table:table-cell table:formula="of:=EXP(-1/50*[.A112])*1/[.B112]" office:value-type="float" office:value="0.417635105705636">
            <text:p>0.4176351057</text:p>
          </table:table-cell>
          <table:table-cell table:formula="of:=10-10*EXP(-2/50*[.A112])" office:value-type="float" office:value="3.02323673928969">
            <text:p>3.023236739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$B$103]" office:value-type="float" office:value="2">
            <text:p>2</text:p>
          </table:table-cell>
          <table:table-cell table:formula="of:=EXP(-1/50*[.A113])*[.B113]" office:value-type="float" office:value="1.63746150615596">
            <text:p>1.6374615062</text:p>
          </table:table-cell>
          <table:table-cell table:formula="of:=EXP(-1/50*[.A113])*1/[.B113]" office:value-type="float" office:value="0.409365376538991">
            <text:p>0.4093653765</text:p>
          </table:table-cell>
          <table:table-cell table:formula="of:=10-10*EXP(-2/50*[.A113])" office:value-type="float" office:value="3.29679953964361">
            <text:p>3.296799539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$B$103]" office:value-type="float" office:value="2">
            <text:p>2</text:p>
          </table:table-cell>
          <table:table-cell table:formula="of:=EXP(-1/50*[.A114])*[.B114]" office:value-type="float" office:value="1.60503759592496">
            <text:p>1.6050375959</text:p>
          </table:table-cell>
          <table:table-cell table:formula="of:=EXP(-1/50*[.A114])*1/[.B114]" office:value-type="float" office:value="0.401259398981239">
            <text:p>0.401259399</text:p>
          </table:table-cell>
          <table:table-cell table:formula="of:=10-10*EXP(-2/50*[.A114])" office:value-type="float" office:value="3.55963578916859">
            <text:p>3.559635789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f:=[.$B$103]" office:value-type="float" office:value="2">
            <text:p>2</text:p>
          </table:table-cell>
          <table:table-cell table:formula="of:=EXP(-1/50*[.A115])*[.B115]" office:value-type="float" office:value="1.57325572213311">
            <text:p>1.5732557221</text:p>
          </table:table-cell>
          <table:table-cell table:formula="of:=EXP(-1/50*[.A115])*1/[.B115]" office:value-type="float" office:value="0.393313930533277">
            <text:p>0.3933139305</text:p>
          </table:table-cell>
          <table:table-cell table:formula="of:=10-10*EXP(-2/50*[.A115])" office:value-type="float" office:value="3.81216608193859">
            <text:p>3.812166081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f:=[.$B$103]" office:value-type="float" office:value="2">
            <text:p>2</text:p>
          </table:table-cell>
          <table:table-cell table:formula="of:=EXP(-1/50*[.A116])*[.B116]" office:value-type="float" office:value="1.54210317160713">
            <text:p>1.5421031716</text:p>
          </table:table-cell>
          <table:table-cell table:formula="of:=EXP(-1/50*[.A116])*1/[.B116]" office:value-type="float" office:value="0.385525792901783">
            <text:p>0.3855257929</text:p>
          </table:table-cell>
          <table:table-cell table:formula="of:=10-10*EXP(-2/50*[.A116])" office:value-type="float" office:value="4.05479452029806">
            <text:p>4.05479452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f:=[.$B$103]" office:value-type="float" office:value="2">
            <text:p>2</text:p>
          </table:table-cell>
          <table:table-cell table:formula="of:=EXP(-1/50*[.A117])*[.B117]" office:value-type="float" office:value="1.51156748291145">
            <text:p>1.5115674829</text:p>
          </table:table-cell>
          <table:table-cell table:formula="of:=EXP(-1/50*[.A117])*1/[.B117]" office:value-type="float" office:value="0.377891870727863">
            <text:p>0.3778918707</text:p>
          </table:table-cell>
          <table:table-cell table:formula="of:=10-10*EXP(-2/50*[.A117])" office:value-type="float" office:value="4.28790936151185">
            <text:p>4.28790936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$B$103]" office:value-type="float" office:value="2">
            <text:p>2</text:p>
          </table:table-cell>
          <table:table-cell table:formula="of:=EXP(-1/50*[.A118])*[.B118]" office:value-type="float" office:value="1.48163644136344">
            <text:p>1.4816364414</text:p>
          </table:table-cell>
          <table:table-cell table:formula="of:=EXP(-1/50*[.A118])*1/[.B118]" office:value-type="float" office:value="0.370409110340859">
            <text:p>0.3704091103</text:p>
          </table:table-cell>
          <table:table-cell table:formula="of:=10-10*EXP(-2/50*[.A118])" office:value-type="float" office:value="4.51188363905974">
            <text:p>4.511883639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$B$103]" office:value-type="float" office:value="2">
            <text:p>2</text:p>
          </table:table-cell>
          <table:table-cell table:formula="of:=EXP(-1/50*[.A119])*[.B119]" office:value-type="float" office:value="1.45229807414738">
            <text:p>1.4522980741</text:p>
          </table:table-cell>
          <table:table-cell table:formula="of:=EXP(-1/50*[.A119])*1/[.B119]" office:value-type="float" office:value="0.363074518536845">
            <text:p>0.3630745185</text:p>
          </table:table-cell>
          <table:table-cell table:formula="of:=10-10*EXP(-2/50*[.A119])" office:value-type="float" office:value="4.72707575956951">
            <text:p>4.727075759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$B$103]" office:value-type="float" office:value="2">
            <text:p>2</text:p>
          </table:table-cell>
          <table:table-cell table:formula="of:=EXP(-1/50*[.A120])*[.B120]" office:value-type="float" office:value="1.42354064552522">
            <text:p>1.4235406455</text:p>
          </table:table-cell>
          <table:table-cell table:formula="of:=EXP(-1/50*[.A120])*1/[.B120]" office:value-type="float" office:value="0.355885161381305">
            <text:p>0.3558851614</text:p>
          </table:table-cell>
          <table:table-cell table:formula="of:=10-10*EXP(-2/50*[.A120])" office:value-type="float" office:value="4.93383007634411">
            <text:p>4.933830076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formula="of:=[.$B$103]" office:value-type="float" office:value="2">
            <text:p>2</text:p>
          </table:table-cell>
          <table:table-cell table:formula="of:=EXP(-1/50*[.A121])*[.B121]" office:value-type="float" office:value="1.39535265214206">
            <text:p>1.3953526521</text:p>
          </table:table-cell>
          <table:table-cell table:formula="of:=EXP(-1/50*[.A121])*1/[.B121]" office:value-type="float" office:value="0.348838163035516">
            <text:p>0.348838163</text:p>
          </table:table-cell>
          <table:table-cell table:formula="of:=10-10*EXP(-2/50*[.A121])" office:value-type="float" office:value="5.13247744040028">
            <text:p>5.13247744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formula="of:=[.$B$103]" office:value-type="float" office:value="2">
            <text:p>2</text:p>
          </table:table-cell>
          <table:table-cell table:formula="of:=EXP(-1/50*[.A122])*[.B122]" office:value-type="float" office:value="1.36772281842471">
            <text:p>1.3677228184</text:p>
          </table:table-cell>
          <table:table-cell table:formula="of:=EXP(-1/50*[.A122])*1/[.B122]" office:value-type="float" office:value="0.341930704606178">
            <text:p>0.3419307046</text:p>
          </table:table-cell>
          <table:table-cell table:formula="of:=10-10*EXP(-2/50*[.A122])" office:value-type="float" office:value="5.32333572990091">
            <text:p>5.323335729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$B$103]" office:value-type="float" office:value="2">
            <text:p>2</text:p>
          </table:table-cell>
          <table:table-cell table:formula="of:=EXP(-1/50*[.A123])*[.B123]" office:value-type="float" office:value="1.34064009207128">
            <text:p>1.3406400921</text:p>
          </table:table-cell>
          <table:table-cell table:formula="of:=EXP(-1/50*[.A123])*1/[.B123]" office:value-type="float" office:value="0.33516002301782">
            <text:p>0.335160023</text:p>
          </table:table-cell>
          <table:table-cell table:formula="of:=10-10*EXP(-2/50*[.A123])" office:value-type="float" office:value="5.50671035882778">
            <text:p>5.506710358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formula="of:=[.$B$103]" office:value-type="float" office:value="2">
            <text:p>2</text:p>
          </table:table-cell>
          <table:table-cell table:formula="of:=EXP(-1/50*[.A124])*[.B124]" office:value-type="float" office:value="1.31409363963011">
            <text:p>1.3140936396</text:p>
          </table:table-cell>
          <table:table-cell table:formula="of:=EXP(-1/50*[.A124])*1/[.B124]" office:value-type="float" office:value="0.328523409907528">
            <text:p>0.3285234099</text:p>
          </table:table-cell>
          <table:table-cell table:formula="of:=10-10*EXP(-2/50*[.A124])" office:value-type="float" office:value="5.6828947657092">
            <text:p>5.682894765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formula="of:=[.$B$103]" office:value-type="float" office:value="2">
            <text:p>2</text:p>
          </table:table-cell>
          <table:table-cell table:formula="of:=EXP(-1/50*[.A125])*[.B125]" office:value-type="float" office:value="1.28807284216628">
            <text:p>1.2880728422</text:p>
          </table:table-cell>
          <table:table-cell table:formula="of:=EXP(-1/50*[.A125])*1/[.B125]" office:value-type="float" office:value="0.322018210541571">
            <text:p>0.3220182105</text:p>
          </table:table-cell>
          <table:table-cell table:formula="of:=10-10*EXP(-2/50*[.A125])" office:value-type="float" office:value="5.85217088318419">
            <text:p>5.852170883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formula="of:=[.$B$103]" office:value-type="float" office:value="2">
            <text:p>2</text:p>
          </table:table-cell>
          <table:table-cell table:formula="of:=EXP(-1/50*[.A126])*[.B126]" office:value-type="float" office:value="1.26256729101385">
            <text:p>1.262567291</text:p>
          </table:table-cell>
          <table:table-cell table:formula="of:=EXP(-1/50*[.A126])*1/[.B126]" office:value-type="float" office:value="0.315641822753463">
            <text:p>0.3156418228</text:p>
          </table:table-cell>
          <table:table-cell table:formula="of:=10-10*EXP(-2/50*[.A126])" office:value-type="float" office:value="6.01480958915486">
            <text:p>6.014809589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formula="of:=[.$B$103]" office:value-type="float" office:value="2">
            <text:p>2</text:p>
          </table:table-cell>
          <table:table-cell table:formula="of:=EXP(-1/50*[.A127])*[.B127]" office:value-type="float" office:value="1.23756678361228">
            <text:p>1.2375667836</text:p>
          </table:table-cell>
          <table:table-cell table:formula="of:=EXP(-1/50*[.A127])*1/[.B127]" office:value-type="float" office:value="0.30939169590307">
            <text:p>0.3093916959</text:p>
          </table:table-cell>
          <table:table-cell table:formula="of:=10-10*EXP(-2/50*[.A127])" office:value-type="float" office:value="6.17107114024888">
            <text:p>6.171071140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$B$103]" office:value-type="float" office:value="2">
            <text:p>2</text:p>
          </table:table-cell>
          <table:table-cell table:formula="of:=EXP(-1/50*[.A128])*[.B128]" office:value-type="float" office:value="1.21306131942527">
            <text:p>1.2130613194</text:p>
          </table:table-cell>
          <table:table-cell table:formula="of:=EXP(-1/50*[.A128])*1/[.B128]" office:value-type="float" office:value="0.303265329856317">
            <text:p>0.3032653299</text:p>
          </table:table-cell>
          <table:table-cell table:formula="of:=10-10*EXP(-2/50*[.A128])" office:value-type="float" office:value="6.32120558828558">
            <text:p>6.321205588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$B$103]" office:value-type="float" office:value="2">
            <text:p>2</text:p>
          </table:table-cell>
          <table:table-cell table:formula="of:=EXP(-1/50*[.A129])*[.B129]" office:value-type="float" office:value="1.18904109594039">
            <text:p>1.1890410959</text:p>
          </table:table-cell>
          <table:table-cell table:formula="of:=EXP(-1/50*[.A129])*1/[.B129]" office:value-type="float" office:value="0.297260273985097">
            <text:p>0.297260274</text:p>
          </table:table-cell>
          <table:table-cell table:formula="of:=10-10*EXP(-2/50*[.A129])" office:value-type="float" office:value="6.4654531804122">
            <text:p>6.465453180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$B$103]" office:value-type="float" office:value="2">
            <text:p>2</text:p>
          </table:table-cell>
          <table:table-cell table:formula="of:=EXP(-1/50*[.A130])*[.B130]" office:value-type="float" office:value="1.16549650474798">
            <text:p>1.1654965047</text:p>
          </table:table-cell>
          <table:table-cell table:formula="of:=EXP(-1/50*[.A130])*1/[.B130]" office:value-type="float" office:value="0.291374126186995">
            <text:p>0.2913741262</text:p>
          </table:table-cell>
          <table:table-cell table:formula="of:=10-10*EXP(-2/50*[.A130])" office:value-type="float" office:value="6.60404474355061">
            <text:p>6.604044743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formula="of:=[.$B$103]" office:value-type="float" office:value="2">
            <text:p>2</text:p>
          </table:table-cell>
          <table:table-cell table:formula="of:=EXP(-1/50*[.A131])*[.B131]" office:value-type="float" office:value="1.14241812769763">
            <text:p>1.1424181277</text:p>
          </table:table-cell>
          <table:table-cell table:formula="of:=EXP(-1/50*[.A131])*1/[.B131]" office:value-type="float" office:value="0.285604531924407">
            <text:p>0.2856045319</text:p>
          </table:table-cell>
          <table:table-cell table:formula="of:=10-10*EXP(-2/50*[.A131])" office:value-type="float" office:value="6.73720205376961">
            <text:p>6.737202053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formula="of:=[.$B$103]" office:value-type="float" office:value="2">
            <text:p>2</text:p>
          </table:table-cell>
          <table:table-cell table:formula="of:=EXP(-1/50*[.A132])*[.B132]" office:value-type="float" office:value="1.1197967331308">
            <text:p>1.1197967331</text:p>
          </table:table-cell>
          <table:table-cell table:formula="of:=EXP(-1/50*[.A132])*1/[.B132]" office:value-type="float" office:value="0.279949183282701">
            <text:p>0.2799491833</text:p>
          </table:table-cell>
          <table:table-cell table:formula="of:=10-10*EXP(-2/50*[.A132])" office:value-type="float" office:value="6.86513819117395">
            <text:p>6.865138191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$B$103]" office:value-type="float" office:value="2">
            <text:p>2</text:p>
          </table:table-cell>
          <table:table-cell table:formula="of:=EXP(-1/50*[.A133])*[.B133]" office:value-type="float" office:value="1.09762327218805">
            <text:p>1.0976232722</text:p>
          </table:table-cell>
          <table:table-cell table:formula="of:=EXP(-1/50*[.A133])*1/[.B133]" office:value-type="float" office:value="0.274405818047013">
            <text:p>0.274405818</text:p>
          </table:table-cell>
          <table:table-cell table:formula="of:=10-10*EXP(-2/50*[.A133])" office:value-type="float" office:value="6.98805788087798">
            <text:p>6.988057880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formula="of:=[.$B$103]" office:value-type="float" office:value="2">
            <text:p>2</text:p>
          </table:table-cell>
          <table:table-cell table:formula="of:=EXP(-1/50*[.A134])*[.B134]" office:value-type="float" office:value="1.07588887518935">
            <text:p>1.0758888752</text:p>
          </table:table-cell>
          <table:table-cell table:formula="of:=EXP(-1/50*[.A134])*1/[.B134]" office:value-type="float" office:value="0.268972218797337">
            <text:p>0.2689722188</text:p>
          </table:table-cell>
          <table:table-cell table:formula="of:=10-10*EXP(-2/50*[.A134])" office:value-type="float" office:value="7.10615782060949">
            <text:p>7.10615782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formula="of:=[.$B$103]" office:value-type="float" office:value="2">
            <text:p>2</text:p>
          </table:table-cell>
          <table:table-cell table:formula="of:=EXP(-1/50*[.A135])*[.B135]" office:value-type="float" office:value="1.0545848480861">
            <text:p>1.0545848481</text:p>
          </table:table-cell>
          <table:table-cell table:formula="of:=EXP(-1/50*[.A135])*1/[.B135]" office:value-type="float" office:value="0.263646212021524">
            <text:p>0.263646212</text:p>
          </table:table-cell>
          <table:table-cell table:formula="of:=10-10*EXP(-2/50*[.A135])" office:value-type="float" office:value="7.21962699546806">
            <text:p>7.219626995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formula="of:=[.$B$103]" office:value-type="float" office:value="2">
            <text:p>2</text:p>
          </table:table-cell>
          <table:table-cell table:formula="of:=EXP(-1/50*[.A136])*[.B136]" office:value-type="float" office:value="1.0337026689834">
            <text:p>1.033702669</text:p>
          </table:table-cell>
          <table:table-cell table:formula="of:=EXP(-1/50*[.A136])*1/[.B136]" office:value-type="float" office:value="0.25842566724585">
            <text:p>0.2584256672</text:p>
          </table:table-cell>
          <table:table-cell table:formula="of:=10-10*EXP(-2/50*[.A136])" office:value-type="float" office:value="7.3286469803415">
            <text:p>7.328646980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formula="of:=[.$B$103]" office:value-type="float" office:value="2">
            <text:p>2</text:p>
          </table:table-cell>
          <table:table-cell table:formula="of:=EXP(-1/50*[.A137])*[.B137]" office:value-type="float" office:value="1.01323398473118">
            <text:p>1.0132339847</text:p>
          </table:table-cell>
          <table:table-cell table:formula="of:=EXP(-1/50*[.A137])*1/[.B137]" office:value-type="float" office:value="0.253308496182795">
            <text:p>0.2533084962</text:p>
          </table:table-cell>
          <table:table-cell table:formula="of:=10-10*EXP(-2/50*[.A137])" office:value-type="float" office:value="7.43339223046444">
            <text:p>7.433392230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$B$103]" office:value-type="float" office:value="2">
            <text:p>2</text:p>
          </table:table-cell>
          <table:table-cell table:formula="of:=EXP(-1/50*[.A138])*[.B138]" office:value-type="float" office:value="0.993170607582819">
            <text:p>0.9931706076</text:p>
          </table:table-cell>
          <table:table-cell table:formula="of:=EXP(-1/50*[.A138])*1/[.B138]" office:value-type="float" office:value="0.248292651895705">
            <text:p>0.2482926519</text:p>
          </table:table-cell>
          <table:table-cell table:formula="of:=10-10*EXP(-2/50*[.A138])" office:value-type="float" office:value="7.53403036058394">
            <text:p>7.53403036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formula="of:=[.$B$103]" office:value-type="float" office:value="2">
            <text:p>2</text:p>
          </table:table-cell>
          <table:table-cell table:formula="of:=EXP(-1/50*[.A139])*[.B139]" office:value-type="float" office:value="0.973504511919943">
            <text:p>0.9735045119</text:p>
          </table:table-cell>
          <table:table-cell table:formula="of:=EXP(-1/50*[.A139])*1/[.B139]" office:value-type="float" office:value="0.243376127979986">
            <text:p>0.243376128</text:p>
          </table:table-cell>
          <table:table-cell table:formula="of:=10-10*EXP(-2/50*[.A139])" office:value-type="float" office:value="7.63072241317878">
            <text:p>7.630722413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[.$B$103]" office:value-type="float" office:value="2">
            <text:p>2</text:p>
          </table:table-cell>
          <table:table-cell table:formula="of:=EXP(-1/50*[.A140])*[.B140]" office:value-type="float" office:value="0.954227831042069">
            <text:p>0.954227831</text:p>
          </table:table-cell>
          <table:table-cell table:formula="of:=EXP(-1/50*[.A140])*1/[.B140]" office:value-type="float" office:value="0.238556957760517">
            <text:p>0.2385569578</text:p>
          </table:table-cell>
          <table:table-cell table:formula="of:=10-10*EXP(-2/50*[.A140])" office:value-type="float" office:value="7.72362311616187">
            <text:p>7.723623116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formula="of:=[.$B$103]" office:value-type="float" office:value="2">
            <text:p>2</text:p>
          </table:table-cell>
          <table:table-cell table:formula="of:=EXP(-1/50*[.A141])*[.B141]" office:value-type="float" office:value="0.935332854019818">
            <text:p>0.935332854</text:p>
          </table:table-cell>
          <table:table-cell table:formula="of:=EXP(-1/50*[.A141])*1/[.B141]" office:value-type="float" office:value="0.233833213504955">
            <text:p>0.2338332135</text:p>
          </table:table-cell>
          <table:table-cell table:formula="of:=10-10*EXP(-2/50*[.A141])" office:value-type="float" office:value="7.81288113047785">
            <text:p>7.812881130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formula="of:=[.$B$103]" office:value-type="float" office:value="2">
            <text:p>2</text:p>
          </table:table-cell>
          <table:table-cell table:formula="of:=EXP(-1/50*[.A142])*[.B142]" office:value-type="float" office:value="0.916812022610447">
            <text:p>0.9168120226</text:p>
          </table:table-cell>
          <table:table-cell table:formula="of:=EXP(-1/50*[.A142])*1/[.B142]" office:value-type="float" office:value="0.229203005652612">
            <text:p>0.2292030057</text:p>
          </table:table-cell>
          <table:table-cell table:formula="of:=10-10*EXP(-2/50*[.A142])" office:value-type="float" office:value="7.89863928799235">
            <text:p>7.89863928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$B$103]" office:value-type="float" office:value="2">
            <text:p>2</text:p>
          </table:table-cell>
          <table:table-cell table:formula="of:=EXP(-1/50*[.A143])*[.B143]" office:value-type="float" office:value="0.898657928234443">
            <text:p>0.8986579282</text:p>
          </table:table-cell>
          <table:table-cell table:formula="of:=EXP(-1/50*[.A143])*1/[.B143]" office:value-type="float" office:value="0.224664482058611">
            <text:p>0.2246644821</text:p>
          </table:table-cell>
          <table:table-cell table:formula="of:=10-10*EXP(-2/50*[.A143])" office:value-type="float" office:value="7.98103482005345">
            <text:p>7.981034820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formula="of:=[.$B$103]" office:value-type="float" office:value="2">
            <text:p>2</text:p>
          </table:table-cell>
          <table:table-cell table:formula="of:=EXP(-1/50*[.A144])*[.B144]" office:value-type="float" office:value="0.880863309011999">
            <text:p>0.880863309</text:p>
          </table:table-cell>
          <table:table-cell table:formula="of:=EXP(-1/50*[.A144])*1/[.B144]" office:value-type="float" office:value="0.220215827253">
            <text:p>0.2202158273</text:p>
          </table:table-cell>
          <table:table-cell table:formula="of:=10-10*EXP(-2/50*[.A144])" office:value-type="float" office:value="8.06019957709108">
            <text:p>8.060199577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formula="of:=[.$B$103]" office:value-type="float" office:value="2">
            <text:p>2</text:p>
          </table:table-cell>
          <table:table-cell table:formula="of:=EXP(-1/50*[.A145])*[.B145]" office:value-type="float" office:value="0.863421046858159">
            <text:p>0.8634210469</text:p>
          </table:table-cell>
          <table:table-cell table:formula="of:=EXP(-1/50*[.A145])*1/[.B145]" office:value-type="float" office:value="0.21585526171454">
            <text:p>0.2158552617</text:p>
          </table:table-cell>
          <table:table-cell table:formula="of:=10-10*EXP(-2/50*[.A145])" office:value-type="float" office:value="8.1362602396059">
            <text:p>8.136260239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formula="of:=[.$B$103]" office:value-type="float" office:value="2">
            <text:p>2</text:p>
          </table:table-cell>
          <table:table-cell table:formula="of:=EXP(-1/50*[.A146])*[.B146]" office:value-type="float" office:value="0.846324164635498">
            <text:p>0.8463241646</text:p>
          </table:table-cell>
          <table:table-cell table:formula="of:=EXP(-1/50*[.A146])*1/[.B146]" office:value-type="float" office:value="0.211581041158874">
            <text:p>0.2115810412</text:p>
          </table:table-cell>
          <table:table-cell table:formula="of:=10-10*EXP(-2/50*[.A146])" office:value-type="float" office:value="8.20933852088507">
            <text:p>8.20933852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formula="of:=[.$B$103]" office:value-type="float" office:value="2">
            <text:p>2</text:p>
          </table:table-cell>
          <table:table-cell table:formula="of:=EXP(-1/50*[.A147])*[.B147]" office:value-type="float" office:value="0.829565823363163">
            <text:p>0.8295658234</text:p>
          </table:table-cell>
          <table:table-cell table:formula="of:=EXP(-1/50*[.A147])*1/[.B147]" office:value-type="float" office:value="0.207391455840791">
            <text:p>0.2073914558</text:p>
          </table:table-cell>
          <table:table-cell table:formula="of:=10-10*EXP(-2/50*[.A147])" office:value-type="float" office:value="8.27955136176949">
            <text:p>8.279551361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[.$B$103]" office:value-type="float" office:value="2">
            <text:p>2</text:p>
          </table:table-cell>
          <table:table-cell table:formula="of:=EXP(-1/50*[.A148])*[.B148]" office:value-type="float" office:value="0.813139319481198">
            <text:p>0.8131393195</text:p>
          </table:table-cell>
          <table:table-cell table:formula="of:=EXP(-1/50*[.A148])*1/[.B148]" office:value-type="float" office:value="0.2032848298703">
            <text:p>0.2032848299</text:p>
          </table:table-cell>
          <table:table-cell table:formula="of:=10-10*EXP(-2/50*[.A148])" office:value-type="float" office:value="8.34701111778413">
            <text:p>8.347011117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formula="of:=[.$B$103]" office:value-type="float" office:value="2">
            <text:p>2</text:p>
          </table:table-cell>
          <table:table-cell table:formula="of:=EXP(-1/50*[.A149])*[.B149]" office:value-type="float" office:value="0.797038082169028">
            <text:p>0.7970380822</text:p>
          </table:table-cell>
          <table:table-cell table:formula="of:=EXP(-1/50*[.A149])*1/[.B149]" office:value-type="float" office:value="0.199259520542257">
            <text:p>0.1992595205</text:p>
          </table:table-cell>
          <table:table-cell table:formula="of:=10-10*EXP(-2/50*[.A149])" office:value-type="float" office:value="8.41182573893079">
            <text:p>8.411825738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[.$B$103]" office:value-type="float" office:value="2">
            <text:p>2</text:p>
          </table:table-cell>
          <table:table-cell table:formula="of:=EXP(-1/50*[.A150])*[.B150]" office:value-type="float" office:value="0.781255670717042">
            <text:p>0.7812556707</text:p>
          </table:table-cell>
          <table:table-cell table:formula="of:=EXP(-1/50*[.A150])*1/[.B150]" office:value-type="float" office:value="0.195313917679261">
            <text:p>0.1953139177</text:p>
          </table:table-cell>
          <table:table-cell table:formula="of:=10-10*EXP(-2/50*[.A150])" office:value-type="float" office:value="8.47409894243116">
            <text:p>8.474098942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formula="of:=[.$B$103]" office:value-type="float" office:value="2">
            <text:p>2</text:p>
          </table:table-cell>
          <table:table-cell table:formula="of:=EXP(-1/50*[.A151])*[.B151]" office:value-type="float" office:value="0.765785771950224">
            <text:p>0.765785772</text:p>
          </table:table-cell>
          <table:table-cell table:formula="of:=EXP(-1/50*[.A151])*1/[.B151]" office:value-type="float" office:value="0.191446442987556">
            <text:p>0.191446443</text:p>
          </table:table-cell>
          <table:table-cell table:formula="of:=10-10*EXP(-2/50*[.A151])" office:value-type="float" office:value="8.5339303786965">
            <text:p>8.533930378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formula="of:=[.$B$103]" office:value-type="float" office:value="2">
            <text:p>2</text:p>
          </table:table-cell>
          <table:table-cell table:formula="of:=EXP(-1/50*[.A152])*[.B152]" office:value-type="float" office:value="0.750622197702799">
            <text:p>0.7506221977</text:p>
          </table:table-cell>
          <table:table-cell table:formula="of:=EXP(-1/50*[.A152])*1/[.B152]" office:value-type="float" office:value="0.1876555494257">
            <text:p>0.1876555494</text:p>
          </table:table-cell>
          <table:table-cell table:formula="of:=10-10*EXP(-2/50*[.A152])" office:value-type="float" office:value="8.59141579078955">
            <text:p>8.591415790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.$B$103]" office:value-type="float" office:value="2">
            <text:p>2</text:p>
          </table:table-cell>
          <table:table-cell table:formula="of:=EXP(-1/50*[.A153])*[.B153]" office:value-type="float" office:value="0.735758882342885">
            <text:p>0.7357588823</text:p>
          </table:table-cell>
          <table:table-cell table:formula="of:=EXP(-1/50*[.A153])*1/[.B153]" office:value-type="float" office:value="0.183939720585721">
            <text:p>0.1839397206</text:p>
          </table:table-cell>
          <table:table-cell table:formula="of:=10-10*EXP(-2/50*[.A153])" office:value-type="float" office:value="8.64664716763387">
            <text:p>8.646647167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.$B$103]" office:value-type="float" office:value="2">
            <text:p>2</text:p>
          </table:table-cell>
          <table:table-cell table:formula="of:=EXP(-1/50*[.A154])*[.B154]" office:value-type="float" office:value="0.721189880346157">
            <text:p>0.7211898803</text:p>
          </table:table-cell>
          <table:table-cell table:formula="of:=EXP(-1/50*[.A154])*1/[.B154]" office:value-type="float" office:value="0.180297470086539">
            <text:p>0.1802974701</text:p>
          </table:table-cell>
          <table:table-cell table:formula="of:=10-10*EXP(-2/50*[.A154])" office:value-type="float" office:value="8.69971289121574">
            <text:p>8.699712891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formula="of:=[.$B$103]" office:value-type="float" office:value="2">
            <text:p>2</text:p>
          </table:table-cell>
          <table:table-cell table:formula="of:=EXP(-1/50*[.A155])*[.B155]" office:value-type="float" office:value="0.70690936391756">
            <text:p>0.7069093639</text:p>
          </table:table-cell>
          <table:table-cell table:formula="of:=EXP(-1/50*[.A155])*1/[.B155]" office:value-type="float" office:value="0.17672734097939">
            <text:p>0.176727341</text:p>
          </table:table-cell>
          <table:table-cell table:formula="of:=10-10*EXP(-2/50*[.A155])" office:value-type="float" office:value="8.75069787801418">
            <text:p>8.75069787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formula="of:=[.$B$103]" office:value-type="float" office:value="2">
            <text:p>2</text:p>
          </table:table-cell>
          <table:table-cell table:formula="of:=EXP(-1/50*[.A156])*[.B156]" office:value-type="float" office:value="0.692911620660115">
            <text:p>0.6929116207</text:p>
          </table:table-cell>
          <table:table-cell table:formula="of:=EXP(-1/50*[.A156])*1/[.B156]" office:value-type="float" office:value="0.173227905165029">
            <text:p>0.1732279052</text:p>
          </table:table-cell>
          <table:table-cell table:formula="of:=10-10*EXP(-2/50*[.A156])" office:value-type="float" office:value="8.79968371488543">
            <text:p>8.799683714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formula="of:=[.$B$103]" office:value-type="float" office:value="2">
            <text:p>2</text:p>
          </table:table-cell>
          <table:table-cell table:formula="of:=EXP(-1/50*[.A157])*[.B157]" office:value-type="float" office:value="0.679191051289878">
            <text:p>0.6791910513</text:p>
          </table:table-cell>
          <table:table-cell table:formula="of:=EXP(-1/50*[.A157])*1/[.B157]" office:value-type="float" office:value="0.16979776282247">
            <text:p>0.1697977628</text:p>
          </table:table-cell>
          <table:table-cell table:formula="of:=10-10*EXP(-2/50*[.A157])" office:value-type="float" office:value="8.84674878961937">
            <text:p>8.846748789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[.$B$103]" office:value-type="float" office:value="2">
            <text:p>2</text:p>
          </table:table-cell>
          <table:table-cell table:formula="of:=EXP(-1/50*[.A158])*[.B158]" office:value-type="float" office:value="0.665742167396159">
            <text:p>0.6657421674</text:p>
          </table:table-cell>
          <table:table-cell table:formula="of:=EXP(-1/50*[.A158])*1/[.B158]" office:value-type="float" office:value="0.16643554184904">
            <text:p>0.1664355418</text:p>
          </table:table-cell>
          <table:table-cell table:formula="of:=10-10*EXP(-2/50*[.A158])" office:value-type="float" office:value="8.89196841637666">
            <text:p>8.891968416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formula="of:=[.$B$103]" office:value-type="float" office:value="2">
            <text:p>2</text:p>
          </table:table-cell>
          <table:table-cell table:formula="of:=EXP(-1/50*[.A159])*[.B159]" office:value-type="float" office:value="0.652559589246079">
            <text:p>0.6525595892</text:p>
          </table:table-cell>
          <table:table-cell table:formula="of:=EXP(-1/50*[.A159])*1/[.B159]" office:value-type="float" office:value="0.16313989731152">
            <text:p>0.1631398973</text:p>
          </table:table-cell>
          <table:table-cell table:formula="of:=10-10*EXP(-2/50*[.A159])" office:value-type="float" office:value="8.93541495620747">
            <text:p>8.935414956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formula="of:=[.$B$103]" office:value-type="float" office:value="2">
            <text:p>2</text:p>
          </table:table-cell>
          <table:table-cell table:formula="of:=EXP(-1/50*[.A160])*[.B160]" office:value-type="float" office:value="0.639638043632608">
            <text:p>0.6396380436</text:p>
          </table:table-cell>
          <table:table-cell table:formula="of:=EXP(-1/50*[.A160])*1/[.B160]" office:value-type="float" office:value="0.159909510908152">
            <text:p>0.1599095109</text:p>
          </table:table-cell>
          <table:table-cell table:formula="of:=10-10*EXP(-2/50*[.A160])" office:value-type="float" office:value="8.97715793284463">
            <text:p>8.977157932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formula="of:=[.$B$103]" office:value-type="float" office:value="2">
            <text:p>2</text:p>
          </table:table-cell>
          <table:table-cell table:formula="of:=EXP(-1/50*[.A161])*[.B161]" office:value-type="float" office:value="0.626972361765211">
            <text:p>0.6269723618</text:p>
          </table:table-cell>
          <table:table-cell table:formula="of:=EXP(-1/50*[.A161])*1/[.B161]" office:value-type="float" office:value="0.156743090441303">
            <text:p>0.1567430904</text:p>
          </table:table-cell>
          <table:table-cell table:formula="of:=10-10*EXP(-2/50*[.A161])" office:value-type="float" office:value="9.01726414395639">
            <text:p>9.01726414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formula="of:=[.$B$103]" office:value-type="float" office:value="2">
            <text:p>2</text:p>
          </table:table-cell>
          <table:table-cell table:formula="of:=EXP(-1/50*[.A162])*[.B162]" office:value-type="float" office:value="0.614557477202262">
            <text:p>0.6145574772</text:p>
          </table:table-cell>
          <table:table-cell table:formula="of:=EXP(-1/50*[.A162])*1/[.B162]" office:value-type="float" office:value="0.153639369300566">
            <text:p>0.1536393693</text:p>
          </table:table-cell>
          <table:table-cell table:formula="of:=10-10*EXP(-2/50*[.A162])" office:value-type="float" office:value="9.05579776803698">
            <text:p>9.05579776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[.$B$103]" office:value-type="float" office:value="2">
            <text:p>2</text:p>
          </table:table-cell>
          <table:table-cell table:formula="of:=EXP(-1/50*[.A163])*[.B163]" office:value-type="float" office:value="0.602388423824404">
            <text:p>0.6023884238</text:p>
          </table:table-cell>
          <table:table-cell table:formula="of:=EXP(-1/50*[.A163])*1/[.B163]" office:value-type="float" office:value="0.150597105956101">
            <text:p>0.150597106</text:p>
          </table:table-cell>
          <table:table-cell table:formula="of:=10-10*EXP(-2/50*[.A163])" office:value-type="float" office:value="9.09282046710588">
            <text:p>9.092820467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formula="of:=[.$B$103]" office:value-type="float" office:value="2">
            <text:p>2</text:p>
          </table:table-cell>
          <table:table-cell table:formula="of:=EXP(-1/50*[.A164])*[.B164]" office:value-type="float" office:value="0.590460333848028">
            <text:p>0.5904603338</text:p>
          </table:table-cell>
          <table:table-cell table:formula="of:=EXP(-1/50*[.A164])*1/[.B164]" office:value-type="float" office:value="0.147615083462007">
            <text:p>0.1476150835</text:p>
          </table:table-cell>
          <table:table-cell table:formula="of:=10-10*EXP(-2/50*[.A164])" office:value-type="float" office:value="9.12839148538019">
            <text:p>9.128391485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formula="of:=[.$B$103]" office:value-type="float" office:value="2">
            <text:p>2</text:p>
          </table:table-cell>
          <table:table-cell table:formula="of:=EXP(-1/50*[.A165])*[.B165]" office:value-type="float" office:value="0.578768435878101">
            <text:p>0.5787684359</text:p>
          </table:table-cell>
          <table:table-cell table:formula="of:=EXP(-1/50*[.A165])*1/[.B165]" office:value-type="float" office:value="0.144692108969525">
            <text:p>0.144692109</text:p>
          </table:table-cell>
          <table:table-cell table:formula="of:=10-10*EXP(-2/50*[.A165])" office:value-type="float" office:value="9.16256774407804">
            <text:p>9.162567744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formula="of:=[.$B$103]" office:value-type="float" office:value="2">
            <text:p>2</text:p>
          </table:table-cell>
          <table:table-cell table:formula="of:=EXP(-1/50*[.A166])*[.B166]" office:value-type="float" office:value="0.567308052999541">
            <text:p>0.567308053</text:p>
          </table:table-cell>
          <table:table-cell table:formula="of:=EXP(-1/50*[.A166])*1/[.B166]" office:value-type="float" office:value="0.141827013249885">
            <text:p>0.1418270132</text:p>
          </table:table-cell>
          <table:table-cell table:formula="of:=10-10*EXP(-2/50*[.A166])" office:value-type="float" office:value="9.19540393250468">
            <text:p>9.195403932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formula="of:=[.$B$103]" office:value-type="float" office:value="2">
            <text:p>2</text:p>
          </table:table-cell>
          <table:table-cell table:formula="of:=EXP(-1/50*[.A167])*[.B167]" office:value-type="float" office:value="0.556074600906388">
            <text:p>0.5560746009</text:p>
          </table:table-cell>
          <table:table-cell table:formula="of:=EXP(-1/50*[.A167])*1/[.B167]" office:value-type="float" office:value="0.139018650226597">
            <text:p>0.1390186502</text:p>
          </table:table-cell>
          <table:table-cell table:formula="of:=10-10*EXP(-2/50*[.A167])" office:value-type="float" office:value="9.226952595567">
            <text:p>9.226952595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[.$B$103]" office:value-type="float" office:value="2">
            <text:p>2</text:p>
          </table:table-cell>
          <table:table-cell table:formula="of:=EXP(-1/50*[.A168])*[.B168]" office:value-type="float" office:value="0.545063586068025">
            <text:p>0.5450635861</text:p>
          </table:table-cell>
          <table:table-cell table:formula="of:=EXP(-1/50*[.A168])*1/[.B168]" office:value-type="float" office:value="0.136265896517006">
            <text:p>0.1362658965</text:p>
          </table:table-cell>
          <table:table-cell table:formula="of:=10-10*EXP(-2/50*[.A168])" office:value-type="float" office:value="9.25726421785666">
            <text:p>9.257264217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[.$B$103]" office:value-type="float" office:value="2">
            <text:p>2</text:p>
          </table:table-cell>
          <table:table-cell table:formula="of:=EXP(-1/50*[.A169])*[.B169]" office:value-type="float" office:value="0.534270603931701">
            <text:p>0.5342706039</text:p>
          </table:table-cell>
          <table:table-cell table:formula="of:=EXP(-1/50*[.A169])*1/[.B169]" office:value-type="float" office:value="0.133567650982925">
            <text:p>0.133567651</text:p>
          </table:table-cell>
          <table:table-cell table:formula="of:=10-10*EXP(-2/50*[.A169])" office:value-type="float" office:value="9.28638730443614">
            <text:p>9.286387304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formula="of:=[.$B$103]" office:value-type="float" office:value="2">
            <text:p>2</text:p>
          </table:table-cell>
          <table:table-cell table:formula="of:=EXP(-1/50*[.A170])*[.B170]" office:value-type="float" office:value="0.523691337160652">
            <text:p>0.5236913372</text:p>
          </table:table-cell>
          <table:table-cell table:formula="of:=EXP(-1/50*[.A170])*1/[.B170]" office:value-type="float" office:value="0.130922834290163">
            <text:p>0.1309228343</text:p>
          </table:table-cell>
          <table:table-cell table:formula="of:=10-10*EXP(-2/50*[.A170])" office:value-type="float" office:value="9.31436845845722">
            <text:p>9.314368458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formula="of:=[.$B$103]" office:value-type="float" office:value="2">
            <text:p>2</text:p>
          </table:table-cell>
          <table:table-cell table:formula="of:=EXP(-1/50*[.A171])*[.B171]" office:value-type="float" office:value="0.513321553907112">
            <text:p>0.5133215539</text:p>
          </table:table-cell>
          <table:table-cell table:formula="of:=EXP(-1/50*[.A171])*1/[.B171]" office:value-type="float" office:value="0.128330388476778">
            <text:p>0.1283303885</text:p>
          </table:table-cell>
          <table:table-cell table:formula="of:=10-10*EXP(-2/50*[.A171])" office:value-type="float" office:value="9.34125245573597">
            <text:p>9.341252455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formula="of:=[.$B$103]" office:value-type="float" office:value="2">
            <text:p>2</text:p>
          </table:table-cell>
          <table:table-cell table:formula="of:=EXP(-1/50*[.A172])*[.B172]" office:value-type="float" office:value="0.503157106119513">
            <text:p>0.5031571061</text:p>
          </table:table-cell>
          <table:table-cell table:formula="of:=EXP(-1/50*[.A172])*1/[.B172]" office:value-type="float" office:value="0.125789276529878">
            <text:p>0.1257892765</text:p>
          </table:table-cell>
          <table:table-cell table:formula="of:=10-10*EXP(-2/50*[.A172])" office:value-type="float" office:value="9.36708231640359">
            <text:p>9.367082316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[.$B$103]" office:value-type="float" office:value="2">
            <text:p>2</text:p>
          </table:table-cell>
          <table:table-cell table:formula="of:=EXP(-1/50*[.A173])*[.B173]" office:value-type="float" office:value="0.493193927883213">
            <text:p>0.4931939279</text:p>
          </table:table-cell>
          <table:table-cell table:formula="of:=EXP(-1/50*[.A173])*1/[.B173]" office:value-type="float" office:value="0.123298481970803">
            <text:p>0.123298482</text:p>
          </table:table-cell>
          <table:table-cell table:formula="of:=10-10*EXP(-2/50*[.A173])" office:value-type="float" office:value="9.39189937374782">
            <text:p>9.391899373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formula="of:=[.$B$103]" office:value-type="float" office:value="2">
            <text:p>2</text:p>
          </table:table-cell>
          <table:table-cell table:formula="of:=EXP(-1/50*[.A174])*[.B174]" office:value-type="float" office:value="0.483428033794073">
            <text:p>0.4834280338</text:p>
          </table:table-cell>
          <table:table-cell table:formula="of:=EXP(-1/50*[.A174])*1/[.B174]" office:value-type="float" office:value="0.120857008448518">
            <text:p>0.1208570084</text:p>
          </table:table-cell>
          <table:table-cell table:formula="of:=10-10*EXP(-2/50*[.A174])" office:value-type="float" office:value="9.41574334035499">
            <text:p>9.4157433404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formula="of:=[.$B$103]" office:value-type="float" office:value="2">
            <text:p>2</text:p>
          </table:table-cell>
          <table:table-cell table:formula="of:=EXP(-1/50*[.A175])*[.B175]" office:value-type="float" office:value="0.473855517364244">
            <text:p>0.4738555174</text:p>
          </table:table-cell>
          <table:table-cell table:formula="of:=EXP(-1/50*[.A175])*1/[.B175]" office:value-type="float" office:value="0.118463879341061">
            <text:p>0.1184638793</text:p>
          </table:table-cell>
          <table:table-cell table:formula="of:=10-10*EXP(-2/50*[.A175])" office:value-type="float" office:value="9.43865237165866">
            <text:p>9.438652371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formula="of:=[.$B$103]" office:value-type="float" office:value="2">
            <text:p>2</text:p>
          </table:table-cell>
          <table:table-cell table:formula="of:=EXP(-1/50*[.A176])*[.B176]" office:value-type="float" office:value="0.464472549459518">
            <text:p>0.4644725495</text:p>
          </table:table-cell>
          <table:table-cell table:formula="of:=EXP(-1/50*[.A176])*1/[.B176]" office:value-type="float" office:value="0.116118137364879">
            <text:p>0.1161181374</text:p>
          </table:table-cell>
          <table:table-cell table:formula="of:=10-10*EXP(-2/50*[.A176])" office:value-type="float" office:value="9.46066312699644">
            <text:p>9.46066312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formula="of:=[.$B$103]" office:value-type="float" office:value="2">
            <text:p>2</text:p>
          </table:table-cell>
          <table:table-cell table:formula="of:=EXP(-1/50*[.A177])*[.B177]" office:value-type="float" office:value="0.455275376767625">
            <text:p>0.4552753768</text:p>
          </table:table-cell>
          <table:table-cell table:formula="of:=EXP(-1/50*[.A177])*1/[.B177]" office:value-type="float" office:value="0.113818844191906">
            <text:p>0.1138188442</text:p>
          </table:table-cell>
          <table:table-cell table:formula="of:=10-10*EXP(-2/50*[.A177])" office:value-type="float" office:value="9.48181082827274">
            <text:p>9.4818108283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[.$B$103]" office:value-type="float" office:value="2">
            <text:p>2</text:p>
          </table:table-cell>
          <table:table-cell table:formula="of:=EXP(-1/50*[.A178])*[.B178]" office:value-type="float" office:value="0.44626032029686">
            <text:p>0.4462603203</text:p>
          </table:table-cell>
          <table:table-cell table:formula="of:=EXP(-1/50*[.A178])*1/[.B178]" office:value-type="float" office:value="0.111565080074215">
            <text:p>0.1115650801</text:p>
          </table:table-cell>
          <table:table-cell table:formula="of:=10-10*EXP(-2/50*[.A178])" office:value-type="float" office:value="9.50212931632136">
            <text:p>9.502129316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formula="of:=[.$B$103]" office:value-type="float" office:value="2">
            <text:p>2</text:p>
          </table:table-cell>
          <table:table-cell table:formula="of:=EXP(-1/50*[.A179])*[.B179]" office:value-type="float" office:value="0.43742377390443">
            <text:p>0.4374237739</text:p>
          </table:table-cell>
          <table:table-cell table:formula="of:=EXP(-1/50*[.A179])*1/[.B179]" office:value-type="float" office:value="0.109355943476107">
            <text:p>0.1093559435</text:p>
          </table:table-cell>
          <table:table-cell table:formula="of:=10-10*EXP(-2/50*[.A179])" office:value-type="float" office:value="9.52165110505802">
            <text:p>9.521651105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formula="of:=[.$B$103]" office:value-type="float" office:value="2">
            <text:p>2</text:p>
          </table:table-cell>
          <table:table-cell table:formula="of:=EXP(-1/50*[.A180])*[.B180]" office:value-type="float" office:value="0.428762202853956">
            <text:p>0.4287622029</text:p>
          </table:table-cell>
          <table:table-cell table:formula="of:=EXP(-1/50*[.A180])*1/[.B180]" office:value-type="float" office:value="0.107190550713489">
            <text:p>0.1071905507</text:p>
          </table:table-cell>
          <table:table-cell table:formula="of:=10-10*EXP(-2/50*[.A180])" office:value-type="float" office:value="9.54040743350956">
            <text:p>9.540407433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formula="of:=[.$B$103]" office:value-type="float" office:value="2">
            <text:p>2</text:p>
          </table:table-cell>
          <table:table-cell table:formula="of:=EXP(-1/50*[.A181])*[.B181]" office:value-type="float" office:value="0.420272142401529">
            <text:p>0.4202721424</text:p>
          </table:table-cell>
          <table:table-cell table:formula="of:=EXP(-1/50*[.A181])*1/[.B181]" office:value-type="float" office:value="0.105068035600382">
            <text:p>0.1050680356</text:p>
          </table:table-cell>
          <table:table-cell table:formula="of:=10-10*EXP(-2/50*[.A181])" office:value-type="float" office:value="9.55842831580307">
            <text:p>9.558428315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formula="of:=[.$B$103]" office:value-type="float" office:value="2">
            <text:p>2</text:p>
          </table:table-cell>
          <table:table-cell table:formula="of:=EXP(-1/50*[.A182])*[.B182]" office:value-type="float" office:value="0.411950196409767">
            <text:p>0.4119501964</text:p>
          </table:table-cell>
          <table:table-cell table:formula="of:=EXP(-1/50*[.A182])*1/[.B182]" office:value-type="float" office:value="0.102987549102442">
            <text:p>0.1029875491</text:p>
          </table:table-cell>
          <table:table-cell table:formula="of:=10-10*EXP(-2/50*[.A182])" office:value-type="float" office:value="9.57574258919489">
            <text:p>9.575742589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[.$B$103]" office:value-type="float" office:value="2">
            <text:p>2</text:p>
          </table:table-cell>
          <table:table-cell table:formula="of:=EXP(-1/50*[.A183])*[.B183]" office:value-type="float" office:value="0.403793035989311">
            <text:p>0.403793036</text:p>
          </table:table-cell>
          <table:table-cell table:formula="of:=EXP(-1/50*[.A183])*1/[.B183]" office:value-type="float" office:value="0.100948258997328">
            <text:p>0.100948259</text:p>
          </table:table-cell>
          <table:table-cell table:formula="of:=10-10*EXP(-2/50*[.A183])" office:value-type="float" office:value="9.59237796021634">
            <text:p>9.592377960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formula="of:=[.$B$103]" office:value-type="float" office:value="2">
            <text:p>2</text:p>
          </table:table-cell>
          <table:table-cell table:formula="of:=EXP(-1/50*[.A184])*[.B184]" office:value-type="float" office:value="0.395797398167229">
            <text:p>0.3957973982</text:p>
          </table:table-cell>
          <table:table-cell table:formula="of:=EXP(-1/50*[.A184])*1/[.B184]" office:value-type="float" office:value="0.0989493495418073">
            <text:p>0.0989493495</text:p>
          </table:table-cell>
          <table:table-cell table:formula="of:=10-10*EXP(-2/50*[.A184])" office:value-type="float" office:value="9.60836104901013">
            <text:p>9.60836104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formula="of:=[.$B$103]" office:value-type="float" office:value="2">
            <text:p>2</text:p>
          </table:table-cell>
          <table:table-cell table:formula="of:=EXP(-1/50*[.A185])*[.B185]" office:value-type="float" office:value="0.387960084581784">
            <text:p>0.3879600846</text:p>
          </table:table-cell>
          <table:table-cell table:formula="of:=EXP(-1/50*[.A185])*1/[.B185]" office:value-type="float" office:value="0.0969900211454459">
            <text:p>0.0969900211</text:p>
          </table:table-cell>
          <table:table-cell table:formula="of:=10-10*EXP(-2/50*[.A185])" office:value-type="float" office:value="9.62371743192824">
            <text:p>9.623717431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formula="of:=[.$B$103]" office:value-type="float" office:value="2">
            <text:p>2</text:p>
          </table:table-cell>
          <table:table-cell table:formula="of:=EXP(-1/50*[.A186])*[.B186]" office:value-type="float" office:value="0.380277960203041">
            <text:p>0.3802779602</text:p>
          </table:table-cell>
          <table:table-cell table:formula="of:=EXP(-1/50*[.A186])*1/[.B186]" office:value-type="float" office:value="0.0950694900507603">
            <text:p>0.0950694901</text:p>
          </table:table-cell>
          <table:table-cell table:formula="of:=10-10*EXP(-2/50*[.A186])" office:value-type="float" office:value="9.63847168245954">
            <text:p>9.638471682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formula="of:=[.$B$103]" office:value-type="float" office:value="2">
            <text:p>2</text:p>
          </table:table-cell>
          <table:table-cell table:formula="of:=EXP(-1/50*[.A187])*[.B187]" office:value-type="float" office:value="0.37274795207882">
            <text:p>0.3727479521</text:p>
          </table:table-cell>
          <table:table-cell table:formula="of:=EXP(-1/50*[.A187])*1/[.B187]" office:value-type="float" office:value="0.093186988019705">
            <text:p>0.093186988</text:p>
          </table:table-cell>
          <table:table-cell table:formula="of:=10-10*EXP(-2/50*[.A187])" office:value-type="float" office:value="9.65264741055261">
            <text:p>9.65264741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[.$B$103]" office:value-type="float" office:value="2">
            <text:p>2</text:p>
          </table:table-cell>
          <table:table-cell table:formula="of:=EXP(-1/50*[.A188])*[.B188]" office:value-type="float" office:value="0.365367048105469">
            <text:p>0.3653670481</text:p>
          </table:table-cell>
          <table:table-cell table:formula="of:=EXP(-1/50*[.A188])*1/[.B188]" office:value-type="float" office:value="0.0913417620263673">
            <text:p>0.091341762</text:p>
          </table:table-cell>
          <table:table-cell table:formula="of:=10-10*EXP(-2/50*[.A188])" office:value-type="float" office:value="9.66626730039674">
            <text:p>9.666267300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formula="of:=[.$B$103]" office:value-type="float" office:value="2">
            <text:p>2</text:p>
          </table:table-cell>
          <table:table-cell table:formula="of:=EXP(-1/50*[.A189])*[.B189]" office:value-type="float" office:value="0.358132295822986">
            <text:p>0.3581322958</text:p>
          </table:table-cell>
          <table:table-cell table:formula="of:=EXP(-1/50*[.A189])*1/[.B189]" office:value-type="float" office:value="0.0895330739557466">
            <text:p>0.089533074</text:p>
          </table:table-cell>
          <table:table-cell table:formula="of:=10-10*EXP(-2/50*[.A189])" office:value-type="float" office:value="9.67935314672139">
            <text:p>9.679353146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formula="of:=[.$B$103]" office:value-type="float" office:value="2">
            <text:p>2</text:p>
          </table:table-cell>
          <table:table-cell table:formula="of:=EXP(-1/50*[.A190])*[.B190]" office:value-type="float" office:value="0.351040801233994">
            <text:p>0.3510408012</text:p>
          </table:table-cell>
          <table:table-cell table:formula="of:=EXP(-1/50*[.A190])*1/[.B190]" office:value-type="float" office:value="0.0877602003084984">
            <text:p>0.0877602003</text:p>
          </table:table-cell>
          <table:table-cell table:formula="of:=10-10*EXP(-2/50*[.A190])" office:value-type="float" office:value="9.69192588967249">
            <text:p>9.691925889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formula="of:=[.$B$103]" office:value-type="float" office:value="2">
            <text:p>2</text:p>
          </table:table-cell>
          <table:table-cell table:formula="of:=EXP(-1/50*[.A191])*[.B191]" office:value-type="float" office:value="0.344089727646101">
            <text:p>0.3440897276</text:p>
          </table:table-cell>
          <table:table-cell table:formula="of:=EXP(-1/50*[.A191])*1/[.B191]" office:value-type="float" office:value="0.0860224319115253">
            <text:p>0.0860224319</text:p>
          </table:table-cell>
          <table:table-cell table:formula="of:=10-10*EXP(-2/50*[.A191])" office:value-type="float" office:value="9.70400564832108">
            <text:p>9.704005648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formula="of:=[.$B$103]" office:value-type="float" office:value="2">
            <text:p>2</text:p>
          </table:table-cell>
          <table:table-cell table:formula="of:=EXP(-1/50*[.A192])*[.B192]" office:value-type="float" office:value="0.337276294537191">
            <text:p>0.3372762945</text:p>
          </table:table-cell>
          <table:table-cell table:formula="of:=EXP(-1/50*[.A192])*1/[.B192]" office:value-type="float" office:value="0.0843190736342977">
            <text:p>0.0843190736</text:p>
          </table:table-cell>
          <table:table-cell table:formula="of:=10-10*EXP(-2/50*[.A192])" office:value-type="float" office:value="9.71561175285816">
            <text:p>9.715611752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[.$B$103]" office:value-type="float" office:value="2">
            <text:p>2</text:p>
          </table:table-cell>
          <table:table-cell table:formula="of:=EXP(-1/50*[.A193])*[.B193]" office:value-type="float" office:value="0.330597776443173">
            <text:p>0.3305977764</text:p>
          </table:table-cell>
          <table:table-cell table:formula="of:=EXP(-1/50*[.A193])*1/[.B193]" office:value-type="float" office:value="0.0826494441107933">
            <text:p>0.0826494441</text:p>
          </table:table-cell>
          <table:table-cell table:formula="of:=10-10*EXP(-2/50*[.A193])" office:value-type="float" office:value="9.72676277552707">
            <text:p>9.726762775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formula="of:=[.$B$103]" office:value-type="float" office:value="2">
            <text:p>2</text:p>
          </table:table-cell>
          <table:table-cell table:formula="of:=EXP(-1/50*[.A194])*[.B194]" office:value-type="float" office:value="0.324051501867761">
            <text:p>0.3240515019</text:p>
          </table:table-cell>
          <table:table-cell table:formula="of:=EXP(-1/50*[.A194])*1/[.B194]" office:value-type="float" office:value="0.0810128754669404">
            <text:p>0.0810128755</text:p>
          </table:table-cell>
          <table:table-cell table:formula="of:=10-10*EXP(-2/50*[.A194])" office:value-type="float" office:value="9.73747656034312">
            <text:p>9.737476560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formula="of:=[.$B$103]" office:value-type="float" office:value="2">
            <text:p>2</text:p>
          </table:table-cell>
          <table:table-cell table:formula="of:=EXP(-1/50*[.A195])*[.B195]" office:value-type="float" office:value="0.317634852213841">
            <text:p>0.3176348522</text:p>
          </table:table-cell>
          <table:table-cell table:formula="of:=EXP(-1/50*[.A195])*1/[.B195]" office:value-type="float" office:value="0.0794087130534603">
            <text:p>0.0794087131</text:p>
          </table:table-cell>
          <table:table-cell table:formula="of:=10-10*EXP(-2/50*[.A195])" office:value-type="float" office:value="9.74777025164773">
            <text:p>9.747770251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formula="of:=[.$B$103]" office:value-type="float" office:value="2">
            <text:p>2</text:p>
          </table:table-cell>
          <table:table-cell table:formula="of:=EXP(-1/50*[.A196])*[.B196]" office:value-type="float" office:value="0.311345260735995">
            <text:p>0.3113452607</text:p>
          </table:table-cell>
          <table:table-cell table:formula="of:=EXP(-1/50*[.A196])*1/[.B196]" office:value-type="float" office:value="0.0778363151839987">
            <text:p>0.0778363152</text:p>
          </table:table-cell>
          <table:table-cell table:formula="of:=10-10*EXP(-2/50*[.A196])" office:value-type="float" office:value="9.75766032154309">
            <text:p>9.757660321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formula="of:=[.$B$103]" office:value-type="float" office:value="2">
            <text:p>2</text:p>
          </table:table-cell>
          <table:table-cell table:formula="of:=EXP(-1/50*[.A197])*[.B197]" office:value-type="float" office:value="0.305180211513768">
            <text:p>0.3051802115</text:p>
          </table:table-cell>
          <table:table-cell table:formula="of:=EXP(-1/50*[.A197])*1/[.B197]" office:value-type="float" office:value="0.0762950528784419">
            <text:p>0.0762950529</text:p>
          </table:table-cell>
          <table:table-cell table:formula="of:=10-10*EXP(-2/50*[.A197])" office:value-type="float" office:value="9.76716259625103">
            <text:p>9.767162596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[.$B$103]" office:value-type="float" office:value="2">
            <text:p>2</text:p>
          </table:table-cell>
          <table:table-cell table:formula="of:=EXP(-1/50*[.A198])*[.B198]" office:value-type="float" office:value="0.29913723844527">
            <text:p>0.2991372384</text:p>
          </table:table-cell>
          <table:table-cell table:formula="of:=EXP(-1/50*[.A198])*1/[.B198]" office:value-type="float" office:value="0.0747843096113175">
            <text:p>0.0747843096</text:p>
          </table:table-cell>
          <table:table-cell table:formula="of:=10-10*EXP(-2/50*[.A198])" office:value-type="float" office:value="9.77629228143834">
            <text:p>9.776292281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formula="of:=[.$B$103]" office:value-type="float" office:value="2">
            <text:p>2</text:p>
          </table:table-cell>
          <table:table-cell table:formula="of:=EXP(-1/50*[.A199])*[.B199]" office:value-type="float" office:value="0.2932139242607">
            <text:p>0.2932139243</text:p>
          </table:table-cell>
          <table:table-cell table:formula="of:=EXP(-1/50*[.A199])*1/[.B199]" office:value-type="float" office:value="0.0733034810651751">
            <text:p>0.0733034811</text:p>
          </table:table-cell>
          <table:table-cell table:formula="of:=10-10*EXP(-2/50*[.A199])" office:value-type="float" office:value="9.7850639865491">
            <text:p>9.785063986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formula="of:=[.$B$103]" office:value-type="float" office:value="2">
            <text:p>2</text:p>
          </table:table-cell>
          <table:table-cell table:formula="of:=EXP(-1/50*[.A200])*[.B200]" office:value-type="float" office:value="0.287407899555406">
            <text:p>0.2874078996</text:p>
          </table:table-cell>
          <table:table-cell table:formula="of:=EXP(-1/50*[.A200])*1/[.B200]" office:value-type="float" office:value="0.0718519748888515">
            <text:p>0.0718519749</text:p>
          </table:table-cell>
          <table:table-cell table:formula="of:=10-10*EXP(-2/50*[.A200])" office:value-type="float" office:value="9.79349174818288">
            <text:p>9.793491748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formula="of:=[.$B$103]" office:value-type="float" office:value="2">
            <text:p>2</text:p>
          </table:table-cell>
          <table:table-cell table:formula="of:=EXP(-1/50*[.A201])*[.B201]" office:value-type="float" office:value="0.28171684184209">
            <text:p>0.2817168418</text:p>
          </table:table-cell>
          <table:table-cell table:formula="of:=EXP(-1/50*[.A201])*1/[.B201]" office:value-type="float" office:value="0.0704292104605225">
            <text:p>0.0704292105</text:p>
          </table:table-cell>
          <table:table-cell table:formula="of:=10-10*EXP(-2/50*[.A201])" office:value-type="float" office:value="9.8015890525563">
            <text:p>9.801589052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formula="of:=[.$B$103]" office:value-type="float" office:value="2">
            <text:p>2</text:p>
          </table:table-cell>
          <table:table-cell table:formula="of:=EXP(-1/50*[.A202])*[.B202]" office:value-type="float" office:value="0.276138474621786">
            <text:p>0.2761384746</text:p>
          </table:table-cell>
          <table:table-cell table:formula="of:=EXP(-1/50*[.A202])*1/[.B202]" office:value-type="float" office:value="0.0690346186554464">
            <text:p>0.0690346187</text:p>
          </table:table-cell>
          <table:table-cell table:formula="of:=10-10*EXP(-2/50*[.A202])" office:value-type="float" office:value="9.80936885708388">
            <text:p>9.809368857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$B$103]" office:value-type="float" office:value="2">
            <text:p>2</text:p>
          </table:table-cell>
          <table:table-cell table:formula="of:=EXP(-1/50*[.A203])*[.B203]" office:value-type="float" office:value="0.270670566473225">
            <text:p>0.2706705665</text:p>
          </table:table-cell>
          <table:table-cell table:formula="of:=EXP(-1/50*[.A203])*1/[.B203]" office:value-type="float" office:value="0.0676676416183064">
            <text:p>0.0676676416</text:p>
          </table:table-cell>
          <table:table-cell table:formula="of:=10-10*EXP(-2/50*[.A203])" office:value-type="float" office:value="9.81684361111266">
            <text:p>9.81684361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EXP(-1/50*[.A204])*[.B204]" office:value-type="float" office:value="4">
            <text:p>4</text:p>
          </table:table-cell>
          <table:table-cell table:formula="of:=EXP(-1/50*[.A204])*1/[.B204]" office:value-type="float" office:value="0.25">
            <text:p>0.25</text:p>
          </table:table-cell>
          <table:table-cell table:formula="of:=10-10*EXP(-2/50*[.A204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$B$204]" office:value-type="float" office:value="4">
            <text:p>4</text:p>
          </table:table-cell>
          <table:table-cell table:formula="of:=EXP(-1/50*[.A205])*[.B205]" office:value-type="float" office:value="3.92079469322702">
            <text:p>3.9207946932</text:p>
          </table:table-cell>
          <table:table-cell table:formula="of:=EXP(-1/50*[.A205])*1/[.B205]" office:value-type="float" office:value="0.245049668326689">
            <text:p>0.2450496683</text:p>
          </table:table-cell>
          <table:table-cell table:formula="of:=10-10*EXP(-2/50*[.A205])" office:value-type="float" office:value="0.392105608476768">
            <text:p>0.3921056085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$B$204]" office:value-type="float" office:value="4">
            <text:p>4</text:p>
          </table:table-cell>
          <table:table-cell table:formula="of:=EXP(-1/50*[.A206])*[.B206]" office:value-type="float" office:value="3.84315775660929">
            <text:p>3.8431577566</text:p>
          </table:table-cell>
          <table:table-cell table:formula="of:=EXP(-1/50*[.A206])*1/[.B206]" office:value-type="float" office:value="0.240197359788081">
            <text:p>0.2401973598</text:p>
          </table:table-cell>
          <table:table-cell table:formula="of:=10-10*EXP(-2/50*[.A206])" office:value-type="float" office:value="0.768836536133643">
            <text:p>0.768836536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$B$204]" office:value-type="float" office:value="4">
            <text:p>4</text:p>
          </table:table-cell>
          <table:table-cell table:formula="of:=EXP(-1/50*[.A207])*[.B207]" office:value-type="float" office:value="3.76705813433699">
            <text:p>3.7670581343</text:p>
          </table:table-cell>
          <table:table-cell table:formula="of:=EXP(-1/50*[.A207])*1/[.B207]" office:value-type="float" office:value="0.235441133396062">
            <text:p>0.2354411334</text:p>
          </table:table-cell>
          <table:table-cell table:formula="of:=10-10*EXP(-2/50*[.A207])" office:value-type="float" office:value="1.13079563282843">
            <text:p>1.130795632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$B$204]" office:value-type="float" office:value="4">
            <text:p>4</text:p>
          </table:table-cell>
          <table:table-cell table:formula="of:=EXP(-1/50*[.A208])*[.B208]" office:value-type="float" office:value="3.69246538554654">
            <text:p>3.6924653855</text:p>
          </table:table-cell>
          <table:table-cell table:formula="of:=EXP(-1/50*[.A208])*1/[.B208]" office:value-type="float" office:value="0.230779086596659">
            <text:p>0.2307790866</text:p>
          </table:table-cell>
          <table:table-cell table:formula="of:=10-10*EXP(-2/50*[.A208])" office:value-type="float" office:value="1.47856211033789">
            <text:p>1.478562110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$B$204]" office:value-type="float" office:value="4">
            <text:p>4</text:p>
          </table:table-cell>
          <table:table-cell table:formula="of:=EXP(-1/50*[.A209])*[.B209]" office:value-type="float" office:value="3.61934967214384">
            <text:p>3.6193496721</text:p>
          </table:table-cell>
          <table:table-cell table:formula="of:=EXP(-1/50*[.A209])*1/[.B209]" office:value-type="float" office:value="0.22620935450899">
            <text:p>0.2262093545</text:p>
          </table:table-cell>
          <table:table-cell table:formula="of:=10-10*EXP(-2/50*[.A209])" office:value-type="float" office:value="1.81269246922018">
            <text:p>1.812692469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$B$204]" office:value-type="float" office:value="4">
            <text:p>4</text:p>
          </table:table-cell>
          <table:table-cell table:formula="of:=EXP(-1/50*[.A210])*[.B210]" office:value-type="float" office:value="3.54768174686863">
            <text:p>3.5476817469</text:p>
          </table:table-cell>
          <table:table-cell table:formula="of:=EXP(-1/50*[.A210])*1/[.B210]" office:value-type="float" office:value="0.221730109179289">
            <text:p>0.2217301092</text:p>
          </table:table-cell>
          <table:table-cell table:formula="of:=10-10*EXP(-2/50*[.A210])" office:value-type="float" office:value="2.13372138933447">
            <text:p>2.133721389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B$204]" office:value-type="float" office:value="4">
            <text:p>4</text:p>
          </table:table-cell>
          <table:table-cell table:formula="of:=EXP(-1/50*[.A211])*[.B211]" office:value-type="float" office:value="3.47743294159522">
            <text:p>3.4774329416</text:p>
          </table:table-cell>
          <table:table-cell table:formula="of:=EXP(-1/50*[.A211])*1/[.B211]" office:value-type="float" office:value="0.217339558849701">
            <text:p>0.2173395588</text:p>
          </table:table-cell>
          <table:table-cell table:formula="of:=10-10*EXP(-2/50*[.A211])" office:value-type="float" office:value="2.44216258544275">
            <text:p>2.4421625854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$B$204]" office:value-type="float" office:value="4">
            <text:p>4</text:p>
          </table:table-cell>
          <table:table-cell table:formula="of:=EXP(-1/50*[.A212])*[.B212]" office:value-type="float" office:value="3.40857515586485">
            <text:p>3.4085751559</text:p>
          </table:table-cell>
          <table:table-cell table:formula="of:=EXP(-1/50*[.A212])*1/[.B212]" office:value-type="float" office:value="0.213035947241553">
            <text:p>0.2130359472</text:p>
          </table:table-cell>
          <table:table-cell table:formula="of:=10-10*EXP(-2/50*[.A212])" office:value-type="float" office:value="2.73850962926309">
            <text:p>2.7385096293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$B$204]" office:value-type="float" office:value="4">
            <text:p>4</text:p>
          </table:table-cell>
          <table:table-cell table:formula="of:=EXP(-1/50*[.A213])*[.B213]" office:value-type="float" office:value="3.34108084564509">
            <text:p>3.3410808456</text:p>
          </table:table-cell>
          <table:table-cell table:formula="of:=EXP(-1/50*[.A213])*1/[.B213]" office:value-type="float" office:value="0.208817552852818">
            <text:p>0.2088175529</text:p>
          </table:table-cell>
          <table:table-cell table:formula="of:=10-10*EXP(-2/50*[.A213])" office:value-type="float" office:value="3.02323673928969">
            <text:p>3.023236739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$B$204]" office:value-type="float" office:value="4">
            <text:p>4</text:p>
          </table:table-cell>
          <table:table-cell table:formula="of:=EXP(-1/50*[.A214])*[.B214]" office:value-type="float" office:value="3.27492301231193">
            <text:p>3.2749230123</text:p>
          </table:table-cell>
          <table:table-cell table:formula="of:=EXP(-1/50*[.A214])*1/[.B214]" office:value-type="float" office:value="0.204682688269495">
            <text:p>0.2046826883</text:p>
          </table:table-cell>
          <table:table-cell table:formula="of:=10-10*EXP(-2/50*[.A214])" office:value-type="float" office:value="3.29679953964361">
            <text:p>3.296799539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$B$204]" office:value-type="float" office:value="4">
            <text:p>4</text:p>
          </table:table-cell>
          <table:table-cell table:formula="of:=EXP(-1/50*[.A215])*[.B215]" office:value-type="float" office:value="3.21007519184991">
            <text:p>3.2100751918</text:p>
          </table:table-cell>
          <table:table-cell table:formula="of:=EXP(-1/50*[.A215])*1/[.B215]" office:value-type="float" office:value="0.20062969949062">
            <text:p>0.2006296995</text:p>
          </table:table-cell>
          <table:table-cell table:formula="of:=10-10*EXP(-2/50*[.A215])" office:value-type="float" office:value="3.55963578916859">
            <text:p>3.559635789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f:=[.$B$204]" office:value-type="float" office:value="4">
            <text:p>4</text:p>
          </table:table-cell>
          <table:table-cell table:formula="of:=EXP(-1/50*[.A216])*[.B216]" office:value-type="float" office:value="3.14651144426621">
            <text:p>3.1465114443</text:p>
          </table:table-cell>
          <table:table-cell table:formula="of:=EXP(-1/50*[.A216])*1/[.B216]" office:value-type="float" office:value="0.196656965266638">
            <text:p>0.1966569653</text:p>
          </table:table-cell>
          <table:table-cell table:formula="of:=10-10*EXP(-2/50*[.A216])" office:value-type="float" office:value="3.81216608193859">
            <text:p>3.812166081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f:=[.$B$204]" office:value-type="float" office:value="4">
            <text:p>4</text:p>
          </table:table-cell>
          <table:table-cell table:formula="of:=EXP(-1/50*[.A217])*[.B217]" office:value-type="float" office:value="3.08420634321426">
            <text:p>3.0842063432</text:p>
          </table:table-cell>
          <table:table-cell table:formula="of:=EXP(-1/50*[.A217])*1/[.B217]" office:value-type="float" office:value="0.192762896450892">
            <text:p>0.1927628965</text:p>
          </table:table-cell>
          <table:table-cell table:formula="of:=10-10*EXP(-2/50*[.A217])" office:value-type="float" office:value="4.05479452029806">
            <text:p>4.05479452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f:=[.$B$204]" office:value-type="float" office:value="4">
            <text:p>4</text:p>
          </table:table-cell>
          <table:table-cell table:formula="of:=EXP(-1/50*[.A218])*[.B218]" office:value-type="float" office:value="3.0231349658229">
            <text:p>3.0231349658</text:p>
          </table:table-cell>
          <table:table-cell table:formula="of:=EXP(-1/50*[.A218])*1/[.B218]" office:value-type="float" office:value="0.188945935363931">
            <text:p>0.1889459354</text:p>
          </table:table-cell>
          <table:table-cell table:formula="of:=10-10*EXP(-2/50*[.A218])" office:value-type="float" office:value="4.28790936151185">
            <text:p>4.28790936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$B$204]" office:value-type="float" office:value="4">
            <text:p>4</text:p>
          </table:table-cell>
          <table:table-cell table:formula="of:=EXP(-1/50*[.A219])*[.B219]" office:value-type="float" office:value="2.96327288272687">
            <text:p>2.9632728827</text:p>
          </table:table-cell>
          <table:table-cell table:formula="of:=EXP(-1/50*[.A219])*1/[.B219]" office:value-type="float" office:value="0.185204555170429">
            <text:p>0.1852045552</text:p>
          </table:table-cell>
          <table:table-cell table:formula="of:=10-10*EXP(-2/50*[.A219])" office:value-type="float" office:value="4.51188363905974">
            <text:p>4.511883639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$B$204]" office:value-type="float" office:value="4">
            <text:p>4</text:p>
          </table:table-cell>
          <table:table-cell table:formula="of:=EXP(-1/50*[.A220])*[.B220]" office:value-type="float" office:value="2.90459614829476">
            <text:p>2.9045961483</text:p>
          </table:table-cell>
          <table:table-cell table:formula="of:=EXP(-1/50*[.A220])*1/[.B220]" office:value-type="float" office:value="0.181537259268423">
            <text:p>0.1815372593</text:p>
          </table:table-cell>
          <table:table-cell table:formula="of:=10-10*EXP(-2/50*[.A220])" office:value-type="float" office:value="4.72707575956951">
            <text:p>4.727075759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$B$204]" office:value-type="float" office:value="4">
            <text:p>4</text:p>
          </table:table-cell>
          <table:table-cell table:formula="of:=EXP(-1/50*[.A221])*[.B221]" office:value-type="float" office:value="2.84708129105044">
            <text:p>2.8470812911</text:p>
          </table:table-cell>
          <table:table-cell table:formula="of:=EXP(-1/50*[.A221])*1/[.B221]" office:value-type="float" office:value="0.177942580690652">
            <text:p>0.1779425807</text:p>
          </table:table-cell>
          <table:table-cell table:formula="of:=10-10*EXP(-2/50*[.A221])" office:value-type="float" office:value="4.93383007634411">
            <text:p>4.933830076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formula="of:=[.$B$204]" office:value-type="float" office:value="4">
            <text:p>4</text:p>
          </table:table-cell>
          <table:table-cell table:formula="of:=EXP(-1/50*[.A222])*[.B222]" office:value-type="float" office:value="2.79070530428412">
            <text:p>2.7907053043</text:p>
          </table:table-cell>
          <table:table-cell table:formula="of:=EXP(-1/50*[.A222])*1/[.B222]" office:value-type="float" office:value="0.174419081517758">
            <text:p>0.1744190815</text:p>
          </table:table-cell>
          <table:table-cell table:formula="of:=10-10*EXP(-2/50*[.A222])" office:value-type="float" office:value="5.13247744040028">
            <text:p>5.13247744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formula="of:=[.$B$204]" office:value-type="float" office:value="4">
            <text:p>4</text:p>
          </table:table-cell>
          <table:table-cell table:formula="of:=EXP(-1/50*[.A223])*[.B223]" office:value-type="float" office:value="2.73544563684942">
            <text:p>2.7354456368</text:p>
          </table:table-cell>
          <table:table-cell table:formula="of:=EXP(-1/50*[.A223])*1/[.B223]" office:value-type="float" office:value="0.170965352303089">
            <text:p>0.1709653523</text:p>
          </table:table-cell>
          <table:table-cell table:formula="of:=10-10*EXP(-2/50*[.A223])" office:value-type="float" office:value="5.32333572990091">
            <text:p>5.323335729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$B$204]" office:value-type="float" office:value="4">
            <text:p>4</text:p>
          </table:table-cell>
          <table:table-cell table:formula="of:=EXP(-1/50*[.A224])*[.B224]" office:value-type="float" office:value="2.68128018414256">
            <text:p>2.6812801841</text:p>
          </table:table-cell>
          <table:table-cell table:formula="of:=EXP(-1/50*[.A224])*1/[.B224]" office:value-type="float" office:value="0.16758001150891">
            <text:p>0.1675800115</text:p>
          </table:table-cell>
          <table:table-cell table:formula="of:=10-10*EXP(-2/50*[.A224])" office:value-type="float" office:value="5.50671035882778">
            <text:p>5.506710358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formula="of:=[.$B$204]" office:value-type="float" office:value="4">
            <text:p>4</text:p>
          </table:table-cell>
          <table:table-cell table:formula="of:=EXP(-1/50*[.A225])*[.B225]" office:value-type="float" office:value="2.62818727926023">
            <text:p>2.6281872793</text:p>
          </table:table-cell>
          <table:table-cell table:formula="of:=EXP(-1/50*[.A225])*1/[.B225]" office:value-type="float" office:value="0.164261704953764">
            <text:p>0.164261705</text:p>
          </table:table-cell>
          <table:table-cell table:formula="of:=10-10*EXP(-2/50*[.A225])" office:value-type="float" office:value="5.6828947657092">
            <text:p>5.682894765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formula="of:=[.$B$204]" office:value-type="float" office:value="4">
            <text:p>4</text:p>
          </table:table-cell>
          <table:table-cell table:formula="of:=EXP(-1/50*[.A226])*[.B226]" office:value-type="float" office:value="2.57614568433257">
            <text:p>2.5761456843</text:p>
          </table:table-cell>
          <table:table-cell table:formula="of:=EXP(-1/50*[.A226])*1/[.B226]" office:value-type="float" office:value="0.161009105270785">
            <text:p>0.1610091053</text:p>
          </table:table-cell>
          <table:table-cell table:formula="of:=10-10*EXP(-2/50*[.A226])" office:value-type="float" office:value="5.85217088318419">
            <text:p>5.852170883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formula="of:=[.$B$204]" office:value-type="float" office:value="4">
            <text:p>4</text:p>
          </table:table-cell>
          <table:table-cell table:formula="of:=EXP(-1/50*[.A227])*[.B227]" office:value-type="float" office:value="2.5251345820277">
            <text:p>2.525134582</text:p>
          </table:table-cell>
          <table:table-cell table:formula="of:=EXP(-1/50*[.A227])*1/[.B227]" office:value-type="float" office:value="0.157820911376732">
            <text:p>0.1578209114</text:p>
          </table:table-cell>
          <table:table-cell table:formula="of:=10-10*EXP(-2/50*[.A227])" office:value-type="float" office:value="6.01480958915486">
            <text:p>6.014809589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formula="of:=[.$B$204]" office:value-type="float" office:value="4">
            <text:p>4</text:p>
          </table:table-cell>
          <table:table-cell table:formula="of:=EXP(-1/50*[.A228])*[.B228]" office:value-type="float" office:value="2.47513356722456">
            <text:p>2.4751335672</text:p>
          </table:table-cell>
          <table:table-cell table:formula="of:=EXP(-1/50*[.A228])*1/[.B228]" office:value-type="float" office:value="0.154695847951535">
            <text:p>0.154695848</text:p>
          </table:table-cell>
          <table:table-cell table:formula="of:=10-10*EXP(-2/50*[.A228])" office:value-type="float" office:value="6.17107114024888">
            <text:p>6.171071140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$B$204]" office:value-type="float" office:value="4">
            <text:p>4</text:p>
          </table:table-cell>
          <table:table-cell table:formula="of:=EXP(-1/50*[.A229])*[.B229]" office:value-type="float" office:value="2.42612263885053">
            <text:p>2.4261226389</text:p>
          </table:table-cell>
          <table:table-cell table:formula="of:=EXP(-1/50*[.A229])*1/[.B229]" office:value-type="float" office:value="0.151632664928158">
            <text:p>0.1516326649</text:p>
          </table:table-cell>
          <table:table-cell table:formula="of:=10-10*EXP(-2/50*[.A229])" office:value-type="float" office:value="6.32120558828558">
            <text:p>6.321205588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$B$204]" office:value-type="float" office:value="4">
            <text:p>4</text:p>
          </table:table-cell>
          <table:table-cell table:formula="of:=EXP(-1/50*[.A230])*[.B230]" office:value-type="float" office:value="2.37808219188078">
            <text:p>2.3780821919</text:p>
          </table:table-cell>
          <table:table-cell table:formula="of:=EXP(-1/50*[.A230])*1/[.B230]" office:value-type="float" office:value="0.148630136992549">
            <text:p>0.148630137</text:p>
          </table:table-cell>
          <table:table-cell table:formula="of:=10-10*EXP(-2/50*[.A230])" office:value-type="float" office:value="6.4654531804122">
            <text:p>6.465453180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$B$204]" office:value-type="float" office:value="4">
            <text:p>4</text:p>
          </table:table-cell>
          <table:table-cell table:formula="of:=EXP(-1/50*[.A231])*[.B231]" office:value-type="float" office:value="2.33099300949596">
            <text:p>2.3309930095</text:p>
          </table:table-cell>
          <table:table-cell table:formula="of:=EXP(-1/50*[.A231])*1/[.B231]" office:value-type="float" office:value="0.145687063093497">
            <text:p>0.1456870631</text:p>
          </table:table-cell>
          <table:table-cell table:formula="of:=10-10*EXP(-2/50*[.A231])" office:value-type="float" office:value="6.60404474355061">
            <text:p>6.604044743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formula="of:=[.$B$204]" office:value-type="float" office:value="4">
            <text:p>4</text:p>
          </table:table-cell>
          <table:table-cell table:formula="of:=EXP(-1/50*[.A232])*[.B232]" office:value-type="float" office:value="2.28483625539526">
            <text:p>2.2848362554</text:p>
          </table:table-cell>
          <table:table-cell table:formula="of:=EXP(-1/50*[.A232])*1/[.B232]" office:value-type="float" office:value="0.142802265962204">
            <text:p>0.142802266</text:p>
          </table:table-cell>
          <table:table-cell table:formula="of:=10-10*EXP(-2/50*[.A232])" office:value-type="float" office:value="6.73720205376961">
            <text:p>6.737202053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formula="of:=[.$B$204]" office:value-type="float" office:value="4">
            <text:p>4</text:p>
          </table:table-cell>
          <table:table-cell table:formula="of:=EXP(-1/50*[.A233])*[.B233]" office:value-type="float" office:value="2.23959346626161">
            <text:p>2.2395934663</text:p>
          </table:table-cell>
          <table:table-cell table:formula="of:=EXP(-1/50*[.A233])*1/[.B233]" office:value-type="float" office:value="0.139974591641351">
            <text:p>0.1399745916</text:p>
          </table:table-cell>
          <table:table-cell table:formula="of:=10-10*EXP(-2/50*[.A233])" office:value-type="float" office:value="6.86513819117395">
            <text:p>6.865138191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$B$204]" office:value-type="float" office:value="4">
            <text:p>4</text:p>
          </table:table-cell>
          <table:table-cell table:formula="of:=EXP(-1/50*[.A234])*[.B234]" office:value-type="float" office:value="2.19524654437611">
            <text:p>2.1952465444</text:p>
          </table:table-cell>
          <table:table-cell table:formula="of:=EXP(-1/50*[.A234])*1/[.B234]" office:value-type="float" office:value="0.137202909023507">
            <text:p>0.137202909</text:p>
          </table:table-cell>
          <table:table-cell table:formula="of:=10-10*EXP(-2/50*[.A234])" office:value-type="float" office:value="6.98805788087798">
            <text:p>6.988057880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formula="of:=[.$B$204]" office:value-type="float" office:value="4">
            <text:p>4</text:p>
          </table:table-cell>
          <table:table-cell table:formula="of:=EXP(-1/50*[.A235])*[.B235]" office:value-type="float" office:value="2.1517777503787">
            <text:p>2.1517777504</text:p>
          </table:table-cell>
          <table:table-cell table:formula="of:=EXP(-1/50*[.A235])*1/[.B235]" office:value-type="float" office:value="0.134486109398669">
            <text:p>0.1344861094</text:p>
          </table:table-cell>
          <table:table-cell table:formula="of:=10-10*EXP(-2/50*[.A235])" office:value-type="float" office:value="7.10615782060949">
            <text:p>7.10615782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formula="of:=[.$B$204]" office:value-type="float" office:value="4">
            <text:p>4</text:p>
          </table:table-cell>
          <table:table-cell table:formula="of:=EXP(-1/50*[.A236])*[.B236]" office:value-type="float" office:value="2.10916969617219">
            <text:p>2.1091696962</text:p>
          </table:table-cell>
          <table:table-cell table:formula="of:=EXP(-1/50*[.A236])*1/[.B236]" office:value-type="float" office:value="0.131823106010762">
            <text:p>0.131823106</text:p>
          </table:table-cell>
          <table:table-cell table:formula="of:=10-10*EXP(-2/50*[.A236])" office:value-type="float" office:value="7.21962699546806">
            <text:p>7.219626995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formula="of:=[.$B$204]" office:value-type="float" office:value="4">
            <text:p>4</text:p>
          </table:table-cell>
          <table:table-cell table:formula="of:=EXP(-1/50*[.A237])*[.B237]" office:value-type="float" office:value="2.0674053379668">
            <text:p>2.067405338</text:p>
          </table:table-cell>
          <table:table-cell table:formula="of:=EXP(-1/50*[.A237])*1/[.B237]" office:value-type="float" office:value="0.129212833622925">
            <text:p>0.1292128336</text:p>
          </table:table-cell>
          <table:table-cell table:formula="of:=10-10*EXP(-2/50*[.A237])" office:value-type="float" office:value="7.3286469803415">
            <text:p>7.328646980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formula="of:=[.$B$204]" office:value-type="float" office:value="4">
            <text:p>4</text:p>
          </table:table-cell>
          <table:table-cell table:formula="of:=EXP(-1/50*[.A238])*[.B238]" office:value-type="float" office:value="2.02646796946236">
            <text:p>2.0264679695</text:p>
          </table:table-cell>
          <table:table-cell table:formula="of:=EXP(-1/50*[.A238])*1/[.B238]" office:value-type="float" office:value="0.126654248091397">
            <text:p>0.1266542481</text:p>
          </table:table-cell>
          <table:table-cell table:formula="of:=10-10*EXP(-2/50*[.A238])" office:value-type="float" office:value="7.43339223046444">
            <text:p>7.433392230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$B$204]" office:value-type="float" office:value="4">
            <text:p>4</text:p>
          </table:table-cell>
          <table:table-cell table:formula="of:=EXP(-1/50*[.A239])*[.B239]" office:value-type="float" office:value="1.98634121516564">
            <text:p>1.9863412152</text:p>
          </table:table-cell>
          <table:table-cell table:formula="of:=EXP(-1/50*[.A239])*1/[.B239]" office:value-type="float" office:value="0.124146325947852">
            <text:p>0.1241463259</text:p>
          </table:table-cell>
          <table:table-cell table:formula="of:=10-10*EXP(-2/50*[.A239])" office:value-type="float" office:value="7.53403036058394">
            <text:p>7.53403036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formula="of:=[.$B$204]" office:value-type="float" office:value="4">
            <text:p>4</text:p>
          </table:table-cell>
          <table:table-cell table:formula="of:=EXP(-1/50*[.A240])*[.B240]" office:value-type="float" office:value="1.94700902383989">
            <text:p>1.9470090238</text:p>
          </table:table-cell>
          <table:table-cell table:formula="of:=EXP(-1/50*[.A240])*1/[.B240]" office:value-type="float" office:value="0.121688063989993">
            <text:p>0.121688064</text:p>
          </table:table-cell>
          <table:table-cell table:formula="of:=10-10*EXP(-2/50*[.A240])" office:value-type="float" office:value="7.63072241317878">
            <text:p>7.630722413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[.$B$204]" office:value-type="float" office:value="4">
            <text:p>4</text:p>
          </table:table-cell>
          <table:table-cell table:formula="of:=EXP(-1/50*[.A241])*[.B241]" office:value-type="float" office:value="1.90845566208414">
            <text:p>1.9084556621</text:p>
          </table:table-cell>
          <table:table-cell table:formula="of:=EXP(-1/50*[.A241])*1/[.B241]" office:value-type="float" office:value="0.119278478880259">
            <text:p>0.1192784789</text:p>
          </table:table-cell>
          <table:table-cell table:formula="of:=10-10*EXP(-2/50*[.A241])" office:value-type="float" office:value="7.72362311616187">
            <text:p>7.723623116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formula="of:=[.$B$204]" office:value-type="float" office:value="4">
            <text:p>4</text:p>
          </table:table-cell>
          <table:table-cell table:formula="of:=EXP(-1/50*[.A242])*[.B242]" office:value-type="float" office:value="1.87066570803964">
            <text:p>1.870665708</text:p>
          </table:table-cell>
          <table:table-cell table:formula="of:=EXP(-1/50*[.A242])*1/[.B242]" office:value-type="float" office:value="0.116916606752477">
            <text:p>0.1169166068</text:p>
          </table:table-cell>
          <table:table-cell table:formula="of:=10-10*EXP(-2/50*[.A242])" office:value-type="float" office:value="7.81288113047785">
            <text:p>7.812881130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formula="of:=[.$B$204]" office:value-type="float" office:value="4">
            <text:p>4</text:p>
          </table:table-cell>
          <table:table-cell table:formula="of:=EXP(-1/50*[.A243])*[.B243]" office:value-type="float" office:value="1.83362404522089">
            <text:p>1.8336240452</text:p>
          </table:table-cell>
          <table:table-cell table:formula="of:=EXP(-1/50*[.A243])*1/[.B243]" office:value-type="float" office:value="0.114601502826306">
            <text:p>0.1146015028</text:p>
          </table:table-cell>
          <table:table-cell table:formula="of:=10-10*EXP(-2/50*[.A243])" office:value-type="float" office:value="7.89863928799235">
            <text:p>7.89863928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$B$204]" office:value-type="float" office:value="4">
            <text:p>4</text:p>
          </table:table-cell>
          <table:table-cell table:formula="of:=EXP(-1/50*[.A244])*[.B244]" office:value-type="float" office:value="1.79731585646889">
            <text:p>1.7973158565</text:p>
          </table:table-cell>
          <table:table-cell table:formula="of:=EXP(-1/50*[.A244])*1/[.B244]" office:value-type="float" office:value="0.112332241029305">
            <text:p>0.112332241</text:p>
          </table:table-cell>
          <table:table-cell table:formula="of:=10-10*EXP(-2/50*[.A244])" office:value-type="float" office:value="7.98103482005345">
            <text:p>7.981034820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formula="of:=[.$B$204]" office:value-type="float" office:value="4">
            <text:p>4</text:p>
          </table:table-cell>
          <table:table-cell table:formula="of:=EXP(-1/50*[.A245])*[.B245]" office:value-type="float" office:value="1.761726618024">
            <text:p>1.761726618</text:p>
          </table:table-cell>
          <table:table-cell table:formula="of:=EXP(-1/50*[.A245])*1/[.B245]" office:value-type="float" office:value="0.1101079136265">
            <text:p>0.1101079136</text:p>
          </table:table-cell>
          <table:table-cell table:formula="of:=10-10*EXP(-2/50*[.A245])" office:value-type="float" office:value="8.06019957709108">
            <text:p>8.060199577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formula="of:=[.$B$204]" office:value-type="float" office:value="4">
            <text:p>4</text:p>
          </table:table-cell>
          <table:table-cell table:formula="of:=EXP(-1/50*[.A246])*[.B246]" office:value-type="float" office:value="1.72684209371632">
            <text:p>1.7268420937</text:p>
          </table:table-cell>
          <table:table-cell table:formula="of:=EXP(-1/50*[.A246])*1/[.B246]" office:value-type="float" office:value="0.10792763085727">
            <text:p>0.1079276309</text:p>
          </table:table-cell>
          <table:table-cell table:formula="of:=10-10*EXP(-2/50*[.A246])" office:value-type="float" office:value="8.1362602396059">
            <text:p>8.136260239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formula="of:=[.$B$204]" office:value-type="float" office:value="4">
            <text:p>4</text:p>
          </table:table-cell>
          <table:table-cell table:formula="of:=EXP(-1/50*[.A247])*[.B247]" office:value-type="float" office:value="1.692648329271">
            <text:p>1.6926483293</text:p>
          </table:table-cell>
          <table:table-cell table:formula="of:=EXP(-1/50*[.A247])*1/[.B247]" office:value-type="float" office:value="0.105790520579437">
            <text:p>0.1057905206</text:p>
          </table:table-cell>
          <table:table-cell table:formula="of:=10-10*EXP(-2/50*[.A247])" office:value-type="float" office:value="8.20933852088507">
            <text:p>8.20933852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formula="of:=[.$B$204]" office:value-type="float" office:value="4">
            <text:p>4</text:p>
          </table:table-cell>
          <table:table-cell table:formula="of:=EXP(-1/50*[.A248])*[.B248]" office:value-type="float" office:value="1.65913164672633">
            <text:p>1.6591316467</text:p>
          </table:table-cell>
          <table:table-cell table:formula="of:=EXP(-1/50*[.A248])*1/[.B248]" office:value-type="float" office:value="0.103695727920395">
            <text:p>0.1036957279</text:p>
          </table:table-cell>
          <table:table-cell table:formula="of:=10-10*EXP(-2/50*[.A248])" office:value-type="float" office:value="8.27955136176949">
            <text:p>8.279551361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[.$B$204]" office:value-type="float" office:value="4">
            <text:p>4</text:p>
          </table:table-cell>
          <table:table-cell table:formula="of:=EXP(-1/50*[.A249])*[.B249]" office:value-type="float" office:value="1.6262786389624">
            <text:p>1.626278639</text:p>
          </table:table-cell>
          <table:table-cell table:formula="of:=EXP(-1/50*[.A249])*1/[.B249]" office:value-type="float" office:value="0.10164241493515">
            <text:p>0.1016424149</text:p>
          </table:table-cell>
          <table:table-cell table:formula="of:=10-10*EXP(-2/50*[.A249])" office:value-type="float" office:value="8.34701111778413">
            <text:p>8.347011117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formula="of:=[.$B$204]" office:value-type="float" office:value="4">
            <text:p>4</text:p>
          </table:table-cell>
          <table:table-cell table:formula="of:=EXP(-1/50*[.A250])*[.B250]" office:value-type="float" office:value="1.59407616433806">
            <text:p>1.5940761643</text:p>
          </table:table-cell>
          <table:table-cell table:formula="of:=EXP(-1/50*[.A250])*1/[.B250]" office:value-type="float" office:value="0.0996297602711285">
            <text:p>0.0996297603</text:p>
          </table:table-cell>
          <table:table-cell table:formula="of:=10-10*EXP(-2/50*[.A250])" office:value-type="float" office:value="8.41182573893079">
            <text:p>8.411825738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[.$B$204]" office:value-type="float" office:value="4">
            <text:p>4</text:p>
          </table:table-cell>
          <table:table-cell table:formula="of:=EXP(-1/50*[.A251])*[.B251]" office:value-type="float" office:value="1.56251134143408">
            <text:p>1.5625113414</text:p>
          </table:table-cell>
          <table:table-cell table:formula="of:=EXP(-1/50*[.A251])*1/[.B251]" office:value-type="float" office:value="0.0976569588396303">
            <text:p>0.0976569588</text:p>
          </table:table-cell>
          <table:table-cell table:formula="of:=10-10*EXP(-2/50*[.A251])" office:value-type="float" office:value="8.47409894243116">
            <text:p>8.474098942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formula="of:=[.$B$204]" office:value-type="float" office:value="4">
            <text:p>4</text:p>
          </table:table-cell>
          <table:table-cell table:formula="of:=EXP(-1/50*[.A252])*[.B252]" office:value-type="float" office:value="1.53157154390045">
            <text:p>1.5315715439</text:p>
          </table:table-cell>
          <table:table-cell table:formula="of:=EXP(-1/50*[.A252])*1/[.B252]" office:value-type="float" office:value="0.095723221493778">
            <text:p>0.0957232215</text:p>
          </table:table-cell>
          <table:table-cell table:formula="of:=10-10*EXP(-2/50*[.A252])" office:value-type="float" office:value="8.5339303786965">
            <text:p>8.533930378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formula="of:=[.$B$204]" office:value-type="float" office:value="4">
            <text:p>4</text:p>
          </table:table-cell>
          <table:table-cell table:formula="of:=EXP(-1/50*[.A253])*[.B253]" office:value-type="float" office:value="1.5012443954056">
            <text:p>1.5012443954</text:p>
          </table:table-cell>
          <table:table-cell table:formula="of:=EXP(-1/50*[.A253])*1/[.B253]" office:value-type="float" office:value="0.0938277747128499">
            <text:p>0.0938277747</text:p>
          </table:table-cell>
          <table:table-cell table:formula="of:=10-10*EXP(-2/50*[.A253])" office:value-type="float" office:value="8.59141579078955">
            <text:p>8.591415790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.$B$204]" office:value-type="float" office:value="4">
            <text:p>4</text:p>
          </table:table-cell>
          <table:table-cell table:formula="of:=EXP(-1/50*[.A254])*[.B254]" office:value-type="float" office:value="1.47151776468577">
            <text:p>1.4715177647</text:p>
          </table:table-cell>
          <table:table-cell table:formula="of:=EXP(-1/50*[.A254])*1/[.B254]" office:value-type="float" office:value="0.0919698602928606">
            <text:p>0.0919698603</text:p>
          </table:table-cell>
          <table:table-cell table:formula="of:=10-10*EXP(-2/50*[.A254])" office:value-type="float" office:value="8.64664716763387">
            <text:p>8.646647167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.$B$204]" office:value-type="float" office:value="4">
            <text:p>4</text:p>
          </table:table-cell>
          <table:table-cell table:formula="of:=EXP(-1/50*[.A255])*[.B255]" office:value-type="float" office:value="1.44237976069231">
            <text:p>1.4423797607</text:p>
          </table:table-cell>
          <table:table-cell table:formula="of:=EXP(-1/50*[.A255])*1/[.B255]" office:value-type="float" office:value="0.0901487350432696">
            <text:p>0.090148735</text:p>
          </table:table-cell>
          <table:table-cell table:formula="of:=10-10*EXP(-2/50*[.A255])" office:value-type="float" office:value="8.69971289121574">
            <text:p>8.699712891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formula="of:=[.$B$204]" office:value-type="float" office:value="4">
            <text:p>4</text:p>
          </table:table-cell>
          <table:table-cell table:formula="of:=EXP(-1/50*[.A256])*[.B256]" office:value-type="float" office:value="1.41381872783512">
            <text:p>1.4138187278</text:p>
          </table:table-cell>
          <table:table-cell table:formula="of:=EXP(-1/50*[.A256])*1/[.B256]" office:value-type="float" office:value="0.088363670489695">
            <text:p>0.0883636705</text:p>
          </table:table-cell>
          <table:table-cell table:formula="of:=10-10*EXP(-2/50*[.A256])" office:value-type="float" office:value="8.75069787801418">
            <text:p>8.75069787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formula="of:=[.$B$204]" office:value-type="float" office:value="4">
            <text:p>4</text:p>
          </table:table-cell>
          <table:table-cell table:formula="of:=EXP(-1/50*[.A257])*[.B257]" office:value-type="float" office:value="1.38582324132023">
            <text:p>1.3858232413</text:p>
          </table:table-cell>
          <table:table-cell table:formula="of:=EXP(-1/50*[.A257])*1/[.B257]" office:value-type="float" office:value="0.0866139525825144">
            <text:p>0.0866139526</text:p>
          </table:table-cell>
          <table:table-cell table:formula="of:=10-10*EXP(-2/50*[.A257])" office:value-type="float" office:value="8.79968371488543">
            <text:p>8.799683714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formula="of:=[.$B$204]" office:value-type="float" office:value="4">
            <text:p>4</text:p>
          </table:table-cell>
          <table:table-cell table:formula="of:=EXP(-1/50*[.A258])*[.B258]" office:value-type="float" office:value="1.35838210257976">
            <text:p>1.3583821026</text:p>
          </table:table-cell>
          <table:table-cell table:formula="of:=EXP(-1/50*[.A258])*1/[.B258]" office:value-type="float" office:value="0.0848988814112348">
            <text:p>0.0848988814</text:p>
          </table:table-cell>
          <table:table-cell table:formula="of:=10-10*EXP(-2/50*[.A258])" office:value-type="float" office:value="8.84674878961937">
            <text:p>8.846748789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[.$B$204]" office:value-type="float" office:value="4">
            <text:p>4</text:p>
          </table:table-cell>
          <table:table-cell table:formula="of:=EXP(-1/50*[.A259])*[.B259]" office:value-type="float" office:value="1.33148433479232">
            <text:p>1.3314843348</text:p>
          </table:table-cell>
          <table:table-cell table:formula="of:=EXP(-1/50*[.A259])*1/[.B259]" office:value-type="float" office:value="0.0832177709245199">
            <text:p>0.0832177709</text:p>
          </table:table-cell>
          <table:table-cell table:formula="of:=10-10*EXP(-2/50*[.A259])" office:value-type="float" office:value="8.89196841637666">
            <text:p>8.891968416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formula="of:=[.$B$204]" office:value-type="float" office:value="4">
            <text:p>4</text:p>
          </table:table-cell>
          <table:table-cell table:formula="of:=EXP(-1/50*[.A260])*[.B260]" office:value-type="float" office:value="1.30511917849216">
            <text:p>1.3051191785</text:p>
          </table:table-cell>
          <table:table-cell table:formula="of:=EXP(-1/50*[.A260])*1/[.B260]" office:value-type="float" office:value="0.0815699486557599">
            <text:p>0.0815699487</text:p>
          </table:table-cell>
          <table:table-cell table:formula="of:=10-10*EXP(-2/50*[.A260])" office:value-type="float" office:value="8.93541495620747">
            <text:p>8.935414956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formula="of:=[.$B$204]" office:value-type="float" office:value="4">
            <text:p>4</text:p>
          </table:table-cell>
          <table:table-cell table:formula="of:=EXP(-1/50*[.A261])*[.B261]" office:value-type="float" office:value="1.27927608726522">
            <text:p>1.2792760873</text:p>
          </table:table-cell>
          <table:table-cell table:formula="of:=EXP(-1/50*[.A261])*1/[.B261]" office:value-type="float" office:value="0.079954755454076">
            <text:p>0.0799547555</text:p>
          </table:table-cell>
          <table:table-cell table:formula="of:=10-10*EXP(-2/50*[.A261])" office:value-type="float" office:value="8.97715793284463">
            <text:p>8.977157932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formula="of:=[.$B$204]" office:value-type="float" office:value="4">
            <text:p>4</text:p>
          </table:table-cell>
          <table:table-cell table:formula="of:=EXP(-1/50*[.A262])*[.B262]" office:value-type="float" office:value="1.25394472353042">
            <text:p>1.2539447235</text:p>
          </table:table-cell>
          <table:table-cell table:formula="of:=EXP(-1/50*[.A262])*1/[.B262]" office:value-type="float" office:value="0.0783715452206513">
            <text:p>0.0783715452</text:p>
          </table:table-cell>
          <table:table-cell table:formula="of:=10-10*EXP(-2/50*[.A262])" office:value-type="float" office:value="9.01726414395639">
            <text:p>9.01726414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formula="of:=[.$B$204]" office:value-type="float" office:value="4">
            <text:p>4</text:p>
          </table:table-cell>
          <table:table-cell table:formula="of:=EXP(-1/50*[.A263])*[.B263]" office:value-type="float" office:value="1.22911495440453">
            <text:p>1.2291149544</text:p>
          </table:table-cell>
          <table:table-cell table:formula="of:=EXP(-1/50*[.A263])*1/[.B263]" office:value-type="float" office:value="0.0768196846502828">
            <text:p>0.0768196847</text:p>
          </table:table-cell>
          <table:table-cell table:formula="of:=10-10*EXP(-2/50*[.A263])" office:value-type="float" office:value="9.05579776803698">
            <text:p>9.05579776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[.$B$204]" office:value-type="float" office:value="4">
            <text:p>4</text:p>
          </table:table-cell>
          <table:table-cell table:formula="of:=EXP(-1/50*[.A264])*[.B264]" office:value-type="float" office:value="1.20477684764881">
            <text:p>1.2047768476</text:p>
          </table:table-cell>
          <table:table-cell table:formula="of:=EXP(-1/50*[.A264])*1/[.B264]" office:value-type="float" office:value="0.0752985529780505">
            <text:p>0.075298553</text:p>
          </table:table-cell>
          <table:table-cell table:formula="of:=10-10*EXP(-2/50*[.A264])" office:value-type="float" office:value="9.09282046710588">
            <text:p>9.092820467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formula="of:=[.$B$204]" office:value-type="float" office:value="4">
            <text:p>4</text:p>
          </table:table-cell>
          <table:table-cell table:formula="of:=EXP(-1/50*[.A265])*[.B265]" office:value-type="float" office:value="1.18092066769606">
            <text:p>1.1809206677</text:p>
          </table:table-cell>
          <table:table-cell table:formula="of:=EXP(-1/50*[.A265])*1/[.B265]" office:value-type="float" office:value="0.0738075417310036">
            <text:p>0.0738075417</text:p>
          </table:table-cell>
          <table:table-cell table:formula="of:=10-10*EXP(-2/50*[.A265])" office:value-type="float" office:value="9.12839148538019">
            <text:p>9.128391485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formula="of:=[.$B$204]" office:value-type="float" office:value="4">
            <text:p>4</text:p>
          </table:table-cell>
          <table:table-cell table:formula="of:=EXP(-1/50*[.A266])*[.B266]" office:value-type="float" office:value="1.1575368717562">
            <text:p>1.1575368718</text:p>
          </table:table-cell>
          <table:table-cell table:formula="of:=EXP(-1/50*[.A266])*1/[.B266]" office:value-type="float" office:value="0.0723460544847627">
            <text:p>0.0723460545</text:p>
          </table:table-cell>
          <table:table-cell table:formula="of:=10-10*EXP(-2/50*[.A266])" office:value-type="float" office:value="9.16256774407804">
            <text:p>9.162567744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formula="of:=[.$B$204]" office:value-type="float" office:value="4">
            <text:p>4</text:p>
          </table:table-cell>
          <table:table-cell table:formula="of:=EXP(-1/50*[.A267])*[.B267]" office:value-type="float" office:value="1.13461610599908">
            <text:p>1.134616106</text:p>
          </table:table-cell>
          <table:table-cell table:formula="of:=EXP(-1/50*[.A267])*1/[.B267]" office:value-type="float" office:value="0.0709135066249426">
            <text:p>0.0709135066</text:p>
          </table:table-cell>
          <table:table-cell table:formula="of:=10-10*EXP(-2/50*[.A267])" office:value-type="float" office:value="9.19540393250468">
            <text:p>9.195403932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formula="of:=[.$B$204]" office:value-type="float" office:value="4">
            <text:p>4</text:p>
          </table:table-cell>
          <table:table-cell table:formula="of:=EXP(-1/50*[.A268])*[.B268]" office:value-type="float" office:value="1.11214920181278">
            <text:p>1.1121492018</text:p>
          </table:table-cell>
          <table:table-cell table:formula="of:=EXP(-1/50*[.A268])*1/[.B268]" office:value-type="float" office:value="0.0695093251132985">
            <text:p>0.0695093251</text:p>
          </table:table-cell>
          <table:table-cell table:formula="of:=10-10*EXP(-2/50*[.A268])" office:value-type="float" office:value="9.226952595567">
            <text:p>9.226952595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[.$B$204]" office:value-type="float" office:value="4">
            <text:p>4</text:p>
          </table:table-cell>
          <table:table-cell table:formula="of:=EXP(-1/50*[.A269])*[.B269]" office:value-type="float" office:value="1.09012717213605">
            <text:p>1.0901271721</text:p>
          </table:table-cell>
          <table:table-cell table:formula="of:=EXP(-1/50*[.A269])*1/[.B269]" office:value-type="float" office:value="0.0681329482585031">
            <text:p>0.0681329483</text:p>
          </table:table-cell>
          <table:table-cell table:formula="of:=10-10*EXP(-2/50*[.A269])" office:value-type="float" office:value="9.25726421785666">
            <text:p>9.257264217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[.$B$204]" office:value-type="float" office:value="4">
            <text:p>4</text:p>
          </table:table-cell>
          <table:table-cell table:formula="of:=EXP(-1/50*[.A270])*[.B270]" office:value-type="float" office:value="1.0685412078634">
            <text:p>1.0685412079</text:p>
          </table:table-cell>
          <table:table-cell table:formula="of:=EXP(-1/50*[.A270])*1/[.B270]" office:value-type="float" office:value="0.0667838254914626">
            <text:p>0.0667838255</text:p>
          </table:table-cell>
          <table:table-cell table:formula="of:=10-10*EXP(-2/50*[.A270])" office:value-type="float" office:value="9.28638730443614">
            <text:p>9.286387304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formula="of:=[.$B$204]" office:value-type="float" office:value="4">
            <text:p>4</text:p>
          </table:table-cell>
          <table:table-cell table:formula="of:=EXP(-1/50*[.A271])*[.B271]" office:value-type="float" office:value="1.0473826743213">
            <text:p>1.0473826743</text:p>
          </table:table-cell>
          <table:table-cell table:formula="of:=EXP(-1/50*[.A271])*1/[.B271]" office:value-type="float" office:value="0.0654614171450815">
            <text:p>0.0654614171</text:p>
          </table:table-cell>
          <table:table-cell table:formula="of:=10-10*EXP(-2/50*[.A271])" office:value-type="float" office:value="9.31436845845722">
            <text:p>9.314368458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formula="of:=[.$B$204]" office:value-type="float" office:value="4">
            <text:p>4</text:p>
          </table:table-cell>
          <table:table-cell table:formula="of:=EXP(-1/50*[.A272])*[.B272]" office:value-type="float" office:value="1.02664310781422">
            <text:p>1.0266431078</text:p>
          </table:table-cell>
          <table:table-cell table:formula="of:=EXP(-1/50*[.A272])*1/[.B272]" office:value-type="float" office:value="0.064165194238389">
            <text:p>0.0641651942</text:p>
          </table:table-cell>
          <table:table-cell table:formula="of:=10-10*EXP(-2/50*[.A272])" office:value-type="float" office:value="9.34125245573597">
            <text:p>9.341252455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formula="of:=[.$B$204]" office:value-type="float" office:value="4">
            <text:p>4</text:p>
          </table:table-cell>
          <table:table-cell table:formula="of:=EXP(-1/50*[.A273])*[.B273]" office:value-type="float" office:value="1.00631421223903">
            <text:p>1.0063142122</text:p>
          </table:table-cell>
          <table:table-cell table:formula="of:=EXP(-1/50*[.A273])*1/[.B273]" office:value-type="float" office:value="0.0628946382649391">
            <text:p>0.0628946383</text:p>
          </table:table-cell>
          <table:table-cell table:formula="of:=10-10*EXP(-2/50*[.A273])" office:value-type="float" office:value="9.36708231640359">
            <text:p>9.367082316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[.$B$204]" office:value-type="float" office:value="4">
            <text:p>4</text:p>
          </table:table-cell>
          <table:table-cell table:formula="of:=EXP(-1/50*[.A274])*[.B274]" office:value-type="float" office:value="0.986387855766426">
            <text:p>0.9863878558</text:p>
          </table:table-cell>
          <table:table-cell table:formula="of:=EXP(-1/50*[.A274])*1/[.B274]" office:value-type="float" office:value="0.0616492409854016">
            <text:p>0.061649241</text:p>
          </table:table-cell>
          <table:table-cell table:formula="of:=10-10*EXP(-2/50*[.A274])" office:value-type="float" office:value="9.39189937374782">
            <text:p>9.391899373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formula="of:=[.$B$204]" office:value-type="float" office:value="4">
            <text:p>4</text:p>
          </table:table-cell>
          <table:table-cell table:formula="of:=EXP(-1/50*[.A275])*[.B275]" office:value-type="float" office:value="0.966856067588146">
            <text:p>0.9668560676</text:p>
          </table:table-cell>
          <table:table-cell table:formula="of:=EXP(-1/50*[.A275])*1/[.B275]" office:value-type="float" office:value="0.0604285042242591">
            <text:p>0.0604285042</text:p>
          </table:table-cell>
          <table:table-cell table:formula="of:=10-10*EXP(-2/50*[.A275])" office:value-type="float" office:value="9.41574334035499">
            <text:p>9.4157433404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formula="of:=[.$B$204]" office:value-type="float" office:value="4">
            <text:p>4</text:p>
          </table:table-cell>
          <table:table-cell table:formula="of:=EXP(-1/50*[.A276])*[.B276]" office:value-type="float" office:value="0.947711034728487">
            <text:p>0.9477110347</text:p>
          </table:table-cell>
          <table:table-cell table:formula="of:=EXP(-1/50*[.A276])*1/[.B276]" office:value-type="float" office:value="0.0592319396705304">
            <text:p>0.0592319397</text:p>
          </table:table-cell>
          <table:table-cell table:formula="of:=10-10*EXP(-2/50*[.A276])" office:value-type="float" office:value="9.43865237165866">
            <text:p>9.438652371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formula="of:=[.$B$204]" office:value-type="float" office:value="4">
            <text:p>4</text:p>
          </table:table-cell>
          <table:table-cell table:formula="of:=EXP(-1/50*[.A277])*[.B277]" office:value-type="float" office:value="0.928945098919035">
            <text:p>0.9289450989</text:p>
          </table:table-cell>
          <table:table-cell table:formula="of:=EXP(-1/50*[.A277])*1/[.B277]" office:value-type="float" office:value="0.0580590686824397">
            <text:p>0.0580590687</text:p>
          </table:table-cell>
          <table:table-cell table:formula="of:=10-10*EXP(-2/50*[.A277])" office:value-type="float" office:value="9.46066312699644">
            <text:p>9.46066312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formula="of:=[.$B$204]" office:value-type="float" office:value="4">
            <text:p>4</text:p>
          </table:table-cell>
          <table:table-cell table:formula="of:=EXP(-1/50*[.A278])*[.B278]" office:value-type="float" office:value="0.910550753535251">
            <text:p>0.9105507535</text:p>
          </table:table-cell>
          <table:table-cell table:formula="of:=EXP(-1/50*[.A278])*1/[.B278]" office:value-type="float" office:value="0.0569094220959532">
            <text:p>0.0569094221</text:p>
          </table:table-cell>
          <table:table-cell table:formula="of:=10-10*EXP(-2/50*[.A278])" office:value-type="float" office:value="9.48181082827274">
            <text:p>9.4818108283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[.$B$204]" office:value-type="float" office:value="4">
            <text:p>4</text:p>
          </table:table-cell>
          <table:table-cell table:formula="of:=EXP(-1/50*[.A279])*[.B279]" office:value-type="float" office:value="0.892520640593719">
            <text:p>0.8925206406</text:p>
          </table:table-cell>
          <table:table-cell table:formula="of:=EXP(-1/50*[.A279])*1/[.B279]" office:value-type="float" office:value="0.0557825400371075">
            <text:p>0.05578254</text:p>
          </table:table-cell>
          <table:table-cell table:formula="of:=10-10*EXP(-2/50*[.A279])" office:value-type="float" office:value="9.50212931632136">
            <text:p>9.502129316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formula="of:=[.$B$204]" office:value-type="float" office:value="4">
            <text:p>4</text:p>
          </table:table-cell>
          <table:table-cell table:formula="of:=EXP(-1/50*[.A280])*[.B280]" office:value-type="float" office:value="0.874847547808859">
            <text:p>0.8748475478</text:p>
          </table:table-cell>
          <table:table-cell table:formula="of:=EXP(-1/50*[.A280])*1/[.B280]" office:value-type="float" office:value="0.0546779717380537">
            <text:p>0.0546779717</text:p>
          </table:table-cell>
          <table:table-cell table:formula="of:=10-10*EXP(-2/50*[.A280])" office:value-type="float" office:value="9.52165110505802">
            <text:p>9.521651105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formula="of:=[.$B$204]" office:value-type="float" office:value="4">
            <text:p>4</text:p>
          </table:table-cell>
          <table:table-cell table:formula="of:=EXP(-1/50*[.A281])*[.B281]" office:value-type="float" office:value="0.857524405707912">
            <text:p>0.8575244057</text:p>
          </table:table-cell>
          <table:table-cell table:formula="of:=EXP(-1/50*[.A281])*1/[.B281]" office:value-type="float" office:value="0.0535952753567445">
            <text:p>0.0535952754</text:p>
          </table:table-cell>
          <table:table-cell table:formula="of:=10-10*EXP(-2/50*[.A281])" office:value-type="float" office:value="9.54040743350956">
            <text:p>9.540407433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formula="of:=[.$B$204]" office:value-type="float" office:value="4">
            <text:p>4</text:p>
          </table:table-cell>
          <table:table-cell table:formula="of:=EXP(-1/50*[.A282])*[.B282]" office:value-type="float" office:value="0.840544284803059">
            <text:p>0.8405442848</text:p>
          </table:table-cell>
          <table:table-cell table:formula="of:=EXP(-1/50*[.A282])*1/[.B282]" office:value-type="float" office:value="0.0525340178001912">
            <text:p>0.0525340178</text:p>
          </table:table-cell>
          <table:table-cell table:formula="of:=10-10*EXP(-2/50*[.A282])" office:value-type="float" office:value="9.55842831580307">
            <text:p>9.558428315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formula="of:=[.$B$204]" office:value-type="float" office:value="4">
            <text:p>4</text:p>
          </table:table-cell>
          <table:table-cell table:formula="of:=EXP(-1/50*[.A283])*[.B283]" office:value-type="float" office:value="0.823900392819534">
            <text:p>0.8239003928</text:p>
          </table:table-cell>
          <table:table-cell table:formula="of:=EXP(-1/50*[.A283])*1/[.B283]" office:value-type="float" office:value="0.0514937745512209">
            <text:p>0.0514937746</text:p>
          </table:table-cell>
          <table:table-cell table:formula="of:=10-10*EXP(-2/50*[.A283])" office:value-type="float" office:value="9.57574258919489">
            <text:p>9.575742589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[.$B$204]" office:value-type="float" office:value="4">
            <text:p>4</text:p>
          </table:table-cell>
          <table:table-cell table:formula="of:=EXP(-1/50*[.A284])*[.B284]" office:value-type="float" office:value="0.807586071978622">
            <text:p>0.807586072</text:p>
          </table:table-cell>
          <table:table-cell table:formula="of:=EXP(-1/50*[.A284])*1/[.B284]" office:value-type="float" office:value="0.0504741294986638">
            <text:p>0.0504741295</text:p>
          </table:table-cell>
          <table:table-cell table:formula="of:=10-10*EXP(-2/50*[.A284])" office:value-type="float" office:value="9.59237796021634">
            <text:p>9.592377960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formula="of:=[.$B$204]" office:value-type="float" office:value="4">
            <text:p>4</text:p>
          </table:table-cell>
          <table:table-cell table:formula="of:=EXP(-1/50*[.A285])*[.B285]" office:value-type="float" office:value="0.791594796334459">
            <text:p>0.7915947963</text:p>
          </table:table-cell>
          <table:table-cell table:formula="of:=EXP(-1/50*[.A285])*1/[.B285]" office:value-type="float" office:value="0.0494746747709037">
            <text:p>0.0494746748</text:p>
          </table:table-cell>
          <table:table-cell table:formula="of:=10-10*EXP(-2/50*[.A285])" office:value-type="float" office:value="9.60836104901013">
            <text:p>9.60836104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formula="of:=[.$B$204]" office:value-type="float" office:value="4">
            <text:p>4</text:p>
          </table:table-cell>
          <table:table-cell table:formula="of:=EXP(-1/50*[.A286])*[.B286]" office:value-type="float" office:value="0.775920169163568">
            <text:p>0.7759201692</text:p>
          </table:table-cell>
          <table:table-cell table:formula="of:=EXP(-1/50*[.A286])*1/[.B286]" office:value-type="float" office:value="0.048495010572723">
            <text:p>0.0484950106</text:p>
          </table:table-cell>
          <table:table-cell table:formula="of:=10-10*EXP(-2/50*[.A286])" office:value-type="float" office:value="9.62371743192824">
            <text:p>9.623717431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formula="of:=[.$B$204]" office:value-type="float" office:value="4">
            <text:p>4</text:p>
          </table:table-cell>
          <table:table-cell table:formula="of:=EXP(-1/50*[.A287])*[.B287]" office:value-type="float" office:value="0.760555920406082">
            <text:p>0.7605559204</text:p>
          </table:table-cell>
          <table:table-cell table:formula="of:=EXP(-1/50*[.A287])*1/[.B287]" office:value-type="float" office:value="0.0475347450253801">
            <text:p>0.047534745</text:p>
          </table:table-cell>
          <table:table-cell table:formula="of:=10-10*EXP(-2/50*[.A287])" office:value-type="float" office:value="9.63847168245954">
            <text:p>9.638471682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formula="of:=[.$B$204]" office:value-type="float" office:value="4">
            <text:p>4</text:p>
          </table:table-cell>
          <table:table-cell table:formula="of:=EXP(-1/50*[.A288])*[.B288]" office:value-type="float" office:value="0.74549590415764">
            <text:p>0.7454959042</text:p>
          </table:table-cell>
          <table:table-cell table:formula="of:=EXP(-1/50*[.A288])*1/[.B288]" office:value-type="float" office:value="0.0465934940098525">
            <text:p>0.046593494</text:p>
          </table:table-cell>
          <table:table-cell table:formula="of:=10-10*EXP(-2/50*[.A288])" office:value-type="float" office:value="9.65264741055261">
            <text:p>9.65264741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[.$B$204]" office:value-type="float" office:value="4">
            <text:p>4</text:p>
          </table:table-cell>
          <table:table-cell table:formula="of:=EXP(-1/50*[.A289])*[.B289]" office:value-type="float" office:value="0.730734096210939">
            <text:p>0.7307340962</text:p>
          </table:table-cell>
          <table:table-cell table:formula="of:=EXP(-1/50*[.A289])*1/[.B289]" office:value-type="float" office:value="0.0456708810131837">
            <text:p>0.045670881</text:p>
          </table:table-cell>
          <table:table-cell table:formula="of:=10-10*EXP(-2/50*[.A289])" office:value-type="float" office:value="9.66626730039674">
            <text:p>9.666267300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formula="of:=[.$B$204]" office:value-type="float" office:value="4">
            <text:p>4</text:p>
          </table:table-cell>
          <table:table-cell table:formula="of:=EXP(-1/50*[.A290])*[.B290]" office:value-type="float" office:value="0.716264591645973">
            <text:p>0.7162645916</text:p>
          </table:table-cell>
          <table:table-cell table:formula="of:=EXP(-1/50*[.A290])*1/[.B290]" office:value-type="float" office:value="0.0447665369778733">
            <text:p>0.044766537</text:p>
          </table:table-cell>
          <table:table-cell table:formula="of:=10-10*EXP(-2/50*[.A290])" office:value-type="float" office:value="9.67935314672139">
            <text:p>9.679353146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formula="of:=[.$B$204]" office:value-type="float" office:value="4">
            <text:p>4</text:p>
          </table:table-cell>
          <table:table-cell table:formula="of:=EXP(-1/50*[.A291])*[.B291]" office:value-type="float" office:value="0.702081602467987">
            <text:p>0.7020816025</text:p>
          </table:table-cell>
          <table:table-cell table:formula="of:=EXP(-1/50*[.A291])*1/[.B291]" office:value-type="float" office:value="0.0438801001542492">
            <text:p>0.0438801002</text:p>
          </table:table-cell>
          <table:table-cell table:formula="of:=10-10*EXP(-2/50*[.A291])" office:value-type="float" office:value="9.69192588967249">
            <text:p>9.691925889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formula="of:=[.$B$204]" office:value-type="float" office:value="4">
            <text:p>4</text:p>
          </table:table-cell>
          <table:table-cell table:formula="of:=EXP(-1/50*[.A292])*[.B292]" office:value-type="float" office:value="0.688179455292202">
            <text:p>0.6881794553</text:p>
          </table:table-cell>
          <table:table-cell table:formula="of:=EXP(-1/50*[.A292])*1/[.B292]" office:value-type="float" office:value="0.0430112159557626">
            <text:p>0.043011216</text:p>
          </table:table-cell>
          <table:table-cell table:formula="of:=10-10*EXP(-2/50*[.A292])" office:value-type="float" office:value="9.70400564832108">
            <text:p>9.704005648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formula="of:=[.$B$204]" office:value-type="float" office:value="4">
            <text:p>4</text:p>
          </table:table-cell>
          <table:table-cell table:formula="of:=EXP(-1/50*[.A293])*[.B293]" office:value-type="float" office:value="0.674552589074382">
            <text:p>0.6745525891</text:p>
          </table:table-cell>
          <table:table-cell table:formula="of:=EXP(-1/50*[.A293])*1/[.B293]" office:value-type="float" office:value="0.0421595368171489">
            <text:p>0.0421595368</text:p>
          </table:table-cell>
          <table:table-cell table:formula="of:=10-10*EXP(-2/50*[.A293])" office:value-type="float" office:value="9.71561175285816">
            <text:p>9.715611752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[.$B$204]" office:value-type="float" office:value="4">
            <text:p>4</text:p>
          </table:table-cell>
          <table:table-cell table:formula="of:=EXP(-1/50*[.A294])*[.B294]" office:value-type="float" office:value="0.661195552886346">
            <text:p>0.6611955529</text:p>
          </table:table-cell>
          <table:table-cell table:formula="of:=EXP(-1/50*[.A294])*1/[.B294]" office:value-type="float" office:value="0.0413247220553966">
            <text:p>0.0413247221</text:p>
          </table:table-cell>
          <table:table-cell table:formula="of:=10-10*EXP(-2/50*[.A294])" office:value-type="float" office:value="9.72676277552707">
            <text:p>9.726762775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formula="of:=[.$B$204]" office:value-type="float" office:value="4">
            <text:p>4</text:p>
          </table:table-cell>
          <table:table-cell table:formula="of:=EXP(-1/50*[.A295])*[.B295]" office:value-type="float" office:value="0.648103003735523">
            <text:p>0.6481030037</text:p>
          </table:table-cell>
          <table:table-cell table:formula="of:=EXP(-1/50*[.A295])*1/[.B295]" office:value-type="float" office:value="0.0405064377334702">
            <text:p>0.0405064377</text:p>
          </table:table-cell>
          <table:table-cell table:formula="of:=10-10*EXP(-2/50*[.A295])" office:value-type="float" office:value="9.73747656034312">
            <text:p>9.737476560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formula="of:=[.$B$204]" office:value-type="float" office:value="4">
            <text:p>4</text:p>
          </table:table-cell>
          <table:table-cell table:formula="of:=EXP(-1/50*[.A296])*[.B296]" office:value-type="float" office:value="0.635269704427683">
            <text:p>0.6352697044</text:p>
          </table:table-cell>
          <table:table-cell table:formula="of:=EXP(-1/50*[.A296])*1/[.B296]" office:value-type="float" office:value="0.0397043565267302">
            <text:p>0.0397043565</text:p>
          </table:table-cell>
          <table:table-cell table:formula="of:=10-10*EXP(-2/50*[.A296])" office:value-type="float" office:value="9.74777025164773">
            <text:p>9.747770251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formula="of:=[.$B$204]" office:value-type="float" office:value="4">
            <text:p>4</text:p>
          </table:table-cell>
          <table:table-cell table:formula="of:=EXP(-1/50*[.A297])*[.B297]" office:value-type="float" office:value="0.622690521471989">
            <text:p>0.6226905215</text:p>
          </table:table-cell>
          <table:table-cell table:formula="of:=EXP(-1/50*[.A297])*1/[.B297]" office:value-type="float" office:value="0.0389181575919993">
            <text:p>0.0389181576</text:p>
          </table:table-cell>
          <table:table-cell table:formula="of:=10-10*EXP(-2/50*[.A297])" office:value-type="float" office:value="9.75766032154309">
            <text:p>9.757660321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formula="of:=[.$B$204]" office:value-type="float" office:value="4">
            <text:p>4</text:p>
          </table:table-cell>
          <table:table-cell table:formula="of:=EXP(-1/50*[.A298])*[.B298]" office:value-type="float" office:value="0.610360423027535">
            <text:p>0.610360423</text:p>
          </table:table-cell>
          <table:table-cell table:formula="of:=EXP(-1/50*[.A298])*1/[.B298]" office:value-type="float" office:value="0.038147526439221">
            <text:p>0.0381475264</text:p>
          </table:table-cell>
          <table:table-cell table:formula="of:=10-10*EXP(-2/50*[.A298])" office:value-type="float" office:value="9.76716259625103">
            <text:p>9.767162596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[.$B$204]" office:value-type="float" office:value="4">
            <text:p>4</text:p>
          </table:table-cell>
          <table:table-cell table:formula="of:=EXP(-1/50*[.A299])*[.B299]" office:value-type="float" office:value="0.59827447689054">
            <text:p>0.5982744769</text:p>
          </table:table-cell>
          <table:table-cell table:formula="of:=EXP(-1/50*[.A299])*1/[.B299]" office:value-type="float" office:value="0.0373921548056588">
            <text:p>0.0373921548</text:p>
          </table:table-cell>
          <table:table-cell table:formula="of:=10-10*EXP(-2/50*[.A299])" office:value-type="float" office:value="9.77629228143834">
            <text:p>9.776292281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formula="of:=[.$B$204]" office:value-type="float" office:value="4">
            <text:p>4</text:p>
          </table:table-cell>
          <table:table-cell table:formula="of:=EXP(-1/50*[.A300])*[.B300]" office:value-type="float" office:value="0.586427848521401">
            <text:p>0.5864278485</text:p>
          </table:table-cell>
          <table:table-cell table:formula="of:=EXP(-1/50*[.A300])*1/[.B300]" office:value-type="float" office:value="0.0366517405325875">
            <text:p>0.0366517405</text:p>
          </table:table-cell>
          <table:table-cell table:formula="of:=10-10*EXP(-2/50*[.A300])" office:value-type="float" office:value="9.7850639865491">
            <text:p>9.785063986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formula="of:=[.$B$204]" office:value-type="float" office:value="4">
            <text:p>4</text:p>
          </table:table-cell>
          <table:table-cell table:formula="of:=EXP(-1/50*[.A301])*[.B301]" office:value-type="float" office:value="0.574815799110812">
            <text:p>0.5748157991</text:p>
          </table:table-cell>
          <table:table-cell table:formula="of:=EXP(-1/50*[.A301])*1/[.B301]" office:value-type="float" office:value="0.0359259874444257">
            <text:p>0.0359259874</text:p>
          </table:table-cell>
          <table:table-cell table:formula="of:=10-10*EXP(-2/50*[.A301])" office:value-type="float" office:value="9.79349174818288">
            <text:p>9.793491748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formula="of:=[.$B$204]" office:value-type="float" office:value="4">
            <text:p>4</text:p>
          </table:table-cell>
          <table:table-cell table:formula="of:=EXP(-1/50*[.A302])*[.B302]" office:value-type="float" office:value="0.56343368368418">
            <text:p>0.5634336837</text:p>
          </table:table-cell>
          <table:table-cell table:formula="of:=EXP(-1/50*[.A302])*1/[.B302]" office:value-type="float" office:value="0.0352146052302612">
            <text:p>0.0352146052</text:p>
          </table:table-cell>
          <table:table-cell table:formula="of:=10-10*EXP(-2/50*[.A302])" office:value-type="float" office:value="9.8015890525563">
            <text:p>9.801589052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formula="of:=[.$B$204]" office:value-type="float" office:value="4">
            <text:p>4</text:p>
          </table:table-cell>
          <table:table-cell table:formula="of:=EXP(-1/50*[.A303])*[.B303]" office:value-type="float" office:value="0.552276949243571">
            <text:p>0.5522769492</text:p>
          </table:table-cell>
          <table:table-cell table:formula="of:=EXP(-1/50*[.A303])*1/[.B303]" office:value-type="float" office:value="0.0345173093277232">
            <text:p>0.0345173093</text:p>
          </table:table-cell>
          <table:table-cell table:formula="of:=10-10*EXP(-2/50*[.A303])" office:value-type="float" office:value="9.80936885708388">
            <text:p>9.809368857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$B$204]" office:value-type="float" office:value="4">
            <text:p>4</text:p>
          </table:table-cell>
          <table:table-cell table:formula="of:=EXP(-1/50*[.A304])*[.B304]" office:value-type="float" office:value="0.541341132946451">
            <text:p>0.5413411329</text:p>
          </table:table-cell>
          <table:table-cell table:formula="of:=EXP(-1/50*[.A304])*1/[.B304]" office:value-type="float" office:value="0.0338338208091532">
            <text:p>0.0338338208</text:p>
          </table:table-cell>
          <table:table-cell table:formula="of:=10-10*EXP(-2/50*[.A304])" office:value-type="float" office:value="9.81684361111266">
            <text:p>9.81684361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EXP(-1/50*[.A305])*[.B305]" office:value-type="float" office:value="0.5">
            <text:p>0.5</text:p>
          </table:table-cell>
          <table:table-cell table:formula="of:=EXP(-1/50*[.A305])*1/[.B305]" office:value-type="float" office:value="2">
            <text:p>2</text:p>
          </table:table-cell>
          <table:table-cell table:formula="of:=10-10*EXP(-2/50*[.A305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$B$305]" office:value-type="float" office:value="0.5">
            <text:p>0.5</text:p>
          </table:table-cell>
          <table:table-cell table:formula="of:=EXP(-1/50*[.A306])*[.B306]" office:value-type="float" office:value="0.490099336653378">
            <text:p>0.4900993367</text:p>
          </table:table-cell>
          <table:table-cell table:formula="of:=EXP(-1/50*[.A306])*1/[.B306]" office:value-type="float" office:value="1.96039734661351">
            <text:p>1.9603973466</text:p>
          </table:table-cell>
          <table:table-cell table:formula="of:=10-10*EXP(-2/50*[.A306])" office:value-type="float" office:value="0.392105608476768">
            <text:p>0.3921056085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$B$305]" office:value-type="float" office:value="0.5">
            <text:p>0.5</text:p>
          </table:table-cell>
          <table:table-cell table:formula="of:=EXP(-1/50*[.A307])*[.B307]" office:value-type="float" office:value="0.480394719576162">
            <text:p>0.4803947196</text:p>
          </table:table-cell>
          <table:table-cell table:formula="of:=EXP(-1/50*[.A307])*1/[.B307]" office:value-type="float" office:value="1.92157887830465">
            <text:p>1.9215788783</text:p>
          </table:table-cell>
          <table:table-cell table:formula="of:=10-10*EXP(-2/50*[.A307])" office:value-type="float" office:value="0.768836536133643">
            <text:p>0.768836536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$B$305]" office:value-type="float" office:value="0.5">
            <text:p>0.5</text:p>
          </table:table-cell>
          <table:table-cell table:formula="of:=EXP(-1/50*[.A308])*[.B308]" office:value-type="float" office:value="0.470882266792124">
            <text:p>0.4708822668</text:p>
          </table:table-cell>
          <table:table-cell table:formula="of:=EXP(-1/50*[.A308])*1/[.B308]" office:value-type="float" office:value="1.8835290671685">
            <text:p>1.8835290672</text:p>
          </table:table-cell>
          <table:table-cell table:formula="of:=10-10*EXP(-2/50*[.A308])" office:value-type="float" office:value="1.13079563282843">
            <text:p>1.130795632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$B$305]" office:value-type="float" office:value="0.5">
            <text:p>0.5</text:p>
          </table:table-cell>
          <table:table-cell table:formula="of:=EXP(-1/50*[.A309])*[.B309]" office:value-type="float" office:value="0.461558173193318">
            <text:p>0.4615581732</text:p>
          </table:table-cell>
          <table:table-cell table:formula="of:=EXP(-1/50*[.A309])*1/[.B309]" office:value-type="float" office:value="1.84623269277327">
            <text:p>1.8462326928</text:p>
          </table:table-cell>
          <table:table-cell table:formula="of:=10-10*EXP(-2/50*[.A309])" office:value-type="float" office:value="1.47856211033789">
            <text:p>1.478562110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$B$305]" office:value-type="float" office:value="0.5">
            <text:p>0.5</text:p>
          </table:table-cell>
          <table:table-cell table:formula="of:=EXP(-1/50*[.A310])*[.B310]" office:value-type="float" office:value="0.45241870901798">
            <text:p>0.452418709</text:p>
          </table:table-cell>
          <table:table-cell table:formula="of:=EXP(-1/50*[.A310])*1/[.B310]" office:value-type="float" office:value="1.80967483607192">
            <text:p>1.8096748361</text:p>
          </table:table-cell>
          <table:table-cell table:formula="of:=10-10*EXP(-2/50*[.A310])" office:value-type="float" office:value="1.81269246922018">
            <text:p>1.812692469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$B$305]" office:value-type="float" office:value="0.5">
            <text:p>0.5</text:p>
          </table:table-cell>
          <table:table-cell table:formula="of:=EXP(-1/50*[.A311])*[.B311]" office:value-type="float" office:value="0.443460218358579">
            <text:p>0.4434602184</text:p>
          </table:table-cell>
          <table:table-cell table:formula="of:=EXP(-1/50*[.A311])*1/[.B311]" office:value-type="float" office:value="1.77384087343432">
            <text:p>1.7738408734</text:p>
          </table:table-cell>
          <table:table-cell table:formula="of:=10-10*EXP(-2/50*[.A311])" office:value-type="float" office:value="2.13372138933447">
            <text:p>2.133721389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B$305]" office:value-type="float" office:value="0.5">
            <text:p>0.5</text:p>
          </table:table-cell>
          <table:table-cell table:formula="of:=EXP(-1/50*[.A312])*[.B312]" office:value-type="float" office:value="0.434679117699403">
            <text:p>0.4346791177</text:p>
          </table:table-cell>
          <table:table-cell table:formula="of:=EXP(-1/50*[.A312])*1/[.B312]" office:value-type="float" office:value="1.73871647079761">
            <text:p>1.7387164708</text:p>
          </table:table-cell>
          <table:table-cell table:formula="of:=10-10*EXP(-2/50*[.A312])" office:value-type="float" office:value="2.44216258544275">
            <text:p>2.4421625854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$B$305]" office:value-type="float" office:value="0.5">
            <text:p>0.5</text:p>
          </table:table-cell>
          <table:table-cell table:formula="of:=EXP(-1/50*[.A313])*[.B313]" office:value-type="float" office:value="0.426071894483106">
            <text:p>0.4260718945</text:p>
          </table:table-cell>
          <table:table-cell table:formula="of:=EXP(-1/50*[.A313])*1/[.B313]" office:value-type="float" office:value="1.70428757793242">
            <text:p>1.7042875779</text:p>
          </table:table-cell>
          <table:table-cell table:formula="of:=10-10*EXP(-2/50*[.A313])" office:value-type="float" office:value="2.73850962926309">
            <text:p>2.7385096293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$B$305]" office:value-type="float" office:value="0.5">
            <text:p>0.5</text:p>
          </table:table-cell>
          <table:table-cell table:formula="of:=EXP(-1/50*[.A314])*[.B314]" office:value-type="float" office:value="0.417635105705636">
            <text:p>0.4176351057</text:p>
          </table:table-cell>
          <table:table-cell table:formula="of:=EXP(-1/50*[.A314])*1/[.B314]" office:value-type="float" office:value="1.67054042282254">
            <text:p>1.6705404228</text:p>
          </table:table-cell>
          <table:table-cell table:formula="of:=10-10*EXP(-2/50*[.A314])" office:value-type="float" office:value="3.02323673928969">
            <text:p>3.023236739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$B$305]" office:value-type="float" office:value="0.5">
            <text:p>0.5</text:p>
          </table:table-cell>
          <table:table-cell table:formula="of:=EXP(-1/50*[.A315])*[.B315]" office:value-type="float" office:value="0.409365376538991">
            <text:p>0.4093653765</text:p>
          </table:table-cell>
          <table:table-cell table:formula="of:=EXP(-1/50*[.A315])*1/[.B315]" office:value-type="float" office:value="1.63746150615596">
            <text:p>1.6374615062</text:p>
          </table:table-cell>
          <table:table-cell table:formula="of:=10-10*EXP(-2/50*[.A315])" office:value-type="float" office:value="3.29679953964361">
            <text:p>3.296799539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$B$305]" office:value-type="float" office:value="0.5">
            <text:p>0.5</text:p>
          </table:table-cell>
          <table:table-cell table:formula="of:=EXP(-1/50*[.A316])*[.B316]" office:value-type="float" office:value="0.401259398981239">
            <text:p>0.401259399</text:p>
          </table:table-cell>
          <table:table-cell table:formula="of:=EXP(-1/50*[.A316])*1/[.B316]" office:value-type="float" office:value="1.60503759592496">
            <text:p>1.6050375959</text:p>
          </table:table-cell>
          <table:table-cell table:formula="of:=10-10*EXP(-2/50*[.A316])" office:value-type="float" office:value="3.55963578916859">
            <text:p>3.559635789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f:=[.$B$305]" office:value-type="float" office:value="0.5">
            <text:p>0.5</text:p>
          </table:table-cell>
          <table:table-cell table:formula="of:=EXP(-1/50*[.A317])*[.B317]" office:value-type="float" office:value="0.393313930533277">
            <text:p>0.3933139305</text:p>
          </table:table-cell>
          <table:table-cell table:formula="of:=EXP(-1/50*[.A317])*1/[.B317]" office:value-type="float" office:value="1.57325572213311">
            <text:p>1.5732557221</text:p>
          </table:table-cell>
          <table:table-cell table:formula="of:=10-10*EXP(-2/50*[.A317])" office:value-type="float" office:value="3.81216608193859">
            <text:p>3.812166081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f:=[.$B$305]" office:value-type="float" office:value="0.5">
            <text:p>0.5</text:p>
          </table:table-cell>
          <table:table-cell table:formula="of:=EXP(-1/50*[.A318])*[.B318]" office:value-type="float" office:value="0.385525792901783">
            <text:p>0.3855257929</text:p>
          </table:table-cell>
          <table:table-cell table:formula="of:=EXP(-1/50*[.A318])*1/[.B318]" office:value-type="float" office:value="1.54210317160713">
            <text:p>1.5421031716</text:p>
          </table:table-cell>
          <table:table-cell table:formula="of:=10-10*EXP(-2/50*[.A318])" office:value-type="float" office:value="4.05479452029806">
            <text:p>4.05479452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f:=[.$B$305]" office:value-type="float" office:value="0.5">
            <text:p>0.5</text:p>
          </table:table-cell>
          <table:table-cell table:formula="of:=EXP(-1/50*[.A319])*[.B319]" office:value-type="float" office:value="0.377891870727863">
            <text:p>0.3778918707</text:p>
          </table:table-cell>
          <table:table-cell table:formula="of:=EXP(-1/50*[.A319])*1/[.B319]" office:value-type="float" office:value="1.51156748291145">
            <text:p>1.5115674829</text:p>
          </table:table-cell>
          <table:table-cell table:formula="of:=10-10*EXP(-2/50*[.A319])" office:value-type="float" office:value="4.28790936151185">
            <text:p>4.28790936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$B$305]" office:value-type="float" office:value="0.5">
            <text:p>0.5</text:p>
          </table:table-cell>
          <table:table-cell table:formula="of:=EXP(-1/50*[.A320])*[.B320]" office:value-type="float" office:value="0.370409110340859">
            <text:p>0.3704091103</text:p>
          </table:table-cell>
          <table:table-cell table:formula="of:=EXP(-1/50*[.A320])*1/[.B320]" office:value-type="float" office:value="1.48163644136344">
            <text:p>1.4816364414</text:p>
          </table:table-cell>
          <table:table-cell table:formula="of:=10-10*EXP(-2/50*[.A320])" office:value-type="float" office:value="4.51188363905974">
            <text:p>4.511883639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$B$305]" office:value-type="float" office:value="0.5">
            <text:p>0.5</text:p>
          </table:table-cell>
          <table:table-cell table:formula="of:=EXP(-1/50*[.A321])*[.B321]" office:value-type="float" office:value="0.363074518536845">
            <text:p>0.3630745185</text:p>
          </table:table-cell>
          <table:table-cell table:formula="of:=EXP(-1/50*[.A321])*1/[.B321]" office:value-type="float" office:value="1.45229807414738">
            <text:p>1.4522980741</text:p>
          </table:table-cell>
          <table:table-cell table:formula="of:=10-10*EXP(-2/50*[.A321])" office:value-type="float" office:value="4.72707575956951">
            <text:p>4.727075759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$B$305]" office:value-type="float" office:value="0.5">
            <text:p>0.5</text:p>
          </table:table-cell>
          <table:table-cell table:formula="of:=EXP(-1/50*[.A322])*[.B322]" office:value-type="float" office:value="0.355885161381305">
            <text:p>0.3558851614</text:p>
          </table:table-cell>
          <table:table-cell table:formula="of:=EXP(-1/50*[.A322])*1/[.B322]" office:value-type="float" office:value="1.42354064552522">
            <text:p>1.4235406455</text:p>
          </table:table-cell>
          <table:table-cell table:formula="of:=10-10*EXP(-2/50*[.A322])" office:value-type="float" office:value="4.93383007634411">
            <text:p>4.933830076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formula="of:=[.$B$305]" office:value-type="float" office:value="0.5">
            <text:p>0.5</text:p>
          </table:table-cell>
          <table:table-cell table:formula="of:=EXP(-1/50*[.A323])*[.B323]" office:value-type="float" office:value="0.348838163035516">
            <text:p>0.348838163</text:p>
          </table:table-cell>
          <table:table-cell table:formula="of:=EXP(-1/50*[.A323])*1/[.B323]" office:value-type="float" office:value="1.39535265214206">
            <text:p>1.3953526521</text:p>
          </table:table-cell>
          <table:table-cell table:formula="of:=10-10*EXP(-2/50*[.A323])" office:value-type="float" office:value="5.13247744040028">
            <text:p>5.13247744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formula="of:=[.$B$305]" office:value-type="float" office:value="0.5">
            <text:p>0.5</text:p>
          </table:table-cell>
          <table:table-cell table:formula="of:=EXP(-1/50*[.A324])*[.B324]" office:value-type="float" office:value="0.341930704606178">
            <text:p>0.3419307046</text:p>
          </table:table-cell>
          <table:table-cell table:formula="of:=EXP(-1/50*[.A324])*1/[.B324]" office:value-type="float" office:value="1.36772281842471">
            <text:p>1.3677228184</text:p>
          </table:table-cell>
          <table:table-cell table:formula="of:=10-10*EXP(-2/50*[.A324])" office:value-type="float" office:value="5.32333572990091">
            <text:p>5.323335729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$B$305]" office:value-type="float" office:value="0.5">
            <text:p>0.5</text:p>
          </table:table-cell>
          <table:table-cell table:formula="of:=EXP(-1/50*[.A325])*[.B325]" office:value-type="float" office:value="0.33516002301782">
            <text:p>0.335160023</text:p>
          </table:table-cell>
          <table:table-cell table:formula="of:=EXP(-1/50*[.A325])*1/[.B325]" office:value-type="float" office:value="1.34064009207128">
            <text:p>1.3406400921</text:p>
          </table:table-cell>
          <table:table-cell table:formula="of:=10-10*EXP(-2/50*[.A325])" office:value-type="float" office:value="5.50671035882778">
            <text:p>5.506710358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formula="of:=[.$B$305]" office:value-type="float" office:value="0.5">
            <text:p>0.5</text:p>
          </table:table-cell>
          <table:table-cell table:formula="of:=EXP(-1/50*[.A326])*[.B326]" office:value-type="float" office:value="0.328523409907528">
            <text:p>0.3285234099</text:p>
          </table:table-cell>
          <table:table-cell table:formula="of:=EXP(-1/50*[.A326])*1/[.B326]" office:value-type="float" office:value="1.31409363963011">
            <text:p>1.3140936396</text:p>
          </table:table-cell>
          <table:table-cell table:formula="of:=10-10*EXP(-2/50*[.A326])" office:value-type="float" office:value="5.6828947657092">
            <text:p>5.682894765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formula="of:=[.$B$305]" office:value-type="float" office:value="0.5">
            <text:p>0.5</text:p>
          </table:table-cell>
          <table:table-cell table:formula="of:=EXP(-1/50*[.A327])*[.B327]" office:value-type="float" office:value="0.322018210541571">
            <text:p>0.3220182105</text:p>
          </table:table-cell>
          <table:table-cell table:formula="of:=EXP(-1/50*[.A327])*1/[.B327]" office:value-type="float" office:value="1.28807284216628">
            <text:p>1.2880728422</text:p>
          </table:table-cell>
          <table:table-cell table:formula="of:=10-10*EXP(-2/50*[.A327])" office:value-type="float" office:value="5.85217088318419">
            <text:p>5.852170883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formula="of:=[.$B$305]" office:value-type="float" office:value="0.5">
            <text:p>0.5</text:p>
          </table:table-cell>
          <table:table-cell table:formula="of:=EXP(-1/50*[.A328])*[.B328]" office:value-type="float" office:value="0.315641822753463">
            <text:p>0.3156418228</text:p>
          </table:table-cell>
          <table:table-cell table:formula="of:=EXP(-1/50*[.A328])*1/[.B328]" office:value-type="float" office:value="1.26256729101385">
            <text:p>1.262567291</text:p>
          </table:table-cell>
          <table:table-cell table:formula="of:=10-10*EXP(-2/50*[.A328])" office:value-type="float" office:value="6.01480958915486">
            <text:p>6.014809589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formula="of:=[.$B$305]" office:value-type="float" office:value="0.5">
            <text:p>0.5</text:p>
          </table:table-cell>
          <table:table-cell table:formula="of:=EXP(-1/50*[.A329])*[.B329]" office:value-type="float" office:value="0.30939169590307">
            <text:p>0.3093916959</text:p>
          </table:table-cell>
          <table:table-cell table:formula="of:=EXP(-1/50*[.A329])*1/[.B329]" office:value-type="float" office:value="1.23756678361228">
            <text:p>1.2375667836</text:p>
          </table:table-cell>
          <table:table-cell table:formula="of:=10-10*EXP(-2/50*[.A329])" office:value-type="float" office:value="6.17107114024888">
            <text:p>6.171071140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$B$305]" office:value-type="float" office:value="0.5">
            <text:p>0.5</text:p>
          </table:table-cell>
          <table:table-cell table:formula="of:=EXP(-1/50*[.A330])*[.B330]" office:value-type="float" office:value="0.303265329856317">
            <text:p>0.3032653299</text:p>
          </table:table-cell>
          <table:table-cell table:formula="of:=EXP(-1/50*[.A330])*1/[.B330]" office:value-type="float" office:value="1.21306131942527">
            <text:p>1.2130613194</text:p>
          </table:table-cell>
          <table:table-cell table:formula="of:=10-10*EXP(-2/50*[.A330])" office:value-type="float" office:value="6.32120558828558">
            <text:p>6.321205588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$B$305]" office:value-type="float" office:value="0.5">
            <text:p>0.5</text:p>
          </table:table-cell>
          <table:table-cell table:formula="of:=EXP(-1/50*[.A331])*[.B331]" office:value-type="float" office:value="0.297260273985097">
            <text:p>0.297260274</text:p>
          </table:table-cell>
          <table:table-cell table:formula="of:=EXP(-1/50*[.A331])*1/[.B331]" office:value-type="float" office:value="1.18904109594039">
            <text:p>1.1890410959</text:p>
          </table:table-cell>
          <table:table-cell table:formula="of:=10-10*EXP(-2/50*[.A331])" office:value-type="float" office:value="6.4654531804122">
            <text:p>6.465453180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$B$305]" office:value-type="float" office:value="0.5">
            <text:p>0.5</text:p>
          </table:table-cell>
          <table:table-cell table:formula="of:=EXP(-1/50*[.A332])*[.B332]" office:value-type="float" office:value="0.291374126186995">
            <text:p>0.2913741262</text:p>
          </table:table-cell>
          <table:table-cell table:formula="of:=EXP(-1/50*[.A332])*1/[.B332]" office:value-type="float" office:value="1.16549650474798">
            <text:p>1.1654965047</text:p>
          </table:table-cell>
          <table:table-cell table:formula="of:=10-10*EXP(-2/50*[.A332])" office:value-type="float" office:value="6.60404474355061">
            <text:p>6.604044743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formula="of:=[.$B$305]" office:value-type="float" office:value="0.5">
            <text:p>0.5</text:p>
          </table:table-cell>
          <table:table-cell table:formula="of:=EXP(-1/50*[.A333])*[.B333]" office:value-type="float" office:value="0.285604531924407">
            <text:p>0.2856045319</text:p>
          </table:table-cell>
          <table:table-cell table:formula="of:=EXP(-1/50*[.A333])*1/[.B333]" office:value-type="float" office:value="1.14241812769763">
            <text:p>1.1424181277</text:p>
          </table:table-cell>
          <table:table-cell table:formula="of:=10-10*EXP(-2/50*[.A333])" office:value-type="float" office:value="6.73720205376961">
            <text:p>6.737202053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formula="of:=[.$B$305]" office:value-type="float" office:value="0.5">
            <text:p>0.5</text:p>
          </table:table-cell>
          <table:table-cell table:formula="of:=EXP(-1/50*[.A334])*[.B334]" office:value-type="float" office:value="0.279949183282701">
            <text:p>0.2799491833</text:p>
          </table:table-cell>
          <table:table-cell table:formula="of:=EXP(-1/50*[.A334])*1/[.B334]" office:value-type="float" office:value="1.1197967331308">
            <text:p>1.1197967331</text:p>
          </table:table-cell>
          <table:table-cell table:formula="of:=10-10*EXP(-2/50*[.A334])" office:value-type="float" office:value="6.86513819117395">
            <text:p>6.865138191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$B$305]" office:value-type="float" office:value="0.5">
            <text:p>0.5</text:p>
          </table:table-cell>
          <table:table-cell table:formula="of:=EXP(-1/50*[.A335])*[.B335]" office:value-type="float" office:value="0.274405818047013">
            <text:p>0.274405818</text:p>
          </table:table-cell>
          <table:table-cell table:formula="of:=EXP(-1/50*[.A335])*1/[.B335]" office:value-type="float" office:value="1.09762327218805">
            <text:p>1.0976232722</text:p>
          </table:table-cell>
          <table:table-cell table:formula="of:=10-10*EXP(-2/50*[.A335])" office:value-type="float" office:value="6.98805788087798">
            <text:p>6.988057880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formula="of:=[.$B$305]" office:value-type="float" office:value="0.5">
            <text:p>0.5</text:p>
          </table:table-cell>
          <table:table-cell table:formula="of:=EXP(-1/50*[.A336])*[.B336]" office:value-type="float" office:value="0.268972218797337">
            <text:p>0.2689722188</text:p>
          </table:table-cell>
          <table:table-cell table:formula="of:=EXP(-1/50*[.A336])*1/[.B336]" office:value-type="float" office:value="1.07588887518935">
            <text:p>1.0758888752</text:p>
          </table:table-cell>
          <table:table-cell table:formula="of:=10-10*EXP(-2/50*[.A336])" office:value-type="float" office:value="7.10615782060949">
            <text:p>7.10615782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formula="of:=[.$B$305]" office:value-type="float" office:value="0.5">
            <text:p>0.5</text:p>
          </table:table-cell>
          <table:table-cell table:formula="of:=EXP(-1/50*[.A337])*[.B337]" office:value-type="float" office:value="0.263646212021524">
            <text:p>0.263646212</text:p>
          </table:table-cell>
          <table:table-cell table:formula="of:=EXP(-1/50*[.A337])*1/[.B337]" office:value-type="float" office:value="1.0545848480861">
            <text:p>1.0545848481</text:p>
          </table:table-cell>
          <table:table-cell table:formula="of:=10-10*EXP(-2/50*[.A337])" office:value-type="float" office:value="7.21962699546806">
            <text:p>7.219626995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formula="of:=[.$B$305]" office:value-type="float" office:value="0.5">
            <text:p>0.5</text:p>
          </table:table-cell>
          <table:table-cell table:formula="of:=EXP(-1/50*[.A338])*[.B338]" office:value-type="float" office:value="0.25842566724585">
            <text:p>0.2584256672</text:p>
          </table:table-cell>
          <table:table-cell table:formula="of:=EXP(-1/50*[.A338])*1/[.B338]" office:value-type="float" office:value="1.0337026689834">
            <text:p>1.033702669</text:p>
          </table:table-cell>
          <table:table-cell table:formula="of:=10-10*EXP(-2/50*[.A338])" office:value-type="float" office:value="7.3286469803415">
            <text:p>7.328646980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formula="of:=[.$B$305]" office:value-type="float" office:value="0.5">
            <text:p>0.5</text:p>
          </table:table-cell>
          <table:table-cell table:formula="of:=EXP(-1/50*[.A339])*[.B339]" office:value-type="float" office:value="0.253308496182795">
            <text:p>0.2533084962</text:p>
          </table:table-cell>
          <table:table-cell table:formula="of:=EXP(-1/50*[.A339])*1/[.B339]" office:value-type="float" office:value="1.01323398473118">
            <text:p>1.0132339847</text:p>
          </table:table-cell>
          <table:table-cell table:formula="of:=10-10*EXP(-2/50*[.A339])" office:value-type="float" office:value="7.43339223046444">
            <text:p>7.433392230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$B$305]" office:value-type="float" office:value="0.5">
            <text:p>0.5</text:p>
          </table:table-cell>
          <table:table-cell table:formula="of:=EXP(-1/50*[.A340])*[.B340]" office:value-type="float" office:value="0.248292651895705">
            <text:p>0.2482926519</text:p>
          </table:table-cell>
          <table:table-cell table:formula="of:=EXP(-1/50*[.A340])*1/[.B340]" office:value-type="float" office:value="0.993170607582819">
            <text:p>0.9931706076</text:p>
          </table:table-cell>
          <table:table-cell table:formula="of:=10-10*EXP(-2/50*[.A340])" office:value-type="float" office:value="7.53403036058394">
            <text:p>7.53403036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formula="of:=[.$B$305]" office:value-type="float" office:value="0.5">
            <text:p>0.5</text:p>
          </table:table-cell>
          <table:table-cell table:formula="of:=EXP(-1/50*[.A341])*[.B341]" office:value-type="float" office:value="0.243376127979986">
            <text:p>0.243376128</text:p>
          </table:table-cell>
          <table:table-cell table:formula="of:=EXP(-1/50*[.A341])*1/[.B341]" office:value-type="float" office:value="0.973504511919943">
            <text:p>0.9735045119</text:p>
          </table:table-cell>
          <table:table-cell table:formula="of:=10-10*EXP(-2/50*[.A341])" office:value-type="float" office:value="7.63072241317878">
            <text:p>7.630722413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[.$B$305]" office:value-type="float" office:value="0.5">
            <text:p>0.5</text:p>
          </table:table-cell>
          <table:table-cell table:formula="of:=EXP(-1/50*[.A342])*[.B342]" office:value-type="float" office:value="0.238556957760517">
            <text:p>0.2385569578</text:p>
          </table:table-cell>
          <table:table-cell table:formula="of:=EXP(-1/50*[.A342])*1/[.B342]" office:value-type="float" office:value="0.954227831042069">
            <text:p>0.954227831</text:p>
          </table:table-cell>
          <table:table-cell table:formula="of:=10-10*EXP(-2/50*[.A342])" office:value-type="float" office:value="7.72362311616187">
            <text:p>7.723623116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formula="of:=[.$B$305]" office:value-type="float" office:value="0.5">
            <text:p>0.5</text:p>
          </table:table-cell>
          <table:table-cell table:formula="of:=EXP(-1/50*[.A343])*[.B343]" office:value-type="float" office:value="0.233833213504955">
            <text:p>0.2338332135</text:p>
          </table:table-cell>
          <table:table-cell table:formula="of:=EXP(-1/50*[.A343])*1/[.B343]" office:value-type="float" office:value="0.935332854019818">
            <text:p>0.935332854</text:p>
          </table:table-cell>
          <table:table-cell table:formula="of:=10-10*EXP(-2/50*[.A343])" office:value-type="float" office:value="7.81288113047785">
            <text:p>7.812881130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formula="of:=[.$B$305]" office:value-type="float" office:value="0.5">
            <text:p>0.5</text:p>
          </table:table-cell>
          <table:table-cell table:formula="of:=EXP(-1/50*[.A344])*[.B344]" office:value-type="float" office:value="0.229203005652612">
            <text:p>0.2292030057</text:p>
          </table:table-cell>
          <table:table-cell table:formula="of:=EXP(-1/50*[.A344])*1/[.B344]" office:value-type="float" office:value="0.916812022610447">
            <text:p>0.9168120226</text:p>
          </table:table-cell>
          <table:table-cell table:formula="of:=10-10*EXP(-2/50*[.A344])" office:value-type="float" office:value="7.89863928799235">
            <text:p>7.89863928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$B$305]" office:value-type="float" office:value="0.5">
            <text:p>0.5</text:p>
          </table:table-cell>
          <table:table-cell table:formula="of:=EXP(-1/50*[.A345])*[.B345]" office:value-type="float" office:value="0.224664482058611">
            <text:p>0.2246644821</text:p>
          </table:table-cell>
          <table:table-cell table:formula="of:=EXP(-1/50*[.A345])*1/[.B345]" office:value-type="float" office:value="0.898657928234443">
            <text:p>0.8986579282</text:p>
          </table:table-cell>
          <table:table-cell table:formula="of:=10-10*EXP(-2/50*[.A345])" office:value-type="float" office:value="7.98103482005345">
            <text:p>7.981034820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formula="of:=[.$B$305]" office:value-type="float" office:value="0.5">
            <text:p>0.5</text:p>
          </table:table-cell>
          <table:table-cell table:formula="of:=EXP(-1/50*[.A346])*[.B346]" office:value-type="float" office:value="0.220215827253">
            <text:p>0.2202158273</text:p>
          </table:table-cell>
          <table:table-cell table:formula="of:=EXP(-1/50*[.A346])*1/[.B346]" office:value-type="float" office:value="0.880863309011999">
            <text:p>0.880863309</text:p>
          </table:table-cell>
          <table:table-cell table:formula="of:=10-10*EXP(-2/50*[.A346])" office:value-type="float" office:value="8.06019957709108">
            <text:p>8.060199577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formula="of:=[.$B$305]" office:value-type="float" office:value="0.5">
            <text:p>0.5</text:p>
          </table:table-cell>
          <table:table-cell table:formula="of:=EXP(-1/50*[.A347])*[.B347]" office:value-type="float" office:value="0.21585526171454">
            <text:p>0.2158552617</text:p>
          </table:table-cell>
          <table:table-cell table:formula="of:=EXP(-1/50*[.A347])*1/[.B347]" office:value-type="float" office:value="0.863421046858159">
            <text:p>0.8634210469</text:p>
          </table:table-cell>
          <table:table-cell table:formula="of:=10-10*EXP(-2/50*[.A347])" office:value-type="float" office:value="8.1362602396059">
            <text:p>8.136260239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formula="of:=[.$B$305]" office:value-type="float" office:value="0.5">
            <text:p>0.5</text:p>
          </table:table-cell>
          <table:table-cell table:formula="of:=EXP(-1/50*[.A348])*[.B348]" office:value-type="float" office:value="0.211581041158874">
            <text:p>0.2115810412</text:p>
          </table:table-cell>
          <table:table-cell table:formula="of:=EXP(-1/50*[.A348])*1/[.B348]" office:value-type="float" office:value="0.846324164635498">
            <text:p>0.8463241646</text:p>
          </table:table-cell>
          <table:table-cell table:formula="of:=10-10*EXP(-2/50*[.A348])" office:value-type="float" office:value="8.20933852088507">
            <text:p>8.20933852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formula="of:=[.$B$305]" office:value-type="float" office:value="0.5">
            <text:p>0.5</text:p>
          </table:table-cell>
          <table:table-cell table:formula="of:=EXP(-1/50*[.A349])*[.B349]" office:value-type="float" office:value="0.207391455840791">
            <text:p>0.2073914558</text:p>
          </table:table-cell>
          <table:table-cell table:formula="of:=EXP(-1/50*[.A349])*1/[.B349]" office:value-type="float" office:value="0.829565823363163">
            <text:p>0.8295658234</text:p>
          </table:table-cell>
          <table:table-cell table:formula="of:=10-10*EXP(-2/50*[.A349])" office:value-type="float" office:value="8.27955136176949">
            <text:p>8.279551361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[.$B$305]" office:value-type="float" office:value="0.5">
            <text:p>0.5</text:p>
          </table:table-cell>
          <table:table-cell table:formula="of:=EXP(-1/50*[.A350])*[.B350]" office:value-type="float" office:value="0.2032848298703">
            <text:p>0.2032848299</text:p>
          </table:table-cell>
          <table:table-cell table:formula="of:=EXP(-1/50*[.A350])*1/[.B350]" office:value-type="float" office:value="0.813139319481198">
            <text:p>0.8131393195</text:p>
          </table:table-cell>
          <table:table-cell table:formula="of:=10-10*EXP(-2/50*[.A350])" office:value-type="float" office:value="8.34701111778413">
            <text:p>8.347011117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formula="of:=[.$B$305]" office:value-type="float" office:value="0.5">
            <text:p>0.5</text:p>
          </table:table-cell>
          <table:table-cell table:formula="of:=EXP(-1/50*[.A351])*[.B351]" office:value-type="float" office:value="0.199259520542257">
            <text:p>0.1992595205</text:p>
          </table:table-cell>
          <table:table-cell table:formula="of:=EXP(-1/50*[.A351])*1/[.B351]" office:value-type="float" office:value="0.797038082169028">
            <text:p>0.7970380822</text:p>
          </table:table-cell>
          <table:table-cell table:formula="of:=10-10*EXP(-2/50*[.A351])" office:value-type="float" office:value="8.41182573893079">
            <text:p>8.411825738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[.$B$305]" office:value-type="float" office:value="0.5">
            <text:p>0.5</text:p>
          </table:table-cell>
          <table:table-cell table:formula="of:=EXP(-1/50*[.A352])*[.B352]" office:value-type="float" office:value="0.195313917679261">
            <text:p>0.1953139177</text:p>
          </table:table-cell>
          <table:table-cell table:formula="of:=EXP(-1/50*[.A352])*1/[.B352]" office:value-type="float" office:value="0.781255670717042">
            <text:p>0.7812556707</text:p>
          </table:table-cell>
          <table:table-cell table:formula="of:=10-10*EXP(-2/50*[.A352])" office:value-type="float" office:value="8.47409894243116">
            <text:p>8.474098942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formula="of:=[.$B$305]" office:value-type="float" office:value="0.5">
            <text:p>0.5</text:p>
          </table:table-cell>
          <table:table-cell table:formula="of:=EXP(-1/50*[.A353])*[.B353]" office:value-type="float" office:value="0.191446442987556">
            <text:p>0.191446443</text:p>
          </table:table-cell>
          <table:table-cell table:formula="of:=EXP(-1/50*[.A353])*1/[.B353]" office:value-type="float" office:value="0.765785771950224">
            <text:p>0.765785772</text:p>
          </table:table-cell>
          <table:table-cell table:formula="of:=10-10*EXP(-2/50*[.A353])" office:value-type="float" office:value="8.5339303786965">
            <text:p>8.533930378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formula="of:=[.$B$305]" office:value-type="float" office:value="0.5">
            <text:p>0.5</text:p>
          </table:table-cell>
          <table:table-cell table:formula="of:=EXP(-1/50*[.A354])*[.B354]" office:value-type="float" office:value="0.1876555494257">
            <text:p>0.1876555494</text:p>
          </table:table-cell>
          <table:table-cell table:formula="of:=EXP(-1/50*[.A354])*1/[.B354]" office:value-type="float" office:value="0.750622197702799">
            <text:p>0.7506221977</text:p>
          </table:table-cell>
          <table:table-cell table:formula="of:=10-10*EXP(-2/50*[.A354])" office:value-type="float" office:value="8.59141579078955">
            <text:p>8.591415790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.$B$305]" office:value-type="float" office:value="0.5">
            <text:p>0.5</text:p>
          </table:table-cell>
          <table:table-cell table:formula="of:=EXP(-1/50*[.A355])*[.B355]" office:value-type="float" office:value="0.183939720585721">
            <text:p>0.1839397206</text:p>
          </table:table-cell>
          <table:table-cell table:formula="of:=EXP(-1/50*[.A355])*1/[.B355]" office:value-type="float" office:value="0.735758882342885">
            <text:p>0.7357588823</text:p>
          </table:table-cell>
          <table:table-cell table:formula="of:=10-10*EXP(-2/50*[.A355])" office:value-type="float" office:value="8.64664716763387">
            <text:p>8.646647167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.$B$305]" office:value-type="float" office:value="0.5">
            <text:p>0.5</text:p>
          </table:table-cell>
          <table:table-cell table:formula="of:=EXP(-1/50*[.A356])*[.B356]" office:value-type="float" office:value="0.180297470086539">
            <text:p>0.1802974701</text:p>
          </table:table-cell>
          <table:table-cell table:formula="of:=EXP(-1/50*[.A356])*1/[.B356]" office:value-type="float" office:value="0.721189880346157">
            <text:p>0.7211898803</text:p>
          </table:table-cell>
          <table:table-cell table:formula="of:=10-10*EXP(-2/50*[.A356])" office:value-type="float" office:value="8.69971289121574">
            <text:p>8.699712891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formula="of:=[.$B$305]" office:value-type="float" office:value="0.5">
            <text:p>0.5</text:p>
          </table:table-cell>
          <table:table-cell table:formula="of:=EXP(-1/50*[.A357])*[.B357]" office:value-type="float" office:value="0.17672734097939">
            <text:p>0.176727341</text:p>
          </table:table-cell>
          <table:table-cell table:formula="of:=EXP(-1/50*[.A357])*1/[.B357]" office:value-type="float" office:value="0.70690936391756">
            <text:p>0.7069093639</text:p>
          </table:table-cell>
          <table:table-cell table:formula="of:=10-10*EXP(-2/50*[.A357])" office:value-type="float" office:value="8.75069787801418">
            <text:p>8.75069787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formula="of:=[.$B$305]" office:value-type="float" office:value="0.5">
            <text:p>0.5</text:p>
          </table:table-cell>
          <table:table-cell table:formula="of:=EXP(-1/50*[.A358])*[.B358]" office:value-type="float" office:value="0.173227905165029">
            <text:p>0.1732279052</text:p>
          </table:table-cell>
          <table:table-cell table:formula="of:=EXP(-1/50*[.A358])*1/[.B358]" office:value-type="float" office:value="0.692911620660115">
            <text:p>0.6929116207</text:p>
          </table:table-cell>
          <table:table-cell table:formula="of:=10-10*EXP(-2/50*[.A358])" office:value-type="float" office:value="8.79968371488543">
            <text:p>8.799683714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formula="of:=[.$B$305]" office:value-type="float" office:value="0.5">
            <text:p>0.5</text:p>
          </table:table-cell>
          <table:table-cell table:formula="of:=EXP(-1/50*[.A359])*[.B359]" office:value-type="float" office:value="0.16979776282247">
            <text:p>0.1697977628</text:p>
          </table:table-cell>
          <table:table-cell table:formula="of:=EXP(-1/50*[.A359])*1/[.B359]" office:value-type="float" office:value="0.679191051289878">
            <text:p>0.6791910513</text:p>
          </table:table-cell>
          <table:table-cell table:formula="of:=10-10*EXP(-2/50*[.A359])" office:value-type="float" office:value="8.84674878961937">
            <text:p>8.846748789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[.$B$305]" office:value-type="float" office:value="0.5">
            <text:p>0.5</text:p>
          </table:table-cell>
          <table:table-cell table:formula="of:=EXP(-1/50*[.A360])*[.B360]" office:value-type="float" office:value="0.16643554184904">
            <text:p>0.1664355418</text:p>
          </table:table-cell>
          <table:table-cell table:formula="of:=EXP(-1/50*[.A360])*1/[.B360]" office:value-type="float" office:value="0.665742167396159">
            <text:p>0.6657421674</text:p>
          </table:table-cell>
          <table:table-cell table:formula="of:=10-10*EXP(-2/50*[.A360])" office:value-type="float" office:value="8.89196841637666">
            <text:p>8.891968416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formula="of:=[.$B$305]" office:value-type="float" office:value="0.5">
            <text:p>0.5</text:p>
          </table:table-cell>
          <table:table-cell table:formula="of:=EXP(-1/50*[.A361])*[.B361]" office:value-type="float" office:value="0.16313989731152">
            <text:p>0.1631398973</text:p>
          </table:table-cell>
          <table:table-cell table:formula="of:=EXP(-1/50*[.A361])*1/[.B361]" office:value-type="float" office:value="0.652559589246079">
            <text:p>0.6525595892</text:p>
          </table:table-cell>
          <table:table-cell table:formula="of:=10-10*EXP(-2/50*[.A361])" office:value-type="float" office:value="8.93541495620747">
            <text:p>8.935414956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formula="of:=[.$B$305]" office:value-type="float" office:value="0.5">
            <text:p>0.5</text:p>
          </table:table-cell>
          <table:table-cell table:formula="of:=EXP(-1/50*[.A362])*[.B362]" office:value-type="float" office:value="0.159909510908152">
            <text:p>0.1599095109</text:p>
          </table:table-cell>
          <table:table-cell table:formula="of:=EXP(-1/50*[.A362])*1/[.B362]" office:value-type="float" office:value="0.639638043632608">
            <text:p>0.6396380436</text:p>
          </table:table-cell>
          <table:table-cell table:formula="of:=10-10*EXP(-2/50*[.A362])" office:value-type="float" office:value="8.97715793284463">
            <text:p>8.977157932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formula="of:=[.$B$305]" office:value-type="float" office:value="0.5">
            <text:p>0.5</text:p>
          </table:table-cell>
          <table:table-cell table:formula="of:=EXP(-1/50*[.A363])*[.B363]" office:value-type="float" office:value="0.156743090441303">
            <text:p>0.1567430904</text:p>
          </table:table-cell>
          <table:table-cell table:formula="of:=EXP(-1/50*[.A363])*1/[.B363]" office:value-type="float" office:value="0.626972361765211">
            <text:p>0.6269723618</text:p>
          </table:table-cell>
          <table:table-cell table:formula="of:=10-10*EXP(-2/50*[.A363])" office:value-type="float" office:value="9.01726414395639">
            <text:p>9.01726414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formula="of:=[.$B$305]" office:value-type="float" office:value="0.5">
            <text:p>0.5</text:p>
          </table:table-cell>
          <table:table-cell table:formula="of:=EXP(-1/50*[.A364])*[.B364]" office:value-type="float" office:value="0.153639369300566">
            <text:p>0.1536393693</text:p>
          </table:table-cell>
          <table:table-cell table:formula="of:=EXP(-1/50*[.A364])*1/[.B364]" office:value-type="float" office:value="0.614557477202262">
            <text:p>0.6145574772</text:p>
          </table:table-cell>
          <table:table-cell table:formula="of:=10-10*EXP(-2/50*[.A364])" office:value-type="float" office:value="9.05579776803698">
            <text:p>9.05579776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[.$B$305]" office:value-type="float" office:value="0.5">
            <text:p>0.5</text:p>
          </table:table-cell>
          <table:table-cell table:formula="of:=EXP(-1/50*[.A365])*[.B365]" office:value-type="float" office:value="0.150597105956101">
            <text:p>0.150597106</text:p>
          </table:table-cell>
          <table:table-cell table:formula="of:=EXP(-1/50*[.A365])*1/[.B365]" office:value-type="float" office:value="0.602388423824404">
            <text:p>0.6023884238</text:p>
          </table:table-cell>
          <table:table-cell table:formula="of:=10-10*EXP(-2/50*[.A365])" office:value-type="float" office:value="9.09282046710588">
            <text:p>9.092820467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formula="of:=[.$B$305]" office:value-type="float" office:value="0.5">
            <text:p>0.5</text:p>
          </table:table-cell>
          <table:table-cell table:formula="of:=EXP(-1/50*[.A366])*[.B366]" office:value-type="float" office:value="0.147615083462007">
            <text:p>0.1476150835</text:p>
          </table:table-cell>
          <table:table-cell table:formula="of:=EXP(-1/50*[.A366])*1/[.B366]" office:value-type="float" office:value="0.590460333848028">
            <text:p>0.5904603338</text:p>
          </table:table-cell>
          <table:table-cell table:formula="of:=10-10*EXP(-2/50*[.A366])" office:value-type="float" office:value="9.12839148538019">
            <text:p>9.128391485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formula="of:=[.$B$305]" office:value-type="float" office:value="0.5">
            <text:p>0.5</text:p>
          </table:table-cell>
          <table:table-cell table:formula="of:=EXP(-1/50*[.A367])*[.B367]" office:value-type="float" office:value="0.144692108969525">
            <text:p>0.144692109</text:p>
          </table:table-cell>
          <table:table-cell table:formula="of:=EXP(-1/50*[.A367])*1/[.B367]" office:value-type="float" office:value="0.578768435878101">
            <text:p>0.5787684359</text:p>
          </table:table-cell>
          <table:table-cell table:formula="of:=10-10*EXP(-2/50*[.A367])" office:value-type="float" office:value="9.16256774407804">
            <text:p>9.162567744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formula="of:=[.$B$305]" office:value-type="float" office:value="0.5">
            <text:p>0.5</text:p>
          </table:table-cell>
          <table:table-cell table:formula="of:=EXP(-1/50*[.A368])*[.B368]" office:value-type="float" office:value="0.141827013249885">
            <text:p>0.1418270132</text:p>
          </table:table-cell>
          <table:table-cell table:formula="of:=EXP(-1/50*[.A368])*1/[.B368]" office:value-type="float" office:value="0.567308052999541">
            <text:p>0.567308053</text:p>
          </table:table-cell>
          <table:table-cell table:formula="of:=10-10*EXP(-2/50*[.A368])" office:value-type="float" office:value="9.19540393250468">
            <text:p>9.195403932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formula="of:=[.$B$305]" office:value-type="float" office:value="0.5">
            <text:p>0.5</text:p>
          </table:table-cell>
          <table:table-cell table:formula="of:=EXP(-1/50*[.A369])*[.B369]" office:value-type="float" office:value="0.139018650226597">
            <text:p>0.1390186502</text:p>
          </table:table-cell>
          <table:table-cell table:formula="of:=EXP(-1/50*[.A369])*1/[.B369]" office:value-type="float" office:value="0.556074600906388">
            <text:p>0.5560746009</text:p>
          </table:table-cell>
          <table:table-cell table:formula="of:=10-10*EXP(-2/50*[.A369])" office:value-type="float" office:value="9.226952595567">
            <text:p>9.226952595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[.$B$305]" office:value-type="float" office:value="0.5">
            <text:p>0.5</text:p>
          </table:table-cell>
          <table:table-cell table:formula="of:=EXP(-1/50*[.A370])*[.B370]" office:value-type="float" office:value="0.136265896517006">
            <text:p>0.1362658965</text:p>
          </table:table-cell>
          <table:table-cell table:formula="of:=EXP(-1/50*[.A370])*1/[.B370]" office:value-type="float" office:value="0.545063586068025">
            <text:p>0.5450635861</text:p>
          </table:table-cell>
          <table:table-cell table:formula="of:=10-10*EXP(-2/50*[.A370])" office:value-type="float" office:value="9.25726421785666">
            <text:p>9.257264217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[.$B$305]" office:value-type="float" office:value="0.5">
            <text:p>0.5</text:p>
          </table:table-cell>
          <table:table-cell table:formula="of:=EXP(-1/50*[.A371])*[.B371]" office:value-type="float" office:value="0.133567650982925">
            <text:p>0.133567651</text:p>
          </table:table-cell>
          <table:table-cell table:formula="of:=EXP(-1/50*[.A371])*1/[.B371]" office:value-type="float" office:value="0.534270603931701">
            <text:p>0.5342706039</text:p>
          </table:table-cell>
          <table:table-cell table:formula="of:=10-10*EXP(-2/50*[.A371])" office:value-type="float" office:value="9.28638730443614">
            <text:p>9.286387304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formula="of:=[.$B$305]" office:value-type="float" office:value="0.5">
            <text:p>0.5</text:p>
          </table:table-cell>
          <table:table-cell table:formula="of:=EXP(-1/50*[.A372])*[.B372]" office:value-type="float" office:value="0.130922834290163">
            <text:p>0.1309228343</text:p>
          </table:table-cell>
          <table:table-cell table:formula="of:=EXP(-1/50*[.A372])*1/[.B372]" office:value-type="float" office:value="0.523691337160652">
            <text:p>0.5236913372</text:p>
          </table:table-cell>
          <table:table-cell table:formula="of:=10-10*EXP(-2/50*[.A372])" office:value-type="float" office:value="9.31436845845722">
            <text:p>9.314368458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formula="of:=[.$B$305]" office:value-type="float" office:value="0.5">
            <text:p>0.5</text:p>
          </table:table-cell>
          <table:table-cell table:formula="of:=EXP(-1/50*[.A373])*[.B373]" office:value-type="float" office:value="0.128330388476778">
            <text:p>0.1283303885</text:p>
          </table:table-cell>
          <table:table-cell table:formula="of:=EXP(-1/50*[.A373])*1/[.B373]" office:value-type="float" office:value="0.513321553907112">
            <text:p>0.5133215539</text:p>
          </table:table-cell>
          <table:table-cell table:formula="of:=10-10*EXP(-2/50*[.A373])" office:value-type="float" office:value="9.34125245573597">
            <text:p>9.341252455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formula="of:=[.$B$305]" office:value-type="float" office:value="0.5">
            <text:p>0.5</text:p>
          </table:table-cell>
          <table:table-cell table:formula="of:=EXP(-1/50*[.A374])*[.B374]" office:value-type="float" office:value="0.125789276529878">
            <text:p>0.1257892765</text:p>
          </table:table-cell>
          <table:table-cell table:formula="of:=EXP(-1/50*[.A374])*1/[.B374]" office:value-type="float" office:value="0.503157106119513">
            <text:p>0.5031571061</text:p>
          </table:table-cell>
          <table:table-cell table:formula="of:=10-10*EXP(-2/50*[.A374])" office:value-type="float" office:value="9.36708231640359">
            <text:p>9.367082316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[.$B$305]" office:value-type="float" office:value="0.5">
            <text:p>0.5</text:p>
          </table:table-cell>
          <table:table-cell table:formula="of:=EXP(-1/50*[.A375])*[.B375]" office:value-type="float" office:value="0.123298481970803">
            <text:p>0.123298482</text:p>
          </table:table-cell>
          <table:table-cell table:formula="of:=EXP(-1/50*[.A375])*1/[.B375]" office:value-type="float" office:value="0.493193927883213">
            <text:p>0.4931939279</text:p>
          </table:table-cell>
          <table:table-cell table:formula="of:=10-10*EXP(-2/50*[.A375])" office:value-type="float" office:value="9.39189937374782">
            <text:p>9.391899373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formula="of:=[.$B$305]" office:value-type="float" office:value="0.5">
            <text:p>0.5</text:p>
          </table:table-cell>
          <table:table-cell table:formula="of:=EXP(-1/50*[.A376])*[.B376]" office:value-type="float" office:value="0.120857008448518">
            <text:p>0.1208570084</text:p>
          </table:table-cell>
          <table:table-cell table:formula="of:=EXP(-1/50*[.A376])*1/[.B376]" office:value-type="float" office:value="0.483428033794073">
            <text:p>0.4834280338</text:p>
          </table:table-cell>
          <table:table-cell table:formula="of:=10-10*EXP(-2/50*[.A376])" office:value-type="float" office:value="9.41574334035499">
            <text:p>9.4157433404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formula="of:=[.$B$305]" office:value-type="float" office:value="0.5">
            <text:p>0.5</text:p>
          </table:table-cell>
          <table:table-cell table:formula="of:=EXP(-1/50*[.A377])*[.B377]" office:value-type="float" office:value="0.118463879341061">
            <text:p>0.1184638793</text:p>
          </table:table-cell>
          <table:table-cell table:formula="of:=EXP(-1/50*[.A377])*1/[.B377]" office:value-type="float" office:value="0.473855517364244">
            <text:p>0.4738555174</text:p>
          </table:table-cell>
          <table:table-cell table:formula="of:=10-10*EXP(-2/50*[.A377])" office:value-type="float" office:value="9.43865237165866">
            <text:p>9.438652371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formula="of:=[.$B$305]" office:value-type="float" office:value="0.5">
            <text:p>0.5</text:p>
          </table:table-cell>
          <table:table-cell table:formula="of:=EXP(-1/50*[.A378])*[.B378]" office:value-type="float" office:value="0.116118137364879">
            <text:p>0.1161181374</text:p>
          </table:table-cell>
          <table:table-cell table:formula="of:=EXP(-1/50*[.A378])*1/[.B378]" office:value-type="float" office:value="0.464472549459518">
            <text:p>0.4644725495</text:p>
          </table:table-cell>
          <table:table-cell table:formula="of:=10-10*EXP(-2/50*[.A378])" office:value-type="float" office:value="9.46066312699644">
            <text:p>9.46066312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formula="of:=[.$B$305]" office:value-type="float" office:value="0.5">
            <text:p>0.5</text:p>
          </table:table-cell>
          <table:table-cell table:formula="of:=EXP(-1/50*[.A379])*[.B379]" office:value-type="float" office:value="0.113818844191906">
            <text:p>0.1138188442</text:p>
          </table:table-cell>
          <table:table-cell table:formula="of:=EXP(-1/50*[.A379])*1/[.B379]" office:value-type="float" office:value="0.455275376767625">
            <text:p>0.4552753768</text:p>
          </table:table-cell>
          <table:table-cell table:formula="of:=10-10*EXP(-2/50*[.A379])" office:value-type="float" office:value="9.48181082827274">
            <text:p>9.4818108283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[.$B$305]" office:value-type="float" office:value="0.5">
            <text:p>0.5</text:p>
          </table:table-cell>
          <table:table-cell table:formula="of:=EXP(-1/50*[.A380])*[.B380]" office:value-type="float" office:value="0.111565080074215">
            <text:p>0.1115650801</text:p>
          </table:table-cell>
          <table:table-cell table:formula="of:=EXP(-1/50*[.A380])*1/[.B380]" office:value-type="float" office:value="0.44626032029686">
            <text:p>0.4462603203</text:p>
          </table:table-cell>
          <table:table-cell table:formula="of:=10-10*EXP(-2/50*[.A380])" office:value-type="float" office:value="9.50212931632136">
            <text:p>9.502129316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formula="of:=[.$B$305]" office:value-type="float" office:value="0.5">
            <text:p>0.5</text:p>
          </table:table-cell>
          <table:table-cell table:formula="of:=EXP(-1/50*[.A381])*[.B381]" office:value-type="float" office:value="0.109355943476107">
            <text:p>0.1093559435</text:p>
          </table:table-cell>
          <table:table-cell table:formula="of:=EXP(-1/50*[.A381])*1/[.B381]" office:value-type="float" office:value="0.43742377390443">
            <text:p>0.4374237739</text:p>
          </table:table-cell>
          <table:table-cell table:formula="of:=10-10*EXP(-2/50*[.A381])" office:value-type="float" office:value="9.52165110505802">
            <text:p>9.521651105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formula="of:=[.$B$305]" office:value-type="float" office:value="0.5">
            <text:p>0.5</text:p>
          </table:table-cell>
          <table:table-cell table:formula="of:=EXP(-1/50*[.A382])*[.B382]" office:value-type="float" office:value="0.107190550713489">
            <text:p>0.1071905507</text:p>
          </table:table-cell>
          <table:table-cell table:formula="of:=EXP(-1/50*[.A382])*1/[.B382]" office:value-type="float" office:value="0.428762202853956">
            <text:p>0.4287622029</text:p>
          </table:table-cell>
          <table:table-cell table:formula="of:=10-10*EXP(-2/50*[.A382])" office:value-type="float" office:value="9.54040743350956">
            <text:p>9.540407433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formula="of:=[.$B$305]" office:value-type="float" office:value="0.5">
            <text:p>0.5</text:p>
          </table:table-cell>
          <table:table-cell table:formula="of:=EXP(-1/50*[.A383])*[.B383]" office:value-type="float" office:value="0.105068035600382">
            <text:p>0.1050680356</text:p>
          </table:table-cell>
          <table:table-cell table:formula="of:=EXP(-1/50*[.A383])*1/[.B383]" office:value-type="float" office:value="0.420272142401529">
            <text:p>0.4202721424</text:p>
          </table:table-cell>
          <table:table-cell table:formula="of:=10-10*EXP(-2/50*[.A383])" office:value-type="float" office:value="9.55842831580307">
            <text:p>9.558428315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formula="of:=[.$B$305]" office:value-type="float" office:value="0.5">
            <text:p>0.5</text:p>
          </table:table-cell>
          <table:table-cell table:formula="of:=EXP(-1/50*[.A384])*[.B384]" office:value-type="float" office:value="0.102987549102442">
            <text:p>0.1029875491</text:p>
          </table:table-cell>
          <table:table-cell table:formula="of:=EXP(-1/50*[.A384])*1/[.B384]" office:value-type="float" office:value="0.411950196409767">
            <text:p>0.4119501964</text:p>
          </table:table-cell>
          <table:table-cell table:formula="of:=10-10*EXP(-2/50*[.A384])" office:value-type="float" office:value="9.57574258919489">
            <text:p>9.575742589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[.$B$305]" office:value-type="float" office:value="0.5">
            <text:p>0.5</text:p>
          </table:table-cell>
          <table:table-cell table:formula="of:=EXP(-1/50*[.A385])*[.B385]" office:value-type="float" office:value="0.100948258997328">
            <text:p>0.100948259</text:p>
          </table:table-cell>
          <table:table-cell table:formula="of:=EXP(-1/50*[.A385])*1/[.B385]" office:value-type="float" office:value="0.403793035989311">
            <text:p>0.403793036</text:p>
          </table:table-cell>
          <table:table-cell table:formula="of:=10-10*EXP(-2/50*[.A385])" office:value-type="float" office:value="9.59237796021634">
            <text:p>9.592377960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formula="of:=[.$B$305]" office:value-type="float" office:value="0.5">
            <text:p>0.5</text:p>
          </table:table-cell>
          <table:table-cell table:formula="of:=EXP(-1/50*[.A386])*[.B386]" office:value-type="float" office:value="0.0989493495418073">
            <text:p>0.0989493495</text:p>
          </table:table-cell>
          <table:table-cell table:formula="of:=EXP(-1/50*[.A386])*1/[.B386]" office:value-type="float" office:value="0.395797398167229">
            <text:p>0.3957973982</text:p>
          </table:table-cell>
          <table:table-cell table:formula="of:=10-10*EXP(-2/50*[.A386])" office:value-type="float" office:value="9.60836104901013">
            <text:p>9.60836104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formula="of:=[.$B$305]" office:value-type="float" office:value="0.5">
            <text:p>0.5</text:p>
          </table:table-cell>
          <table:table-cell table:formula="of:=EXP(-1/50*[.A387])*[.B387]" office:value-type="float" office:value="0.0969900211454459">
            <text:p>0.0969900211</text:p>
          </table:table-cell>
          <table:table-cell table:formula="of:=EXP(-1/50*[.A387])*1/[.B387]" office:value-type="float" office:value="0.387960084581784">
            <text:p>0.3879600846</text:p>
          </table:table-cell>
          <table:table-cell table:formula="of:=10-10*EXP(-2/50*[.A387])" office:value-type="float" office:value="9.62371743192824">
            <text:p>9.623717431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formula="of:=[.$B$305]" office:value-type="float" office:value="0.5">
            <text:p>0.5</text:p>
          </table:table-cell>
          <table:table-cell table:formula="of:=EXP(-1/50*[.A388])*[.B388]" office:value-type="float" office:value="0.0950694900507603">
            <text:p>0.0950694901</text:p>
          </table:table-cell>
          <table:table-cell table:formula="of:=EXP(-1/50*[.A388])*1/[.B388]" office:value-type="float" office:value="0.380277960203041">
            <text:p>0.3802779602</text:p>
          </table:table-cell>
          <table:table-cell table:formula="of:=10-10*EXP(-2/50*[.A388])" office:value-type="float" office:value="9.63847168245954">
            <text:p>9.638471682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formula="of:=[.$B$305]" office:value-type="float" office:value="0.5">
            <text:p>0.5</text:p>
          </table:table-cell>
          <table:table-cell table:formula="of:=EXP(-1/50*[.A389])*[.B389]" office:value-type="float" office:value="0.093186988019705">
            <text:p>0.093186988</text:p>
          </table:table-cell>
          <table:table-cell table:formula="of:=EXP(-1/50*[.A389])*1/[.B389]" office:value-type="float" office:value="0.37274795207882">
            <text:p>0.3727479521</text:p>
          </table:table-cell>
          <table:table-cell table:formula="of:=10-10*EXP(-2/50*[.A389])" office:value-type="float" office:value="9.65264741055261">
            <text:p>9.65264741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[.$B$305]" office:value-type="float" office:value="0.5">
            <text:p>0.5</text:p>
          </table:table-cell>
          <table:table-cell table:formula="of:=EXP(-1/50*[.A390])*[.B390]" office:value-type="float" office:value="0.0913417620263673">
            <text:p>0.091341762</text:p>
          </table:table-cell>
          <table:table-cell table:formula="of:=EXP(-1/50*[.A390])*1/[.B390]" office:value-type="float" office:value="0.365367048105469">
            <text:p>0.3653670481</text:p>
          </table:table-cell>
          <table:table-cell table:formula="of:=10-10*EXP(-2/50*[.A390])" office:value-type="float" office:value="9.66626730039674">
            <text:p>9.666267300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formula="of:=[.$B$305]" office:value-type="float" office:value="0.5">
            <text:p>0.5</text:p>
          </table:table-cell>
          <table:table-cell table:formula="of:=EXP(-1/50*[.A391])*[.B391]" office:value-type="float" office:value="0.0895330739557466">
            <text:p>0.089533074</text:p>
          </table:table-cell>
          <table:table-cell table:formula="of:=EXP(-1/50*[.A391])*1/[.B391]" office:value-type="float" office:value="0.358132295822986">
            <text:p>0.3581322958</text:p>
          </table:table-cell>
          <table:table-cell table:formula="of:=10-10*EXP(-2/50*[.A391])" office:value-type="float" office:value="9.67935314672139">
            <text:p>9.679353146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formula="of:=[.$B$305]" office:value-type="float" office:value="0.5">
            <text:p>0.5</text:p>
          </table:table-cell>
          <table:table-cell table:formula="of:=EXP(-1/50*[.A392])*[.B392]" office:value-type="float" office:value="0.0877602003084984">
            <text:p>0.0877602003</text:p>
          </table:table-cell>
          <table:table-cell table:formula="of:=EXP(-1/50*[.A392])*1/[.B392]" office:value-type="float" office:value="0.351040801233994">
            <text:p>0.3510408012</text:p>
          </table:table-cell>
          <table:table-cell table:formula="of:=10-10*EXP(-2/50*[.A392])" office:value-type="float" office:value="9.69192588967249">
            <text:p>9.691925889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formula="of:=[.$B$305]" office:value-type="float" office:value="0.5">
            <text:p>0.5</text:p>
          </table:table-cell>
          <table:table-cell table:formula="of:=EXP(-1/50*[.A393])*[.B393]" office:value-type="float" office:value="0.0860224319115253">
            <text:p>0.0860224319</text:p>
          </table:table-cell>
          <table:table-cell table:formula="of:=EXP(-1/50*[.A393])*1/[.B393]" office:value-type="float" office:value="0.344089727646101">
            <text:p>0.3440897276</text:p>
          </table:table-cell>
          <table:table-cell table:formula="of:=10-10*EXP(-2/50*[.A393])" office:value-type="float" office:value="9.70400564832108">
            <text:p>9.704005648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formula="of:=[.$B$305]" office:value-type="float" office:value="0.5">
            <text:p>0.5</text:p>
          </table:table-cell>
          <table:table-cell table:formula="of:=EXP(-1/50*[.A394])*[.B394]" office:value-type="float" office:value="0.0843190736342977">
            <text:p>0.0843190736</text:p>
          </table:table-cell>
          <table:table-cell table:formula="of:=EXP(-1/50*[.A394])*1/[.B394]" office:value-type="float" office:value="0.337276294537191">
            <text:p>0.3372762945</text:p>
          </table:table-cell>
          <table:table-cell table:formula="of:=10-10*EXP(-2/50*[.A394])" office:value-type="float" office:value="9.71561175285816">
            <text:p>9.715611752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[.$B$305]" office:value-type="float" office:value="0.5">
            <text:p>0.5</text:p>
          </table:table-cell>
          <table:table-cell table:formula="of:=EXP(-1/50*[.A395])*[.B395]" office:value-type="float" office:value="0.0826494441107933">
            <text:p>0.0826494441</text:p>
          </table:table-cell>
          <table:table-cell table:formula="of:=EXP(-1/50*[.A395])*1/[.B395]" office:value-type="float" office:value="0.330597776443173">
            <text:p>0.3305977764</text:p>
          </table:table-cell>
          <table:table-cell table:formula="of:=10-10*EXP(-2/50*[.A395])" office:value-type="float" office:value="9.72676277552707">
            <text:p>9.726762775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formula="of:=[.$B$305]" office:value-type="float" office:value="0.5">
            <text:p>0.5</text:p>
          </table:table-cell>
          <table:table-cell table:formula="of:=EXP(-1/50*[.A396])*[.B396]" office:value-type="float" office:value="0.0810128754669404">
            <text:p>0.0810128755</text:p>
          </table:table-cell>
          <table:table-cell table:formula="of:=EXP(-1/50*[.A396])*1/[.B396]" office:value-type="float" office:value="0.324051501867761">
            <text:p>0.3240515019</text:p>
          </table:table-cell>
          <table:table-cell table:formula="of:=10-10*EXP(-2/50*[.A396])" office:value-type="float" office:value="9.73747656034312">
            <text:p>9.737476560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formula="of:=[.$B$305]" office:value-type="float" office:value="0.5">
            <text:p>0.5</text:p>
          </table:table-cell>
          <table:table-cell table:formula="of:=EXP(-1/50*[.A397])*[.B397]" office:value-type="float" office:value="0.0794087130534603">
            <text:p>0.0794087131</text:p>
          </table:table-cell>
          <table:table-cell table:formula="of:=EXP(-1/50*[.A397])*1/[.B397]" office:value-type="float" office:value="0.317634852213841">
            <text:p>0.3176348522</text:p>
          </table:table-cell>
          <table:table-cell table:formula="of:=10-10*EXP(-2/50*[.A397])" office:value-type="float" office:value="9.74777025164773">
            <text:p>9.747770251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formula="of:=[.$B$305]" office:value-type="float" office:value="0.5">
            <text:p>0.5</text:p>
          </table:table-cell>
          <table:table-cell table:formula="of:=EXP(-1/50*[.A398])*[.B398]" office:value-type="float" office:value="0.0778363151839987">
            <text:p>0.0778363152</text:p>
          </table:table-cell>
          <table:table-cell table:formula="of:=EXP(-1/50*[.A398])*1/[.B398]" office:value-type="float" office:value="0.311345260735995">
            <text:p>0.3113452607</text:p>
          </table:table-cell>
          <table:table-cell table:formula="of:=10-10*EXP(-2/50*[.A398])" office:value-type="float" office:value="9.75766032154309">
            <text:p>9.757660321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formula="of:=[.$B$305]" office:value-type="float" office:value="0.5">
            <text:p>0.5</text:p>
          </table:table-cell>
          <table:table-cell table:formula="of:=EXP(-1/50*[.A399])*[.B399]" office:value-type="float" office:value="0.0762950528784419">
            <text:p>0.0762950529</text:p>
          </table:table-cell>
          <table:table-cell table:formula="of:=EXP(-1/50*[.A399])*1/[.B399]" office:value-type="float" office:value="0.305180211513768">
            <text:p>0.3051802115</text:p>
          </table:table-cell>
          <table:table-cell table:formula="of:=10-10*EXP(-2/50*[.A399])" office:value-type="float" office:value="9.76716259625103">
            <text:p>9.767162596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[.$B$305]" office:value-type="float" office:value="0.5">
            <text:p>0.5</text:p>
          </table:table-cell>
          <table:table-cell table:formula="of:=EXP(-1/50*[.A400])*[.B400]" office:value-type="float" office:value="0.0747843096113175">
            <text:p>0.0747843096</text:p>
          </table:table-cell>
          <table:table-cell table:formula="of:=EXP(-1/50*[.A400])*1/[.B400]" office:value-type="float" office:value="0.29913723844527">
            <text:p>0.2991372384</text:p>
          </table:table-cell>
          <table:table-cell table:formula="of:=10-10*EXP(-2/50*[.A400])" office:value-type="float" office:value="9.77629228143834">
            <text:p>9.776292281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formula="of:=[.$B$305]" office:value-type="float" office:value="0.5">
            <text:p>0.5</text:p>
          </table:table-cell>
          <table:table-cell table:formula="of:=EXP(-1/50*[.A401])*[.B401]" office:value-type="float" office:value="0.0733034810651751">
            <text:p>0.0733034811</text:p>
          </table:table-cell>
          <table:table-cell table:formula="of:=EXP(-1/50*[.A401])*1/[.B401]" office:value-type="float" office:value="0.2932139242607">
            <text:p>0.2932139243</text:p>
          </table:table-cell>
          <table:table-cell table:formula="of:=10-10*EXP(-2/50*[.A401])" office:value-type="float" office:value="9.7850639865491">
            <text:p>9.785063986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formula="of:=[.$B$305]" office:value-type="float" office:value="0.5">
            <text:p>0.5</text:p>
          </table:table-cell>
          <table:table-cell table:formula="of:=EXP(-1/50*[.A402])*[.B402]" office:value-type="float" office:value="0.0718519748888515">
            <text:p>0.0718519749</text:p>
          </table:table-cell>
          <table:table-cell table:formula="of:=EXP(-1/50*[.A402])*1/[.B402]" office:value-type="float" office:value="0.287407899555406">
            <text:p>0.2874078996</text:p>
          </table:table-cell>
          <table:table-cell table:formula="of:=10-10*EXP(-2/50*[.A402])" office:value-type="float" office:value="9.79349174818288">
            <text:p>9.793491748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formula="of:=[.$B$305]" office:value-type="float" office:value="0.5">
            <text:p>0.5</text:p>
          </table:table-cell>
          <table:table-cell table:formula="of:=EXP(-1/50*[.A403])*[.B403]" office:value-type="float" office:value="0.0704292104605225">
            <text:p>0.0704292105</text:p>
          </table:table-cell>
          <table:table-cell table:formula="of:=EXP(-1/50*[.A403])*1/[.B403]" office:value-type="float" office:value="0.28171684184209">
            <text:p>0.2817168418</text:p>
          </table:table-cell>
          <table:table-cell table:formula="of:=10-10*EXP(-2/50*[.A403])" office:value-type="float" office:value="9.8015890525563">
            <text:p>9.801589052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formula="of:=[.$B$305]" office:value-type="float" office:value="0.5">
            <text:p>0.5</text:p>
          </table:table-cell>
          <table:table-cell table:formula="of:=EXP(-1/50*[.A404])*[.B404]" office:value-type="float" office:value="0.0690346186554464">
            <text:p>0.0690346187</text:p>
          </table:table-cell>
          <table:table-cell table:formula="of:=EXP(-1/50*[.A404])*1/[.B404]" office:value-type="float" office:value="0.276138474621786">
            <text:p>0.2761384746</text:p>
          </table:table-cell>
          <table:table-cell table:formula="of:=10-10*EXP(-2/50*[.A404])" office:value-type="float" office:value="9.80936885708388">
            <text:p>9.809368857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$B$305]" office:value-type="float" office:value="0.5">
            <text:p>0.5</text:p>
          </table:table-cell>
          <table:table-cell table:formula="of:=EXP(-1/50*[.A405])*[.B405]" office:value-type="float" office:value="0.0676676416183064">
            <text:p>0.0676676416</text:p>
          </table:table-cell>
          <table:table-cell table:formula="of:=EXP(-1/50*[.A405])*1/[.B405]" office:value-type="float" office:value="0.270670566473225">
            <text:p>0.2706705665</text:p>
          </table:table-cell>
          <table:table-cell table:formula="of:=10-10*EXP(-2/50*[.A405])" office:value-type="float" office:value="9.81684361111266">
            <text:p>9.81684361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f:=EXP(-1/50*[.A406])*[.B406]" office:value-type="float" office:value="0.25">
            <text:p>0.25</text:p>
          </table:table-cell>
          <table:table-cell table:formula="of:=EXP(-1/50*[.A406])*1/[.B406]" office:value-type="float" office:value="4">
            <text:p>4</text:p>
          </table:table-cell>
          <table:table-cell table:formula="of:=10-10*EXP(-2/50*[.A406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$B$406]" office:value-type="float" office:value="0.25">
            <text:p>0.25</text:p>
          </table:table-cell>
          <table:table-cell table:formula="of:=EXP(-1/50*[.A407])*[.B407]" office:value-type="float" office:value="0.245049668326689">
            <text:p>0.2450496683</text:p>
          </table:table-cell>
          <table:table-cell table:formula="of:=EXP(-1/50*[.A407])*1/[.B407]" office:value-type="float" office:value="3.92079469322702">
            <text:p>3.9207946932</text:p>
          </table:table-cell>
          <table:table-cell table:formula="of:=10-10*EXP(-2/50*[.A407])" office:value-type="float" office:value="0.392105608476768">
            <text:p>0.3921056085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$B$406]" office:value-type="float" office:value="0.25">
            <text:p>0.25</text:p>
          </table:table-cell>
          <table:table-cell table:formula="of:=EXP(-1/50*[.A408])*[.B408]" office:value-type="float" office:value="0.240197359788081">
            <text:p>0.2401973598</text:p>
          </table:table-cell>
          <table:table-cell table:formula="of:=EXP(-1/50*[.A408])*1/[.B408]" office:value-type="float" office:value="3.84315775660929">
            <text:p>3.8431577566</text:p>
          </table:table-cell>
          <table:table-cell table:formula="of:=10-10*EXP(-2/50*[.A408])" office:value-type="float" office:value="0.768836536133643">
            <text:p>0.768836536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$B$406]" office:value-type="float" office:value="0.25">
            <text:p>0.25</text:p>
          </table:table-cell>
          <table:table-cell table:formula="of:=EXP(-1/50*[.A409])*[.B409]" office:value-type="float" office:value="0.235441133396062">
            <text:p>0.2354411334</text:p>
          </table:table-cell>
          <table:table-cell table:formula="of:=EXP(-1/50*[.A409])*1/[.B409]" office:value-type="float" office:value="3.76705813433699">
            <text:p>3.7670581343</text:p>
          </table:table-cell>
          <table:table-cell table:formula="of:=10-10*EXP(-2/50*[.A409])" office:value-type="float" office:value="1.13079563282843">
            <text:p>1.130795632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$B$406]" office:value-type="float" office:value="0.25">
            <text:p>0.25</text:p>
          </table:table-cell>
          <table:table-cell table:formula="of:=EXP(-1/50*[.A410])*[.B410]" office:value-type="float" office:value="0.230779086596659">
            <text:p>0.2307790866</text:p>
          </table:table-cell>
          <table:table-cell table:formula="of:=EXP(-1/50*[.A410])*1/[.B410]" office:value-type="float" office:value="3.69246538554654">
            <text:p>3.6924653855</text:p>
          </table:table-cell>
          <table:table-cell table:formula="of:=10-10*EXP(-2/50*[.A410])" office:value-type="float" office:value="1.47856211033789">
            <text:p>1.4785621103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$B$406]" office:value-type="float" office:value="0.25">
            <text:p>0.25</text:p>
          </table:table-cell>
          <table:table-cell table:formula="of:=EXP(-1/50*[.A411])*[.B411]" office:value-type="float" office:value="0.22620935450899">
            <text:p>0.2262093545</text:p>
          </table:table-cell>
          <table:table-cell table:formula="of:=EXP(-1/50*[.A411])*1/[.B411]" office:value-type="float" office:value="3.61934967214384">
            <text:p>3.6193496721</text:p>
          </table:table-cell>
          <table:table-cell table:formula="of:=10-10*EXP(-2/50*[.A411])" office:value-type="float" office:value="1.81269246922018">
            <text:p>1.812692469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$B$406]" office:value-type="float" office:value="0.25">
            <text:p>0.25</text:p>
          </table:table-cell>
          <table:table-cell table:formula="of:=EXP(-1/50*[.A412])*[.B412]" office:value-type="float" office:value="0.221730109179289">
            <text:p>0.2217301092</text:p>
          </table:table-cell>
          <table:table-cell table:formula="of:=EXP(-1/50*[.A412])*1/[.B412]" office:value-type="float" office:value="3.54768174686863">
            <text:p>3.5476817469</text:p>
          </table:table-cell>
          <table:table-cell table:formula="of:=10-10*EXP(-2/50*[.A412])" office:value-type="float" office:value="2.13372138933447">
            <text:p>2.133721389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$B$406]" office:value-type="float" office:value="0.25">
            <text:p>0.25</text:p>
          </table:table-cell>
          <table:table-cell table:formula="of:=EXP(-1/50*[.A413])*[.B413]" office:value-type="float" office:value="0.217339558849701">
            <text:p>0.2173395588</text:p>
          </table:table-cell>
          <table:table-cell table:formula="of:=EXP(-1/50*[.A413])*1/[.B413]" office:value-type="float" office:value="3.47743294159522">
            <text:p>3.4774329416</text:p>
          </table:table-cell>
          <table:table-cell table:formula="of:=10-10*EXP(-2/50*[.A413])" office:value-type="float" office:value="2.44216258544275">
            <text:p>2.4421625854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$B$406]" office:value-type="float" office:value="0.25">
            <text:p>0.25</text:p>
          </table:table-cell>
          <table:table-cell table:formula="of:=EXP(-1/50*[.A414])*[.B414]" office:value-type="float" office:value="0.213035947241553">
            <text:p>0.2130359472</text:p>
          </table:table-cell>
          <table:table-cell table:formula="of:=EXP(-1/50*[.A414])*1/[.B414]" office:value-type="float" office:value="3.40857515586485">
            <text:p>3.4085751559</text:p>
          </table:table-cell>
          <table:table-cell table:formula="of:=10-10*EXP(-2/50*[.A414])" office:value-type="float" office:value="2.73850962926309">
            <text:p>2.7385096293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$B$406]" office:value-type="float" office:value="0.25">
            <text:p>0.25</text:p>
          </table:table-cell>
          <table:table-cell table:formula="of:=EXP(-1/50*[.A415])*[.B415]" office:value-type="float" office:value="0.208817552852818">
            <text:p>0.2088175529</text:p>
          </table:table-cell>
          <table:table-cell table:formula="of:=EXP(-1/50*[.A415])*1/[.B415]" office:value-type="float" office:value="3.34108084564509">
            <text:p>3.3410808456</text:p>
          </table:table-cell>
          <table:table-cell table:formula="of:=10-10*EXP(-2/50*[.A415])" office:value-type="float" office:value="3.02323673928969">
            <text:p>3.023236739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$B$406]" office:value-type="float" office:value="0.25">
            <text:p>0.25</text:p>
          </table:table-cell>
          <table:table-cell table:formula="of:=EXP(-1/50*[.A416])*[.B416]" office:value-type="float" office:value="0.204682688269495">
            <text:p>0.2046826883</text:p>
          </table:table-cell>
          <table:table-cell table:formula="of:=EXP(-1/50*[.A416])*1/[.B416]" office:value-type="float" office:value="3.27492301231193">
            <text:p>3.2749230123</text:p>
          </table:table-cell>
          <table:table-cell table:formula="of:=10-10*EXP(-2/50*[.A416])" office:value-type="float" office:value="3.29679953964361">
            <text:p>3.296799539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$B$406]" office:value-type="float" office:value="0.25">
            <text:p>0.25</text:p>
          </table:table-cell>
          <table:table-cell table:formula="of:=EXP(-1/50*[.A417])*[.B417]" office:value-type="float" office:value="0.20062969949062">
            <text:p>0.2006296995</text:p>
          </table:table-cell>
          <table:table-cell table:formula="of:=EXP(-1/50*[.A417])*1/[.B417]" office:value-type="float" office:value="3.21007519184991">
            <text:p>3.2100751918</text:p>
          </table:table-cell>
          <table:table-cell table:formula="of:=10-10*EXP(-2/50*[.A417])" office:value-type="float" office:value="3.55963578916859">
            <text:p>3.559635789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f:=[.$B$406]" office:value-type="float" office:value="0.25">
            <text:p>0.25</text:p>
          </table:table-cell>
          <table:table-cell table:formula="of:=EXP(-1/50*[.A418])*[.B418]" office:value-type="float" office:value="0.196656965266638">
            <text:p>0.1966569653</text:p>
          </table:table-cell>
          <table:table-cell table:formula="of:=EXP(-1/50*[.A418])*1/[.B418]" office:value-type="float" office:value="3.14651144426621">
            <text:p>3.1465114443</text:p>
          </table:table-cell>
          <table:table-cell table:formula="of:=10-10*EXP(-2/50*[.A418])" office:value-type="float" office:value="3.81216608193859">
            <text:p>3.812166081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f:=[.$B$406]" office:value-type="float" office:value="0.25">
            <text:p>0.25</text:p>
          </table:table-cell>
          <table:table-cell table:formula="of:=EXP(-1/50*[.A419])*[.B419]" office:value-type="float" office:value="0.192762896450892">
            <text:p>0.1927628965</text:p>
          </table:table-cell>
          <table:table-cell table:formula="of:=EXP(-1/50*[.A419])*1/[.B419]" office:value-type="float" office:value="3.08420634321426">
            <text:p>3.0842063432</text:p>
          </table:table-cell>
          <table:table-cell table:formula="of:=10-10*EXP(-2/50*[.A419])" office:value-type="float" office:value="4.05479452029806">
            <text:p>4.05479452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f:=[.$B$406]" office:value-type="float" office:value="0.25">
            <text:p>0.25</text:p>
          </table:table-cell>
          <table:table-cell table:formula="of:=EXP(-1/50*[.A420])*[.B420]" office:value-type="float" office:value="0.188945935363931">
            <text:p>0.1889459354</text:p>
          </table:table-cell>
          <table:table-cell table:formula="of:=EXP(-1/50*[.A420])*1/[.B420]" office:value-type="float" office:value="3.0231349658229">
            <text:p>3.0231349658</text:p>
          </table:table-cell>
          <table:table-cell table:formula="of:=10-10*EXP(-2/50*[.A420])" office:value-type="float" office:value="4.28790936151185">
            <text:p>4.28790936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[.$B$406]" office:value-type="float" office:value="0.25">
            <text:p>0.25</text:p>
          </table:table-cell>
          <table:table-cell table:formula="of:=EXP(-1/50*[.A421])*[.B421]" office:value-type="float" office:value="0.185204555170429">
            <text:p>0.1852045552</text:p>
          </table:table-cell>
          <table:table-cell table:formula="of:=EXP(-1/50*[.A421])*1/[.B421]" office:value-type="float" office:value="2.96327288272687">
            <text:p>2.9632728827</text:p>
          </table:table-cell>
          <table:table-cell table:formula="of:=10-10*EXP(-2/50*[.A421])" office:value-type="float" office:value="4.51188363905974">
            <text:p>4.511883639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$B$406]" office:value-type="float" office:value="0.25">
            <text:p>0.25</text:p>
          </table:table-cell>
          <table:table-cell table:formula="of:=EXP(-1/50*[.A422])*[.B422]" office:value-type="float" office:value="0.181537259268423">
            <text:p>0.1815372593</text:p>
          </table:table-cell>
          <table:table-cell table:formula="of:=EXP(-1/50*[.A422])*1/[.B422]" office:value-type="float" office:value="2.90459614829476">
            <text:p>2.9045961483</text:p>
          </table:table-cell>
          <table:table-cell table:formula="of:=10-10*EXP(-2/50*[.A422])" office:value-type="float" office:value="4.72707575956951">
            <text:p>4.727075759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$B$406]" office:value-type="float" office:value="0.25">
            <text:p>0.25</text:p>
          </table:table-cell>
          <table:table-cell table:formula="of:=EXP(-1/50*[.A423])*[.B423]" office:value-type="float" office:value="0.177942580690652">
            <text:p>0.1779425807</text:p>
          </table:table-cell>
          <table:table-cell table:formula="of:=EXP(-1/50*[.A423])*1/[.B423]" office:value-type="float" office:value="2.84708129105044">
            <text:p>2.8470812911</text:p>
          </table:table-cell>
          <table:table-cell table:formula="of:=10-10*EXP(-2/50*[.A423])" office:value-type="float" office:value="4.93383007634411">
            <text:p>4.933830076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formula="of:=[.$B$406]" office:value-type="float" office:value="0.25">
            <text:p>0.25</text:p>
          </table:table-cell>
          <table:table-cell table:formula="of:=EXP(-1/50*[.A424])*[.B424]" office:value-type="float" office:value="0.174419081517758">
            <text:p>0.1744190815</text:p>
          </table:table-cell>
          <table:table-cell table:formula="of:=EXP(-1/50*[.A424])*1/[.B424]" office:value-type="float" office:value="2.79070530428412">
            <text:p>2.7907053043</text:p>
          </table:table-cell>
          <table:table-cell table:formula="of:=10-10*EXP(-2/50*[.A424])" office:value-type="float" office:value="5.13247744040028">
            <text:p>5.13247744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formula="of:=[.$B$406]" office:value-type="float" office:value="0.25">
            <text:p>0.25</text:p>
          </table:table-cell>
          <table:table-cell table:formula="of:=EXP(-1/50*[.A425])*[.B425]" office:value-type="float" office:value="0.170965352303089">
            <text:p>0.1709653523</text:p>
          </table:table-cell>
          <table:table-cell table:formula="of:=EXP(-1/50*[.A425])*1/[.B425]" office:value-type="float" office:value="2.73544563684942">
            <text:p>2.7354456368</text:p>
          </table:table-cell>
          <table:table-cell table:formula="of:=10-10*EXP(-2/50*[.A425])" office:value-type="float" office:value="5.32333572990091">
            <text:p>5.323335729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[.$B$406]" office:value-type="float" office:value="0.25">
            <text:p>0.25</text:p>
          </table:table-cell>
          <table:table-cell table:formula="of:=EXP(-1/50*[.A426])*[.B426]" office:value-type="float" office:value="0.16758001150891">
            <text:p>0.1675800115</text:p>
          </table:table-cell>
          <table:table-cell table:formula="of:=EXP(-1/50*[.A426])*1/[.B426]" office:value-type="float" office:value="2.68128018414256">
            <text:p>2.6812801841</text:p>
          </table:table-cell>
          <table:table-cell table:formula="of:=10-10*EXP(-2/50*[.A426])" office:value-type="float" office:value="5.50671035882778">
            <text:p>5.506710358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formula="of:=[.$B$406]" office:value-type="float" office:value="0.25">
            <text:p>0.25</text:p>
          </table:table-cell>
          <table:table-cell table:formula="of:=EXP(-1/50*[.A427])*[.B427]" office:value-type="float" office:value="0.164261704953764">
            <text:p>0.164261705</text:p>
          </table:table-cell>
          <table:table-cell table:formula="of:=EXP(-1/50*[.A427])*1/[.B427]" office:value-type="float" office:value="2.62818727926023">
            <text:p>2.6281872793</text:p>
          </table:table-cell>
          <table:table-cell table:formula="of:=10-10*EXP(-2/50*[.A427])" office:value-type="float" office:value="5.6828947657092">
            <text:p>5.682894765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formula="of:=[.$B$406]" office:value-type="float" office:value="0.25">
            <text:p>0.25</text:p>
          </table:table-cell>
          <table:table-cell table:formula="of:=EXP(-1/50*[.A428])*[.B428]" office:value-type="float" office:value="0.161009105270785">
            <text:p>0.1610091053</text:p>
          </table:table-cell>
          <table:table-cell table:formula="of:=EXP(-1/50*[.A428])*1/[.B428]" office:value-type="float" office:value="2.57614568433257">
            <text:p>2.5761456843</text:p>
          </table:table-cell>
          <table:table-cell table:formula="of:=10-10*EXP(-2/50*[.A428])" office:value-type="float" office:value="5.85217088318419">
            <text:p>5.852170883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formula="of:=[.$B$406]" office:value-type="float" office:value="0.25">
            <text:p>0.25</text:p>
          </table:table-cell>
          <table:table-cell table:formula="of:=EXP(-1/50*[.A429])*[.B429]" office:value-type="float" office:value="0.157820911376732">
            <text:p>0.1578209114</text:p>
          </table:table-cell>
          <table:table-cell table:formula="of:=EXP(-1/50*[.A429])*1/[.B429]" office:value-type="float" office:value="2.5251345820277">
            <text:p>2.525134582</text:p>
          </table:table-cell>
          <table:table-cell table:formula="of:=10-10*EXP(-2/50*[.A429])" office:value-type="float" office:value="6.01480958915486">
            <text:p>6.014809589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formula="of:=[.$B$406]" office:value-type="float" office:value="0.25">
            <text:p>0.25</text:p>
          </table:table-cell>
          <table:table-cell table:formula="of:=EXP(-1/50*[.A430])*[.B430]" office:value-type="float" office:value="0.154695847951535">
            <text:p>0.154695848</text:p>
          </table:table-cell>
          <table:table-cell table:formula="of:=EXP(-1/50*[.A430])*1/[.B430]" office:value-type="float" office:value="2.47513356722456">
            <text:p>2.4751335672</text:p>
          </table:table-cell>
          <table:table-cell table:formula="of:=10-10*EXP(-2/50*[.A430])" office:value-type="float" office:value="6.17107114024888">
            <text:p>6.171071140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$B$406]" office:value-type="float" office:value="0.25">
            <text:p>0.25</text:p>
          </table:table-cell>
          <table:table-cell table:formula="of:=EXP(-1/50*[.A431])*[.B431]" office:value-type="float" office:value="0.151632664928158">
            <text:p>0.1516326649</text:p>
          </table:table-cell>
          <table:table-cell table:formula="of:=EXP(-1/50*[.A431])*1/[.B431]" office:value-type="float" office:value="2.42612263885053">
            <text:p>2.4261226389</text:p>
          </table:table-cell>
          <table:table-cell table:formula="of:=10-10*EXP(-2/50*[.A431])" office:value-type="float" office:value="6.32120558828558">
            <text:p>6.321205588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$B$406]" office:value-type="float" office:value="0.25">
            <text:p>0.25</text:p>
          </table:table-cell>
          <table:table-cell table:formula="of:=EXP(-1/50*[.A432])*[.B432]" office:value-type="float" office:value="0.148630136992549">
            <text:p>0.148630137</text:p>
          </table:table-cell>
          <table:table-cell table:formula="of:=EXP(-1/50*[.A432])*1/[.B432]" office:value-type="float" office:value="2.37808219188078">
            <text:p>2.3780821919</text:p>
          </table:table-cell>
          <table:table-cell table:formula="of:=10-10*EXP(-2/50*[.A432])" office:value-type="float" office:value="6.4654531804122">
            <text:p>6.465453180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$B$406]" office:value-type="float" office:value="0.25">
            <text:p>0.25</text:p>
          </table:table-cell>
          <table:table-cell table:formula="of:=EXP(-1/50*[.A433])*[.B433]" office:value-type="float" office:value="0.145687063093497">
            <text:p>0.1456870631</text:p>
          </table:table-cell>
          <table:table-cell table:formula="of:=EXP(-1/50*[.A433])*1/[.B433]" office:value-type="float" office:value="2.33099300949596">
            <text:p>2.3309930095</text:p>
          </table:table-cell>
          <table:table-cell table:formula="of:=10-10*EXP(-2/50*[.A433])" office:value-type="float" office:value="6.60404474355061">
            <text:p>6.604044743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formula="of:=[.$B$406]" office:value-type="float" office:value="0.25">
            <text:p>0.25</text:p>
          </table:table-cell>
          <table:table-cell table:formula="of:=EXP(-1/50*[.A434])*[.B434]" office:value-type="float" office:value="0.142802265962204">
            <text:p>0.142802266</text:p>
          </table:table-cell>
          <table:table-cell table:formula="of:=EXP(-1/50*[.A434])*1/[.B434]" office:value-type="float" office:value="2.28483625539526">
            <text:p>2.2848362554</text:p>
          </table:table-cell>
          <table:table-cell table:formula="of:=10-10*EXP(-2/50*[.A434])" office:value-type="float" office:value="6.73720205376961">
            <text:p>6.737202053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formula="of:=[.$B$406]" office:value-type="float" office:value="0.25">
            <text:p>0.25</text:p>
          </table:table-cell>
          <table:table-cell table:formula="of:=EXP(-1/50*[.A435])*[.B435]" office:value-type="float" office:value="0.139974591641351">
            <text:p>0.1399745916</text:p>
          </table:table-cell>
          <table:table-cell table:formula="of:=EXP(-1/50*[.A435])*1/[.B435]" office:value-type="float" office:value="2.23959346626161">
            <text:p>2.2395934663</text:p>
          </table:table-cell>
          <table:table-cell table:formula="of:=10-10*EXP(-2/50*[.A435])" office:value-type="float" office:value="6.86513819117395">
            <text:p>6.865138191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[.$B$406]" office:value-type="float" office:value="0.25">
            <text:p>0.25</text:p>
          </table:table-cell>
          <table:table-cell table:formula="of:=EXP(-1/50*[.A436])*[.B436]" office:value-type="float" office:value="0.137202909023507">
            <text:p>0.137202909</text:p>
          </table:table-cell>
          <table:table-cell table:formula="of:=EXP(-1/50*[.A436])*1/[.B436]" office:value-type="float" office:value="2.19524654437611">
            <text:p>2.1952465444</text:p>
          </table:table-cell>
          <table:table-cell table:formula="of:=10-10*EXP(-2/50*[.A436])" office:value-type="float" office:value="6.98805788087798">
            <text:p>6.988057880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formula="of:=[.$B$406]" office:value-type="float" office:value="0.25">
            <text:p>0.25</text:p>
          </table:table-cell>
          <table:table-cell table:formula="of:=EXP(-1/50*[.A437])*[.B437]" office:value-type="float" office:value="0.134486109398669">
            <text:p>0.1344861094</text:p>
          </table:table-cell>
          <table:table-cell table:formula="of:=EXP(-1/50*[.A437])*1/[.B437]" office:value-type="float" office:value="2.1517777503787">
            <text:p>2.1517777504</text:p>
          </table:table-cell>
          <table:table-cell table:formula="of:=10-10*EXP(-2/50*[.A437])" office:value-type="float" office:value="7.10615782060949">
            <text:p>7.10615782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formula="of:=[.$B$406]" office:value-type="float" office:value="0.25">
            <text:p>0.25</text:p>
          </table:table-cell>
          <table:table-cell table:formula="of:=EXP(-1/50*[.A438])*[.B438]" office:value-type="float" office:value="0.131823106010762">
            <text:p>0.131823106</text:p>
          </table:table-cell>
          <table:table-cell table:formula="of:=EXP(-1/50*[.A438])*1/[.B438]" office:value-type="float" office:value="2.10916969617219">
            <text:p>2.1091696962</text:p>
          </table:table-cell>
          <table:table-cell table:formula="of:=10-10*EXP(-2/50*[.A438])" office:value-type="float" office:value="7.21962699546806">
            <text:p>7.219626995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formula="of:=[.$B$406]" office:value-type="float" office:value="0.25">
            <text:p>0.25</text:p>
          </table:table-cell>
          <table:table-cell table:formula="of:=EXP(-1/50*[.A439])*[.B439]" office:value-type="float" office:value="0.129212833622925">
            <text:p>0.1292128336</text:p>
          </table:table-cell>
          <table:table-cell table:formula="of:=EXP(-1/50*[.A439])*1/[.B439]" office:value-type="float" office:value="2.0674053379668">
            <text:p>2.067405338</text:p>
          </table:table-cell>
          <table:table-cell table:formula="of:=10-10*EXP(-2/50*[.A439])" office:value-type="float" office:value="7.3286469803415">
            <text:p>7.328646980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formula="of:=[.$B$406]" office:value-type="float" office:value="0.25">
            <text:p>0.25</text:p>
          </table:table-cell>
          <table:table-cell table:formula="of:=EXP(-1/50*[.A440])*[.B440]" office:value-type="float" office:value="0.126654248091397">
            <text:p>0.1266542481</text:p>
          </table:table-cell>
          <table:table-cell table:formula="of:=EXP(-1/50*[.A440])*1/[.B440]" office:value-type="float" office:value="2.02646796946236">
            <text:p>2.0264679695</text:p>
          </table:table-cell>
          <table:table-cell table:formula="of:=10-10*EXP(-2/50*[.A440])" office:value-type="float" office:value="7.43339223046444">
            <text:p>7.433392230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[.$B$406]" office:value-type="float" office:value="0.25">
            <text:p>0.25</text:p>
          </table:table-cell>
          <table:table-cell table:formula="of:=EXP(-1/50*[.A441])*[.B441]" office:value-type="float" office:value="0.124146325947852">
            <text:p>0.1241463259</text:p>
          </table:table-cell>
          <table:table-cell table:formula="of:=EXP(-1/50*[.A441])*1/[.B441]" office:value-type="float" office:value="1.98634121516564">
            <text:p>1.9863412152</text:p>
          </table:table-cell>
          <table:table-cell table:formula="of:=10-10*EXP(-2/50*[.A441])" office:value-type="float" office:value="7.53403036058394">
            <text:p>7.53403036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formula="of:=[.$B$406]" office:value-type="float" office:value="0.25">
            <text:p>0.25</text:p>
          </table:table-cell>
          <table:table-cell table:formula="of:=EXP(-1/50*[.A442])*[.B442]" office:value-type="float" office:value="0.121688063989993">
            <text:p>0.121688064</text:p>
          </table:table-cell>
          <table:table-cell table:formula="of:=EXP(-1/50*[.A442])*1/[.B442]" office:value-type="float" office:value="1.94700902383989">
            <text:p>1.9470090238</text:p>
          </table:table-cell>
          <table:table-cell table:formula="of:=10-10*EXP(-2/50*[.A442])" office:value-type="float" office:value="7.63072241317878">
            <text:p>7.630722413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formula="of:=[.$B$406]" office:value-type="float" office:value="0.25">
            <text:p>0.25</text:p>
          </table:table-cell>
          <table:table-cell table:formula="of:=EXP(-1/50*[.A443])*[.B443]" office:value-type="float" office:value="0.119278478880259">
            <text:p>0.1192784789</text:p>
          </table:table-cell>
          <table:table-cell table:formula="of:=EXP(-1/50*[.A443])*1/[.B443]" office:value-type="float" office:value="1.90845566208414">
            <text:p>1.9084556621</text:p>
          </table:table-cell>
          <table:table-cell table:formula="of:=10-10*EXP(-2/50*[.A443])" office:value-type="float" office:value="7.72362311616187">
            <text:p>7.723623116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formula="of:=[.$B$406]" office:value-type="float" office:value="0.25">
            <text:p>0.25</text:p>
          </table:table-cell>
          <table:table-cell table:formula="of:=EXP(-1/50*[.A444])*[.B444]" office:value-type="float" office:value="0.116916606752477">
            <text:p>0.1169166068</text:p>
          </table:table-cell>
          <table:table-cell table:formula="of:=EXP(-1/50*[.A444])*1/[.B444]" office:value-type="float" office:value="1.87066570803964">
            <text:p>1.870665708</text:p>
          </table:table-cell>
          <table:table-cell table:formula="of:=10-10*EXP(-2/50*[.A444])" office:value-type="float" office:value="7.81288113047785">
            <text:p>7.812881130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formula="of:=[.$B$406]" office:value-type="float" office:value="0.25">
            <text:p>0.25</text:p>
          </table:table-cell>
          <table:table-cell table:formula="of:=EXP(-1/50*[.A445])*[.B445]" office:value-type="float" office:value="0.114601502826306">
            <text:p>0.1146015028</text:p>
          </table:table-cell>
          <table:table-cell table:formula="of:=EXP(-1/50*[.A445])*1/[.B445]" office:value-type="float" office:value="1.83362404522089">
            <text:p>1.8336240452</text:p>
          </table:table-cell>
          <table:table-cell table:formula="of:=10-10*EXP(-2/50*[.A445])" office:value-type="float" office:value="7.89863928799235">
            <text:p>7.89863928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$B$406]" office:value-type="float" office:value="0.25">
            <text:p>0.25</text:p>
          </table:table-cell>
          <table:table-cell table:formula="of:=EXP(-1/50*[.A446])*[.B446]" office:value-type="float" office:value="0.112332241029305">
            <text:p>0.112332241</text:p>
          </table:table-cell>
          <table:table-cell table:formula="of:=EXP(-1/50*[.A446])*1/[.B446]" office:value-type="float" office:value="1.79731585646889">
            <text:p>1.7973158565</text:p>
          </table:table-cell>
          <table:table-cell table:formula="of:=10-10*EXP(-2/50*[.A446])" office:value-type="float" office:value="7.98103482005345">
            <text:p>7.981034820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formula="of:=[.$B$406]" office:value-type="float" office:value="0.25">
            <text:p>0.25</text:p>
          </table:table-cell>
          <table:table-cell table:formula="of:=EXP(-1/50*[.A447])*[.B447]" office:value-type="float" office:value="0.1101079136265">
            <text:p>0.1101079136</text:p>
          </table:table-cell>
          <table:table-cell table:formula="of:=EXP(-1/50*[.A447])*1/[.B447]" office:value-type="float" office:value="1.761726618024">
            <text:p>1.761726618</text:p>
          </table:table-cell>
          <table:table-cell table:formula="of:=10-10*EXP(-2/50*[.A447])" office:value-type="float" office:value="8.06019957709108">
            <text:p>8.060199577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formula="of:=[.$B$406]" office:value-type="float" office:value="0.25">
            <text:p>0.25</text:p>
          </table:table-cell>
          <table:table-cell table:formula="of:=EXP(-1/50*[.A448])*[.B448]" office:value-type="float" office:value="0.10792763085727">
            <text:p>0.1079276309</text:p>
          </table:table-cell>
          <table:table-cell table:formula="of:=EXP(-1/50*[.A448])*1/[.B448]" office:value-type="float" office:value="1.72684209371632">
            <text:p>1.7268420937</text:p>
          </table:table-cell>
          <table:table-cell table:formula="of:=10-10*EXP(-2/50*[.A448])" office:value-type="float" office:value="8.1362602396059">
            <text:p>8.136260239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formula="of:=[.$B$406]" office:value-type="float" office:value="0.25">
            <text:p>0.25</text:p>
          </table:table-cell>
          <table:table-cell table:formula="of:=EXP(-1/50*[.A449])*[.B449]" office:value-type="float" office:value="0.105790520579437">
            <text:p>0.1057905206</text:p>
          </table:table-cell>
          <table:table-cell table:formula="of:=EXP(-1/50*[.A449])*1/[.B449]" office:value-type="float" office:value="1.692648329271">
            <text:p>1.6926483293</text:p>
          </table:table-cell>
          <table:table-cell table:formula="of:=10-10*EXP(-2/50*[.A449])" office:value-type="float" office:value="8.20933852088507">
            <text:p>8.20933852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formula="of:=[.$B$406]" office:value-type="float" office:value="0.25">
            <text:p>0.25</text:p>
          </table:table-cell>
          <table:table-cell table:formula="of:=EXP(-1/50*[.A450])*[.B450]" office:value-type="float" office:value="0.103695727920395">
            <text:p>0.1036957279</text:p>
          </table:table-cell>
          <table:table-cell table:formula="of:=EXP(-1/50*[.A450])*1/[.B450]" office:value-type="float" office:value="1.65913164672633">
            <text:p>1.6591316467</text:p>
          </table:table-cell>
          <table:table-cell table:formula="of:=10-10*EXP(-2/50*[.A450])" office:value-type="float" office:value="8.27955136176949">
            <text:p>8.279551361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[.$B$406]" office:value-type="float" office:value="0.25">
            <text:p>0.25</text:p>
          </table:table-cell>
          <table:table-cell table:formula="of:=EXP(-1/50*[.A451])*[.B451]" office:value-type="float" office:value="0.10164241493515">
            <text:p>0.1016424149</text:p>
          </table:table-cell>
          <table:table-cell table:formula="of:=EXP(-1/50*[.A451])*1/[.B451]" office:value-type="float" office:value="1.6262786389624">
            <text:p>1.626278639</text:p>
          </table:table-cell>
          <table:table-cell table:formula="of:=10-10*EXP(-2/50*[.A451])" office:value-type="float" office:value="8.34701111778413">
            <text:p>8.347011117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formula="of:=[.$B$406]" office:value-type="float" office:value="0.25">
            <text:p>0.25</text:p>
          </table:table-cell>
          <table:table-cell table:formula="of:=EXP(-1/50*[.A452])*[.B452]" office:value-type="float" office:value="0.0996297602711285">
            <text:p>0.0996297603</text:p>
          </table:table-cell>
          <table:table-cell table:formula="of:=EXP(-1/50*[.A452])*1/[.B452]" office:value-type="float" office:value="1.59407616433806">
            <text:p>1.5940761643</text:p>
          </table:table-cell>
          <table:table-cell table:formula="of:=10-10*EXP(-2/50*[.A452])" office:value-type="float" office:value="8.41182573893079">
            <text:p>8.411825738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formula="of:=[.$B$406]" office:value-type="float" office:value="0.25">
            <text:p>0.25</text:p>
          </table:table-cell>
          <table:table-cell table:formula="of:=EXP(-1/50*[.A453])*[.B453]" office:value-type="float" office:value="0.0976569588396303">
            <text:p>0.0976569588</text:p>
          </table:table-cell>
          <table:table-cell table:formula="of:=EXP(-1/50*[.A453])*1/[.B453]" office:value-type="float" office:value="1.56251134143408">
            <text:p>1.5625113414</text:p>
          </table:table-cell>
          <table:table-cell table:formula="of:=10-10*EXP(-2/50*[.A453])" office:value-type="float" office:value="8.47409894243116">
            <text:p>8.474098942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formula="of:=[.$B$406]" office:value-type="float" office:value="0.25">
            <text:p>0.25</text:p>
          </table:table-cell>
          <table:table-cell table:formula="of:=EXP(-1/50*[.A454])*[.B454]" office:value-type="float" office:value="0.095723221493778">
            <text:p>0.0957232215</text:p>
          </table:table-cell>
          <table:table-cell table:formula="of:=EXP(-1/50*[.A454])*1/[.B454]" office:value-type="float" office:value="1.53157154390045">
            <text:p>1.5315715439</text:p>
          </table:table-cell>
          <table:table-cell table:formula="of:=10-10*EXP(-2/50*[.A454])" office:value-type="float" office:value="8.5339303786965">
            <text:p>8.533930378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formula="of:=[.$B$406]" office:value-type="float" office:value="0.25">
            <text:p>0.25</text:p>
          </table:table-cell>
          <table:table-cell table:formula="of:=EXP(-1/50*[.A455])*[.B455]" office:value-type="float" office:value="0.0938277747128499">
            <text:p>0.0938277747</text:p>
          </table:table-cell>
          <table:table-cell table:formula="of:=EXP(-1/50*[.A455])*1/[.B455]" office:value-type="float" office:value="1.5012443954056">
            <text:p>1.5012443954</text:p>
          </table:table-cell>
          <table:table-cell table:formula="of:=10-10*EXP(-2/50*[.A455])" office:value-type="float" office:value="8.59141579078955">
            <text:p>8.591415790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.$B$406]" office:value-type="float" office:value="0.25">
            <text:p>0.25</text:p>
          </table:table-cell>
          <table:table-cell table:formula="of:=EXP(-1/50*[.A456])*[.B456]" office:value-type="float" office:value="0.0919698602928606">
            <text:p>0.0919698603</text:p>
          </table:table-cell>
          <table:table-cell table:formula="of:=EXP(-1/50*[.A456])*1/[.B456]" office:value-type="float" office:value="1.47151776468577">
            <text:p>1.4715177647</text:p>
          </table:table-cell>
          <table:table-cell table:formula="of:=10-10*EXP(-2/50*[.A456])" office:value-type="float" office:value="8.64664716763387">
            <text:p>8.646647167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.$B$406]" office:value-type="float" office:value="0.25">
            <text:p>0.25</text:p>
          </table:table-cell>
          <table:table-cell table:formula="of:=EXP(-1/50*[.A457])*[.B457]" office:value-type="float" office:value="0.0901487350432696">
            <text:p>0.090148735</text:p>
          </table:table-cell>
          <table:table-cell table:formula="of:=EXP(-1/50*[.A457])*1/[.B457]" office:value-type="float" office:value="1.44237976069231">
            <text:p>1.4423797607</text:p>
          </table:table-cell>
          <table:table-cell table:formula="of:=10-10*EXP(-2/50*[.A457])" office:value-type="float" office:value="8.69971289121574">
            <text:p>8.699712891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formula="of:=[.$B$406]" office:value-type="float" office:value="0.25">
            <text:p>0.25</text:p>
          </table:table-cell>
          <table:table-cell table:formula="of:=EXP(-1/50*[.A458])*[.B458]" office:value-type="float" office:value="0.088363670489695">
            <text:p>0.0883636705</text:p>
          </table:table-cell>
          <table:table-cell table:formula="of:=EXP(-1/50*[.A458])*1/[.B458]" office:value-type="float" office:value="1.41381872783512">
            <text:p>1.4138187278</text:p>
          </table:table-cell>
          <table:table-cell table:formula="of:=10-10*EXP(-2/50*[.A458])" office:value-type="float" office:value="8.75069787801418">
            <text:p>8.75069787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formula="of:=[.$B$406]" office:value-type="float" office:value="0.25">
            <text:p>0.25</text:p>
          </table:table-cell>
          <table:table-cell table:formula="of:=EXP(-1/50*[.A459])*[.B459]" office:value-type="float" office:value="0.0866139525825144">
            <text:p>0.0866139526</text:p>
          </table:table-cell>
          <table:table-cell table:formula="of:=EXP(-1/50*[.A459])*1/[.B459]" office:value-type="float" office:value="1.38582324132023">
            <text:p>1.3858232413</text:p>
          </table:table-cell>
          <table:table-cell table:formula="of:=10-10*EXP(-2/50*[.A459])" office:value-type="float" office:value="8.79968371488543">
            <text:p>8.799683714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formula="of:=[.$B$406]" office:value-type="float" office:value="0.25">
            <text:p>0.25</text:p>
          </table:table-cell>
          <table:table-cell table:formula="of:=EXP(-1/50*[.A460])*[.B460]" office:value-type="float" office:value="0.0848988814112348">
            <text:p>0.0848988814</text:p>
          </table:table-cell>
          <table:table-cell table:formula="of:=EXP(-1/50*[.A460])*1/[.B460]" office:value-type="float" office:value="1.35838210257976">
            <text:p>1.3583821026</text:p>
          </table:table-cell>
          <table:table-cell table:formula="of:=10-10*EXP(-2/50*[.A460])" office:value-type="float" office:value="8.84674878961937">
            <text:p>8.846748789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[.$B$406]" office:value-type="float" office:value="0.25">
            <text:p>0.25</text:p>
          </table:table-cell>
          <table:table-cell table:formula="of:=EXP(-1/50*[.A461])*[.B461]" office:value-type="float" office:value="0.0832177709245199">
            <text:p>0.0832177709</text:p>
          </table:table-cell>
          <table:table-cell table:formula="of:=EXP(-1/50*[.A461])*1/[.B461]" office:value-type="float" office:value="1.33148433479232">
            <text:p>1.3314843348</text:p>
          </table:table-cell>
          <table:table-cell table:formula="of:=10-10*EXP(-2/50*[.A461])" office:value-type="float" office:value="8.89196841637666">
            <text:p>8.891968416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formula="of:=[.$B$406]" office:value-type="float" office:value="0.25">
            <text:p>0.25</text:p>
          </table:table-cell>
          <table:table-cell table:formula="of:=EXP(-1/50*[.A462])*[.B462]" office:value-type="float" office:value="0.0815699486557599">
            <text:p>0.0815699487</text:p>
          </table:table-cell>
          <table:table-cell table:formula="of:=EXP(-1/50*[.A462])*1/[.B462]" office:value-type="float" office:value="1.30511917849216">
            <text:p>1.3051191785</text:p>
          </table:table-cell>
          <table:table-cell table:formula="of:=10-10*EXP(-2/50*[.A462])" office:value-type="float" office:value="8.93541495620747">
            <text:p>8.935414956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formula="of:=[.$B$406]" office:value-type="float" office:value="0.25">
            <text:p>0.25</text:p>
          </table:table-cell>
          <table:table-cell table:formula="of:=EXP(-1/50*[.A463])*[.B463]" office:value-type="float" office:value="0.079954755454076">
            <text:p>0.0799547555</text:p>
          </table:table-cell>
          <table:table-cell table:formula="of:=EXP(-1/50*[.A463])*1/[.B463]" office:value-type="float" office:value="1.27927608726522">
            <text:p>1.2792760873</text:p>
          </table:table-cell>
          <table:table-cell table:formula="of:=10-10*EXP(-2/50*[.A463])" office:value-type="float" office:value="8.97715793284463">
            <text:p>8.977157932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formula="of:=[.$B$406]" office:value-type="float" office:value="0.25">
            <text:p>0.25</text:p>
          </table:table-cell>
          <table:table-cell table:formula="of:=EXP(-1/50*[.A464])*[.B464]" office:value-type="float" office:value="0.0783715452206513">
            <text:p>0.0783715452</text:p>
          </table:table-cell>
          <table:table-cell table:formula="of:=EXP(-1/50*[.A464])*1/[.B464]" office:value-type="float" office:value="1.25394472353042">
            <text:p>1.2539447235</text:p>
          </table:table-cell>
          <table:table-cell table:formula="of:=10-10*EXP(-2/50*[.A464])" office:value-type="float" office:value="9.01726414395639">
            <text:p>9.01726414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formula="of:=[.$B$406]" office:value-type="float" office:value="0.25">
            <text:p>0.25</text:p>
          </table:table-cell>
          <table:table-cell table:formula="of:=EXP(-1/50*[.A465])*[.B465]" office:value-type="float" office:value="0.0768196846502828">
            <text:p>0.0768196847</text:p>
          </table:table-cell>
          <table:table-cell table:formula="of:=EXP(-1/50*[.A465])*1/[.B465]" office:value-type="float" office:value="1.22911495440453">
            <text:p>1.2291149544</text:p>
          </table:table-cell>
          <table:table-cell table:formula="of:=10-10*EXP(-2/50*[.A465])" office:value-type="float" office:value="9.05579776803698">
            <text:p>9.05579776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[.$B$406]" office:value-type="float" office:value="0.25">
            <text:p>0.25</text:p>
          </table:table-cell>
          <table:table-cell table:formula="of:=EXP(-1/50*[.A466])*[.B466]" office:value-type="float" office:value="0.0752985529780505">
            <text:p>0.075298553</text:p>
          </table:table-cell>
          <table:table-cell table:formula="of:=EXP(-1/50*[.A466])*1/[.B466]" office:value-type="float" office:value="1.20477684764881">
            <text:p>1.2047768476</text:p>
          </table:table-cell>
          <table:table-cell table:formula="of:=10-10*EXP(-2/50*[.A466])" office:value-type="float" office:value="9.09282046710588">
            <text:p>9.092820467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formula="of:=[.$B$406]" office:value-type="float" office:value="0.25">
            <text:p>0.25</text:p>
          </table:table-cell>
          <table:table-cell table:formula="of:=EXP(-1/50*[.A467])*[.B467]" office:value-type="float" office:value="0.0738075417310036">
            <text:p>0.0738075417</text:p>
          </table:table-cell>
          <table:table-cell table:formula="of:=EXP(-1/50*[.A467])*1/[.B467]" office:value-type="float" office:value="1.18092066769606">
            <text:p>1.1809206677</text:p>
          </table:table-cell>
          <table:table-cell table:formula="of:=10-10*EXP(-2/50*[.A467])" office:value-type="float" office:value="9.12839148538019">
            <text:p>9.128391485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formula="of:=[.$B$406]" office:value-type="float" office:value="0.25">
            <text:p>0.25</text:p>
          </table:table-cell>
          <table:table-cell table:formula="of:=EXP(-1/50*[.A468])*[.B468]" office:value-type="float" office:value="0.0723460544847627">
            <text:p>0.0723460545</text:p>
          </table:table-cell>
          <table:table-cell table:formula="of:=EXP(-1/50*[.A468])*1/[.B468]" office:value-type="float" office:value="1.1575368717562">
            <text:p>1.1575368718</text:p>
          </table:table-cell>
          <table:table-cell table:formula="of:=10-10*EXP(-2/50*[.A468])" office:value-type="float" office:value="9.16256774407804">
            <text:p>9.162567744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formula="of:=[.$B$406]" office:value-type="float" office:value="0.25">
            <text:p>0.25</text:p>
          </table:table-cell>
          <table:table-cell table:formula="of:=EXP(-1/50*[.A469])*[.B469]" office:value-type="float" office:value="0.0709135066249426">
            <text:p>0.0709135066</text:p>
          </table:table-cell>
          <table:table-cell table:formula="of:=EXP(-1/50*[.A469])*1/[.B469]" office:value-type="float" office:value="1.13461610599908">
            <text:p>1.134616106</text:p>
          </table:table-cell>
          <table:table-cell table:formula="of:=10-10*EXP(-2/50*[.A469])" office:value-type="float" office:value="9.19540393250468">
            <text:p>9.195403932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formula="of:=[.$B$406]" office:value-type="float" office:value="0.25">
            <text:p>0.25</text:p>
          </table:table-cell>
          <table:table-cell table:formula="of:=EXP(-1/50*[.A470])*[.B470]" office:value-type="float" office:value="0.0695093251132985">
            <text:p>0.0695093251</text:p>
          </table:table-cell>
          <table:table-cell table:formula="of:=EXP(-1/50*[.A470])*1/[.B470]" office:value-type="float" office:value="1.11214920181278">
            <text:p>1.1121492018</text:p>
          </table:table-cell>
          <table:table-cell table:formula="of:=10-10*EXP(-2/50*[.A470])" office:value-type="float" office:value="9.226952595567">
            <text:p>9.226952595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[.$B$406]" office:value-type="float" office:value="0.25">
            <text:p>0.25</text:p>
          </table:table-cell>
          <table:table-cell table:formula="of:=EXP(-1/50*[.A471])*[.B471]" office:value-type="float" office:value="0.0681329482585031">
            <text:p>0.0681329483</text:p>
          </table:table-cell>
          <table:table-cell table:formula="of:=EXP(-1/50*[.A471])*1/[.B471]" office:value-type="float" office:value="1.09012717213605">
            <text:p>1.0901271721</text:p>
          </table:table-cell>
          <table:table-cell table:formula="of:=10-10*EXP(-2/50*[.A471])" office:value-type="float" office:value="9.25726421785666">
            <text:p>9.257264217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formula="of:=[.$B$406]" office:value-type="float" office:value="0.25">
            <text:p>0.25</text:p>
          </table:table-cell>
          <table:table-cell table:formula="of:=EXP(-1/50*[.A472])*[.B472]" office:value-type="float" office:value="0.0667838254914626">
            <text:p>0.0667838255</text:p>
          </table:table-cell>
          <table:table-cell table:formula="of:=EXP(-1/50*[.A472])*1/[.B472]" office:value-type="float" office:value="1.0685412078634">
            <text:p>1.0685412079</text:p>
          </table:table-cell>
          <table:table-cell table:formula="of:=10-10*EXP(-2/50*[.A472])" office:value-type="float" office:value="9.28638730443614">
            <text:p>9.286387304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formula="of:=[.$B$406]" office:value-type="float" office:value="0.25">
            <text:p>0.25</text:p>
          </table:table-cell>
          <table:table-cell table:formula="of:=EXP(-1/50*[.A473])*[.B473]" office:value-type="float" office:value="0.0654614171450815">
            <text:p>0.0654614171</text:p>
          </table:table-cell>
          <table:table-cell table:formula="of:=EXP(-1/50*[.A473])*1/[.B473]" office:value-type="float" office:value="1.0473826743213">
            <text:p>1.0473826743</text:p>
          </table:table-cell>
          <table:table-cell table:formula="of:=10-10*EXP(-2/50*[.A473])" office:value-type="float" office:value="9.31436845845722">
            <text:p>9.314368458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formula="of:=[.$B$406]" office:value-type="float" office:value="0.25">
            <text:p>0.25</text:p>
          </table:table-cell>
          <table:table-cell table:formula="of:=EXP(-1/50*[.A474])*[.B474]" office:value-type="float" office:value="0.064165194238389">
            <text:p>0.0641651942</text:p>
          </table:table-cell>
          <table:table-cell table:formula="of:=EXP(-1/50*[.A474])*1/[.B474]" office:value-type="float" office:value="1.02664310781422">
            <text:p>1.0266431078</text:p>
          </table:table-cell>
          <table:table-cell table:formula="of:=10-10*EXP(-2/50*[.A474])" office:value-type="float" office:value="9.34125245573597">
            <text:p>9.341252455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formula="of:=[.$B$406]" office:value-type="float" office:value="0.25">
            <text:p>0.25</text:p>
          </table:table-cell>
          <table:table-cell table:formula="of:=EXP(-1/50*[.A475])*[.B475]" office:value-type="float" office:value="0.0628946382649391">
            <text:p>0.0628946383</text:p>
          </table:table-cell>
          <table:table-cell table:formula="of:=EXP(-1/50*[.A475])*1/[.B475]" office:value-type="float" office:value="1.00631421223903">
            <text:p>1.0063142122</text:p>
          </table:table-cell>
          <table:table-cell table:formula="of:=10-10*EXP(-2/50*[.A475])" office:value-type="float" office:value="9.36708231640359">
            <text:p>9.367082316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[.$B$406]" office:value-type="float" office:value="0.25">
            <text:p>0.25</text:p>
          </table:table-cell>
          <table:table-cell table:formula="of:=EXP(-1/50*[.A476])*[.B476]" office:value-type="float" office:value="0.0616492409854016">
            <text:p>0.061649241</text:p>
          </table:table-cell>
          <table:table-cell table:formula="of:=EXP(-1/50*[.A476])*1/[.B476]" office:value-type="float" office:value="0.986387855766426">
            <text:p>0.9863878558</text:p>
          </table:table-cell>
          <table:table-cell table:formula="of:=10-10*EXP(-2/50*[.A476])" office:value-type="float" office:value="9.39189937374782">
            <text:p>9.391899373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formula="of:=[.$B$406]" office:value-type="float" office:value="0.25">
            <text:p>0.25</text:p>
          </table:table-cell>
          <table:table-cell table:formula="of:=EXP(-1/50*[.A477])*[.B477]" office:value-type="float" office:value="0.0604285042242591">
            <text:p>0.0604285042</text:p>
          </table:table-cell>
          <table:table-cell table:formula="of:=EXP(-1/50*[.A477])*1/[.B477]" office:value-type="float" office:value="0.966856067588146">
            <text:p>0.9668560676</text:p>
          </table:table-cell>
          <table:table-cell table:formula="of:=10-10*EXP(-2/50*[.A477])" office:value-type="float" office:value="9.41574334035499">
            <text:p>9.4157433404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formula="of:=[.$B$406]" office:value-type="float" office:value="0.25">
            <text:p>0.25</text:p>
          </table:table-cell>
          <table:table-cell table:formula="of:=EXP(-1/50*[.A478])*[.B478]" office:value-type="float" office:value="0.0592319396705304">
            <text:p>0.0592319397</text:p>
          </table:table-cell>
          <table:table-cell table:formula="of:=EXP(-1/50*[.A478])*1/[.B478]" office:value-type="float" office:value="0.947711034728487">
            <text:p>0.9477110347</text:p>
          </table:table-cell>
          <table:table-cell table:formula="of:=10-10*EXP(-2/50*[.A478])" office:value-type="float" office:value="9.43865237165866">
            <text:p>9.438652371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formula="of:=[.$B$406]" office:value-type="float" office:value="0.25">
            <text:p>0.25</text:p>
          </table:table-cell>
          <table:table-cell table:formula="of:=EXP(-1/50*[.A479])*[.B479]" office:value-type="float" office:value="0.0580590686824397">
            <text:p>0.0580590687</text:p>
          </table:table-cell>
          <table:table-cell table:formula="of:=EXP(-1/50*[.A479])*1/[.B479]" office:value-type="float" office:value="0.928945098919035">
            <text:p>0.9289450989</text:p>
          </table:table-cell>
          <table:table-cell table:formula="of:=10-10*EXP(-2/50*[.A479])" office:value-type="float" office:value="9.46066312699644">
            <text:p>9.46066312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formula="of:=[.$B$406]" office:value-type="float" office:value="0.25">
            <text:p>0.25</text:p>
          </table:table-cell>
          <table:table-cell table:formula="of:=EXP(-1/50*[.A480])*[.B480]" office:value-type="float" office:value="0.0569094220959532">
            <text:p>0.0569094221</text:p>
          </table:table-cell>
          <table:table-cell table:formula="of:=EXP(-1/50*[.A480])*1/[.B480]" office:value-type="float" office:value="0.910550753535251">
            <text:p>0.9105507535</text:p>
          </table:table-cell>
          <table:table-cell table:formula="of:=10-10*EXP(-2/50*[.A480])" office:value-type="float" office:value="9.48181082827274">
            <text:p>9.4818108283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[.$B$406]" office:value-type="float" office:value="0.25">
            <text:p>0.25</text:p>
          </table:table-cell>
          <table:table-cell table:formula="of:=EXP(-1/50*[.A481])*[.B481]" office:value-type="float" office:value="0.0557825400371075">
            <text:p>0.05578254</text:p>
          </table:table-cell>
          <table:table-cell table:formula="of:=EXP(-1/50*[.A481])*1/[.B481]" office:value-type="float" office:value="0.892520640593719">
            <text:p>0.8925206406</text:p>
          </table:table-cell>
          <table:table-cell table:formula="of:=10-10*EXP(-2/50*[.A481])" office:value-type="float" office:value="9.50212931632136">
            <text:p>9.502129316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formula="of:=[.$B$406]" office:value-type="float" office:value="0.25">
            <text:p>0.25</text:p>
          </table:table-cell>
          <table:table-cell table:formula="of:=EXP(-1/50*[.A482])*[.B482]" office:value-type="float" office:value="0.0546779717380537">
            <text:p>0.0546779717</text:p>
          </table:table-cell>
          <table:table-cell table:formula="of:=EXP(-1/50*[.A482])*1/[.B482]" office:value-type="float" office:value="0.874847547808859">
            <text:p>0.8748475478</text:p>
          </table:table-cell>
          <table:table-cell table:formula="of:=10-10*EXP(-2/50*[.A482])" office:value-type="float" office:value="9.52165110505802">
            <text:p>9.521651105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formula="of:=[.$B$406]" office:value-type="float" office:value="0.25">
            <text:p>0.25</text:p>
          </table:table-cell>
          <table:table-cell table:formula="of:=EXP(-1/50*[.A483])*[.B483]" office:value-type="float" office:value="0.0535952753567445">
            <text:p>0.0535952754</text:p>
          </table:table-cell>
          <table:table-cell table:formula="of:=EXP(-1/50*[.A483])*1/[.B483]" office:value-type="float" office:value="0.857524405707912">
            <text:p>0.8575244057</text:p>
          </table:table-cell>
          <table:table-cell table:formula="of:=10-10*EXP(-2/50*[.A483])" office:value-type="float" office:value="9.54040743350956">
            <text:p>9.540407433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formula="of:=[.$B$406]" office:value-type="float" office:value="0.25">
            <text:p>0.25</text:p>
          </table:table-cell>
          <table:table-cell table:formula="of:=EXP(-1/50*[.A484])*[.B484]" office:value-type="float" office:value="0.0525340178001912">
            <text:p>0.0525340178</text:p>
          </table:table-cell>
          <table:table-cell table:formula="of:=EXP(-1/50*[.A484])*1/[.B484]" office:value-type="float" office:value="0.840544284803059">
            <text:p>0.8405442848</text:p>
          </table:table-cell>
          <table:table-cell table:formula="of:=10-10*EXP(-2/50*[.A484])" office:value-type="float" office:value="9.55842831580307">
            <text:p>9.558428315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formula="of:=[.$B$406]" office:value-type="float" office:value="0.25">
            <text:p>0.25</text:p>
          </table:table-cell>
          <table:table-cell table:formula="of:=EXP(-1/50*[.A485])*[.B485]" office:value-type="float" office:value="0.0514937745512209">
            <text:p>0.0514937746</text:p>
          </table:table-cell>
          <table:table-cell table:formula="of:=EXP(-1/50*[.A485])*1/[.B485]" office:value-type="float" office:value="0.823900392819534">
            <text:p>0.8239003928</text:p>
          </table:table-cell>
          <table:table-cell table:formula="of:=10-10*EXP(-2/50*[.A485])" office:value-type="float" office:value="9.57574258919489">
            <text:p>9.575742589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[.$B$406]" office:value-type="float" office:value="0.25">
            <text:p>0.25</text:p>
          </table:table-cell>
          <table:table-cell table:formula="of:=EXP(-1/50*[.A486])*[.B486]" office:value-type="float" office:value="0.0504741294986638">
            <text:p>0.0504741295</text:p>
          </table:table-cell>
          <table:table-cell table:formula="of:=EXP(-1/50*[.A486])*1/[.B486]" office:value-type="float" office:value="0.807586071978622">
            <text:p>0.807586072</text:p>
          </table:table-cell>
          <table:table-cell table:formula="of:=10-10*EXP(-2/50*[.A486])" office:value-type="float" office:value="9.59237796021634">
            <text:p>9.592377960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formula="of:=[.$B$406]" office:value-type="float" office:value="0.25">
            <text:p>0.25</text:p>
          </table:table-cell>
          <table:table-cell table:formula="of:=EXP(-1/50*[.A487])*[.B487]" office:value-type="float" office:value="0.0494746747709037">
            <text:p>0.0494746748</text:p>
          </table:table-cell>
          <table:table-cell table:formula="of:=EXP(-1/50*[.A487])*1/[.B487]" office:value-type="float" office:value="0.791594796334459">
            <text:p>0.7915947963</text:p>
          </table:table-cell>
          <table:table-cell table:formula="of:=10-10*EXP(-2/50*[.A487])" office:value-type="float" office:value="9.60836104901013">
            <text:p>9.60836104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formula="of:=[.$B$406]" office:value-type="float" office:value="0.25">
            <text:p>0.25</text:p>
          </table:table-cell>
          <table:table-cell table:formula="of:=EXP(-1/50*[.A488])*[.B488]" office:value-type="float" office:value="0.048495010572723">
            <text:p>0.0484950106</text:p>
          </table:table-cell>
          <table:table-cell table:formula="of:=EXP(-1/50*[.A488])*1/[.B488]" office:value-type="float" office:value="0.775920169163568">
            <text:p>0.7759201692</text:p>
          </table:table-cell>
          <table:table-cell table:formula="of:=10-10*EXP(-2/50*[.A488])" office:value-type="float" office:value="9.62371743192824">
            <text:p>9.623717431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formula="of:=[.$B$406]" office:value-type="float" office:value="0.25">
            <text:p>0.25</text:p>
          </table:table-cell>
          <table:table-cell table:formula="of:=EXP(-1/50*[.A489])*[.B489]" office:value-type="float" office:value="0.0475347450253801">
            <text:p>0.047534745</text:p>
          </table:table-cell>
          <table:table-cell table:formula="of:=EXP(-1/50*[.A489])*1/[.B489]" office:value-type="float" office:value="0.760555920406082">
            <text:p>0.7605559204</text:p>
          </table:table-cell>
          <table:table-cell table:formula="of:=10-10*EXP(-2/50*[.A489])" office:value-type="float" office:value="9.63847168245954">
            <text:p>9.6384716825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formula="of:=[.$B$406]" office:value-type="float" office:value="0.25">
            <text:p>0.25</text:p>
          </table:table-cell>
          <table:table-cell table:formula="of:=EXP(-1/50*[.A490])*[.B490]" office:value-type="float" office:value="0.0465934940098525">
            <text:p>0.046593494</text:p>
          </table:table-cell>
          <table:table-cell table:formula="of:=EXP(-1/50*[.A490])*1/[.B490]" office:value-type="float" office:value="0.74549590415764">
            <text:p>0.7454959042</text:p>
          </table:table-cell>
          <table:table-cell table:formula="of:=10-10*EXP(-2/50*[.A490])" office:value-type="float" office:value="9.65264741055261">
            <text:p>9.65264741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[.$B$406]" office:value-type="float" office:value="0.25">
            <text:p>0.25</text:p>
          </table:table-cell>
          <table:table-cell table:formula="of:=EXP(-1/50*[.A491])*[.B491]" office:value-type="float" office:value="0.0456708810131837">
            <text:p>0.045670881</text:p>
          </table:table-cell>
          <table:table-cell table:formula="of:=EXP(-1/50*[.A491])*1/[.B491]" office:value-type="float" office:value="0.730734096210939">
            <text:p>0.7307340962</text:p>
          </table:table-cell>
          <table:table-cell table:formula="of:=10-10*EXP(-2/50*[.A491])" office:value-type="float" office:value="9.66626730039674">
            <text:p>9.666267300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formula="of:=[.$B$406]" office:value-type="float" office:value="0.25">
            <text:p>0.25</text:p>
          </table:table-cell>
          <table:table-cell table:formula="of:=EXP(-1/50*[.A492])*[.B492]" office:value-type="float" office:value="0.0447665369778733">
            <text:p>0.044766537</text:p>
          </table:table-cell>
          <table:table-cell table:formula="of:=EXP(-1/50*[.A492])*1/[.B492]" office:value-type="float" office:value="0.716264591645973">
            <text:p>0.7162645916</text:p>
          </table:table-cell>
          <table:table-cell table:formula="of:=10-10*EXP(-2/50*[.A492])" office:value-type="float" office:value="9.67935314672139">
            <text:p>9.679353146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formula="of:=[.$B$406]" office:value-type="float" office:value="0.25">
            <text:p>0.25</text:p>
          </table:table-cell>
          <table:table-cell table:formula="of:=EXP(-1/50*[.A493])*[.B493]" office:value-type="float" office:value="0.0438801001542492">
            <text:p>0.0438801002</text:p>
          </table:table-cell>
          <table:table-cell table:formula="of:=EXP(-1/50*[.A493])*1/[.B493]" office:value-type="float" office:value="0.702081602467987">
            <text:p>0.7020816025</text:p>
          </table:table-cell>
          <table:table-cell table:formula="of:=10-10*EXP(-2/50*[.A493])" office:value-type="float" office:value="9.69192588967249">
            <text:p>9.691925889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formula="of:=[.$B$406]" office:value-type="float" office:value="0.25">
            <text:p>0.25</text:p>
          </table:table-cell>
          <table:table-cell table:formula="of:=EXP(-1/50*[.A494])*[.B494]" office:value-type="float" office:value="0.0430112159557626">
            <text:p>0.043011216</text:p>
          </table:table-cell>
          <table:table-cell table:formula="of:=EXP(-1/50*[.A494])*1/[.B494]" office:value-type="float" office:value="0.688179455292202">
            <text:p>0.6881794553</text:p>
          </table:table-cell>
          <table:table-cell table:formula="of:=10-10*EXP(-2/50*[.A494])" office:value-type="float" office:value="9.70400564832108">
            <text:p>9.704005648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formula="of:=[.$B$406]" office:value-type="float" office:value="0.25">
            <text:p>0.25</text:p>
          </table:table-cell>
          <table:table-cell table:formula="of:=EXP(-1/50*[.A495])*[.B495]" office:value-type="float" office:value="0.0421595368171489">
            <text:p>0.0421595368</text:p>
          </table:table-cell>
          <table:table-cell table:formula="of:=EXP(-1/50*[.A495])*1/[.B495]" office:value-type="float" office:value="0.674552589074382">
            <text:p>0.6745525891</text:p>
          </table:table-cell>
          <table:table-cell table:formula="of:=10-10*EXP(-2/50*[.A495])" office:value-type="float" office:value="9.71561175285816">
            <text:p>9.715611752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[.$B$406]" office:value-type="float" office:value="0.25">
            <text:p>0.25</text:p>
          </table:table-cell>
          <table:table-cell table:formula="of:=EXP(-1/50*[.A496])*[.B496]" office:value-type="float" office:value="0.0413247220553966">
            <text:p>0.0413247221</text:p>
          </table:table-cell>
          <table:table-cell table:formula="of:=EXP(-1/50*[.A496])*1/[.B496]" office:value-type="float" office:value="0.661195552886346">
            <text:p>0.6611955529</text:p>
          </table:table-cell>
          <table:table-cell table:formula="of:=10-10*EXP(-2/50*[.A496])" office:value-type="float" office:value="9.72676277552707">
            <text:p>9.726762775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formula="of:=[.$B$406]" office:value-type="float" office:value="0.25">
            <text:p>0.25</text:p>
          </table:table-cell>
          <table:table-cell table:formula="of:=EXP(-1/50*[.A497])*[.B497]" office:value-type="float" office:value="0.0405064377334702">
            <text:p>0.0405064377</text:p>
          </table:table-cell>
          <table:table-cell table:formula="of:=EXP(-1/50*[.A497])*1/[.B497]" office:value-type="float" office:value="0.648103003735523">
            <text:p>0.6481030037</text:p>
          </table:table-cell>
          <table:table-cell table:formula="of:=10-10*EXP(-2/50*[.A497])" office:value-type="float" office:value="9.73747656034312">
            <text:p>9.737476560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formula="of:=[.$B$406]" office:value-type="float" office:value="0.25">
            <text:p>0.25</text:p>
          </table:table-cell>
          <table:table-cell table:formula="of:=EXP(-1/50*[.A498])*[.B498]" office:value-type="float" office:value="0.0397043565267302">
            <text:p>0.0397043565</text:p>
          </table:table-cell>
          <table:table-cell table:formula="of:=EXP(-1/50*[.A498])*1/[.B498]" office:value-type="float" office:value="0.635269704427683">
            <text:p>0.6352697044</text:p>
          </table:table-cell>
          <table:table-cell table:formula="of:=10-10*EXP(-2/50*[.A498])" office:value-type="float" office:value="9.74777025164773">
            <text:p>9.747770251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formula="of:=[.$B$406]" office:value-type="float" office:value="0.25">
            <text:p>0.25</text:p>
          </table:table-cell>
          <table:table-cell table:formula="of:=EXP(-1/50*[.A499])*[.B499]" office:value-type="float" office:value="0.0389181575919993">
            <text:p>0.0389181576</text:p>
          </table:table-cell>
          <table:table-cell table:formula="of:=EXP(-1/50*[.A499])*1/[.B499]" office:value-type="float" office:value="0.622690521471989">
            <text:p>0.6226905215</text:p>
          </table:table-cell>
          <table:table-cell table:formula="of:=10-10*EXP(-2/50*[.A499])" office:value-type="float" office:value="9.75766032154309">
            <text:p>9.757660321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formula="of:=[.$B$406]" office:value-type="float" office:value="0.25">
            <text:p>0.25</text:p>
          </table:table-cell>
          <table:table-cell table:formula="of:=EXP(-1/50*[.A500])*[.B500]" office:value-type="float" office:value="0.038147526439221">
            <text:p>0.0381475264</text:p>
          </table:table-cell>
          <table:table-cell table:formula="of:=EXP(-1/50*[.A500])*1/[.B500]" office:value-type="float" office:value="0.610360423027535">
            <text:p>0.610360423</text:p>
          </table:table-cell>
          <table:table-cell table:formula="of:=10-10*EXP(-2/50*[.A500])" office:value-type="float" office:value="9.76716259625103">
            <text:p>9.767162596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[.$B$406]" office:value-type="float" office:value="0.25">
            <text:p>0.25</text:p>
          </table:table-cell>
          <table:table-cell table:formula="of:=EXP(-1/50*[.A501])*[.B501]" office:value-type="float" office:value="0.0373921548056588">
            <text:p>0.0373921548</text:p>
          </table:table-cell>
          <table:table-cell table:formula="of:=EXP(-1/50*[.A501])*1/[.B501]" office:value-type="float" office:value="0.59827447689054">
            <text:p>0.5982744769</text:p>
          </table:table-cell>
          <table:table-cell table:formula="of:=10-10*EXP(-2/50*[.A501])" office:value-type="float" office:value="9.77629228143834">
            <text:p>9.776292281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formula="of:=[.$B$406]" office:value-type="float" office:value="0.25">
            <text:p>0.25</text:p>
          </table:table-cell>
          <table:table-cell table:formula="of:=EXP(-1/50*[.A502])*[.B502]" office:value-type="float" office:value="0.0366517405325875">
            <text:p>0.0366517405</text:p>
          </table:table-cell>
          <table:table-cell table:formula="of:=EXP(-1/50*[.A502])*1/[.B502]" office:value-type="float" office:value="0.586427848521401">
            <text:p>0.5864278485</text:p>
          </table:table-cell>
          <table:table-cell table:formula="of:=10-10*EXP(-2/50*[.A502])" office:value-type="float" office:value="9.7850639865491">
            <text:p>9.785063986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formula="of:=[.$B$406]" office:value-type="float" office:value="0.25">
            <text:p>0.25</text:p>
          </table:table-cell>
          <table:table-cell table:formula="of:=EXP(-1/50*[.A503])*[.B503]" office:value-type="float" office:value="0.0359259874444257">
            <text:p>0.0359259874</text:p>
          </table:table-cell>
          <table:table-cell table:formula="of:=EXP(-1/50*[.A503])*1/[.B503]" office:value-type="float" office:value="0.574815799110812">
            <text:p>0.5748157991</text:p>
          </table:table-cell>
          <table:table-cell table:formula="of:=10-10*EXP(-2/50*[.A503])" office:value-type="float" office:value="9.79349174818288">
            <text:p>9.793491748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formula="of:=[.$B$406]" office:value-type="float" office:value="0.25">
            <text:p>0.25</text:p>
          </table:table-cell>
          <table:table-cell table:formula="of:=EXP(-1/50*[.A504])*[.B504]" office:value-type="float" office:value="0.0352146052302612">
            <text:p>0.0352146052</text:p>
          </table:table-cell>
          <table:table-cell table:formula="of:=EXP(-1/50*[.A504])*1/[.B504]" office:value-type="float" office:value="0.56343368368418">
            <text:p>0.5634336837</text:p>
          </table:table-cell>
          <table:table-cell table:formula="of:=10-10*EXP(-2/50*[.A504])" office:value-type="float" office:value="9.8015890525563">
            <text:p>9.801589052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formula="of:=[.$B$406]" office:value-type="float" office:value="0.25">
            <text:p>0.25</text:p>
          </table:table-cell>
          <table:table-cell table:formula="of:=EXP(-1/50*[.A505])*[.B505]" office:value-type="float" office:value="0.0345173093277232">
            <text:p>0.0345173093</text:p>
          </table:table-cell>
          <table:table-cell table:formula="of:=EXP(-1/50*[.A505])*1/[.B505]" office:value-type="float" office:value="0.552276949243571">
            <text:p>0.5522769492</text:p>
          </table:table-cell>
          <table:table-cell table:formula="of:=10-10*EXP(-2/50*[.A505])" office:value-type="float" office:value="9.80936885708388">
            <text:p>9.809368857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[.$B$406]" office:value-type="float" office:value="0.25">
            <text:p>0.25</text:p>
          </table:table-cell>
          <table:table-cell table:formula="of:=EXP(-1/50*[.A506])*[.B506]" office:value-type="float" office:value="0.0338338208091532">
            <text:p>0.0338338208</text:p>
          </table:table-cell>
          <table:table-cell table:formula="of:=EXP(-1/50*[.A506])*1/[.B506]" office:value-type="float" office:value="0.541341132946451">
            <text:p>0.5413411329</text:p>
          </table:table-cell>
          <table:table-cell table:formula="of:=10-10*EXP(-2/50*[.A506])" office:value-type="float" office:value="9.81684361111266">
            <text:p>9.816843611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Merkt</meta:initial-creator>
    <meta:creation-date>2013-06-10T10:49:06</meta:creation-date>
    <dc:date>2013-06-10T14:01:41</dc:date>
    <dc:creator>Benjamin Merkt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2530" meta:object-count="0"/>
  </office:meta>
</office:document-meta>
</file>